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12C0000012C6AD6F222.jpg"/>
  <manifest:file-entry manifest:media-type="image/jpeg" manifest:full-path="Pictures/100000000000003C000000131583F2AE.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5.5674in" table:align="center"/>
    </style:style>
    <style:style style:name="Tableau1.A" style:family="table-column">
      <style:table-column-properties style:column-width="1.8625in"/>
    </style:style>
    <style:style style:name="Tableau1.B" style:family="table-column">
      <style:table-column-properties style:column-width="3.4382in"/>
    </style:style>
    <style:style style:name="Tableau1.C" style:family="table-column">
      <style:table-column-properties style:column-width="0.2667in"/>
    </style:style>
    <style:style style:name="Tableau1.1" style:family="table-row">
      <style:table-row-properties style:min-row-height="0.2549in"/>
    </style:style>
    <style:style style:name="Tableau1.A1" style:family="table-cell">
      <style:table-cell-properties fo:padding="0.0382in" fo:border-left="0.0007in solid #000000" fo:border-right="none" fo:border-top="0.0007in solid #000000" fo:border-bottom="0.0007in solid #000000"/>
    </style:style>
    <style:style style:name="Tableau1.C1" style:family="table-cell">
      <style:table-cell-properties fo:padding="0.0382in" fo:border="0.0007in solid #000000"/>
    </style:style>
    <style:style style:name="Tableau1.A2" style:family="table-cell">
      <style:table-cell-properties fo:padding="0.0382in" fo:border-left="0.0007in solid #000000" fo:border-right="0.0007in solid #000000" fo:border-top="none" fo:border-bottom="0.0007in solid #000000"/>
    </style:style>
    <style:style style:name="Tableau1.3" style:family="table-row">
      <style:table-row-properties style:min-row-height="1.5278in"/>
    </style:style>
    <style:style style:name="Tableau1.A3" style:family="table-cell">
      <style:table-cell-properties fo:padding="0.0382in" fo:border-left="0.0007in solid #000000" fo:border-right="none" fo:border-top="none" fo:border-bottom="0.0007in solid #000000"/>
    </style:style>
    <style:style style:name="Table1" style:family="table">
      <style:table-properties style:width="5.5674in" table:align="center"/>
    </style:style>
    <style:style style:name="Table1.A" style:family="table-column">
      <style:table-column-properties style:column-width="2.5104in"/>
    </style:style>
    <style:style style:name="Table1.B" style:family="table-column">
      <style:table-column-properties style:column-width="2.7903in"/>
    </style:style>
    <style:style style:name="Table1.C" style:family="table-column">
      <style:table-column-properties style:column-width="0.2667in"/>
    </style:style>
    <style:style style:name="Table1.1" style:family="table-row">
      <style:table-row-properties style:min-row-height="0.2549in"/>
    </style:style>
    <style:style style:name="Table1.A1" style:family="table-cell">
      <style:table-cell-properties fo:padding="0.0382in" fo:border-left="0.0007in solid #000000" fo:border-right="none" fo:border-top="0.0007in solid #000000" fo:border-bottom="0.0007in solid #000000"/>
    </style:style>
    <style:style style:name="Table1.A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1.5549in"/>
    </style:style>
    <style:style style:name="Table1.A3" style:family="table-cell">
      <style:table-cell-properties fo:padding="0.0382in" fo:border-left="0.0007in solid #000000" fo:border-right="none" fo:border-top="none" fo:border-bottom="0.0007in solid #000000"/>
    </style:style>
    <style:style style:name="Tableau4" style:family="table">
      <style:table-properties style:width="1.8271in" table:align="center"/>
    </style:style>
    <style:style style:name="Tableau4.A" style:family="table-column">
      <style:table-column-properties style:column-width="1.8271in"/>
    </style:style>
    <style:style style:name="Tableau4.A1" style:family="table-cell">
      <style:table-cell-properties fo:padding="0.0382in" fo:border="0.0007in solid #000000"/>
    </style:style>
    <style:style style:name="Tableau4.A2" style:family="table-cell">
      <style:table-cell-properties fo:padding="0.0382in" fo:border-left="0.0007in solid #000000" fo:border-right="0.0007in solid #000000" fo:border-top="none" fo:border-bottom="0.0007in solid #000000"/>
    </style:style>
    <style:style style:name="Tableau4.4" style:family="table-row">
      <style:table-row-properties style:row-height="0.0194in"/>
    </style:style>
    <style:style style:name="Tableau4.8" style:family="table-row">
      <style:table-row-properties style:min-row-height="0.2778in"/>
    </style:style>
    <style:style style:name="Tableau4.12" style:family="table-row">
      <style:table-row-properties style:row-height="0.0278in"/>
    </style:style>
    <style:style style:name="Tableau7" style:family="table">
      <style:table-properties style:width="6.6924in" fo:break-before="page" table:align="margins"/>
    </style:style>
    <style:style style:name="Tableau7.A" style:family="table-column">
      <style:table-column-properties style:column-width="3.3458in" style:rel-column-width="32767*"/>
    </style:style>
    <style:style style:name="Tableau7.B" style:family="table-column">
      <style:table-column-properties style:column-width="3.3465in" style:rel-column-width="32768*"/>
    </style:style>
    <style:style style:name="Tableau7.A1" style:family="table-cell">
      <style:table-cell-properties fo:padding="0.0382in" fo:border-left="0.0007in solid #000000" fo:border-right="none" fo:border-top="0.0007in solid #000000" fo:border-bottom="0.0007in solid #000000"/>
    </style:style>
    <style:style style:name="Tableau7.B1" style:family="table-cell">
      <style:table-cell-properties fo:padding="0.0382in" fo:border="0.0007in solid #000000"/>
    </style:style>
    <style:style style:name="Tableau7.A2" style:family="table-cell">
      <style:table-cell-properties fo:padding="0.0382in" fo:border-left="0.0007in solid #000000" fo:border-right="none" fo:border-top="none" fo:border-bottom="0.0007in solid #000000"/>
    </style:style>
    <style:style style:name="Tableau7.B2" style:family="table-cell">
      <style:table-cell-properties fo:padding="0.0382in" fo:border-left="0.0007in solid #000000" fo:border-right="0.0007in solid #000000" fo:border-top="none" fo:border-bottom="0.0007in solid #000000"/>
    </style:style>
    <style:style style:name="Tableau5" style:family="table">
      <style:table-properties style:width="4.5042in" table:align="center"/>
    </style:style>
    <style:style style:name="Tableau5.A" style:family="table-column">
      <style:table-column-properties style:column-width="1.8257in"/>
    </style:style>
    <style:style style:name="Tableau5.B" style:family="table-column">
      <style:table-column-properties style:column-width="2.6785in"/>
    </style:style>
    <style:style style:name="Tableau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au5.B1" style:family="table-cell">
      <style:table-cell-properties fo:padding="0.0382in" fo:border="0.0007in solid #000000"/>
    </style:style>
    <style:style style:name="Tableau5.A2" style:family="table-cell">
      <style:table-cell-properties fo:padding="0.0382in" fo:border="none"/>
    </style:style>
    <style:style style:name="Tableau5.B2" style:family="table-cell">
      <style:table-cell-properties fo:padding="0.0382in" fo:border-left="0.0007in solid #000000" fo:border-right="0.0007in solid #000000" fo:border-top="none" fo:border-bottom="0.0007in solid #000000"/>
    </style:style>
    <style:style style:name="Tableau15" style:family="table">
      <style:table-properties style:width="3.484in" table:align="center"/>
    </style:style>
    <style:style style:name="Tableau15.A" style:family="table-column">
      <style:table-column-properties style:column-width="0.9715in"/>
    </style:style>
    <style:style style:name="Tableau15.B" style:family="table-column">
      <style:table-column-properties style:column-width="2.2438in"/>
    </style:style>
    <style:style style:name="Tableau15.C" style:family="table-column">
      <style:table-column-properties style:column-width="0.2688in"/>
    </style:style>
    <style:style style:name="Tableau15.1" style:family="table-row">
      <style:table-row-properties style:min-row-height="0.2549in"/>
    </style:style>
    <style:style style:name="Tableau15.A1" style:family="table-cell">
      <style:table-cell-properties fo:padding="0.0382in" fo:border-left="0.0007in solid #000000" fo:border-right="none" fo:border-top="0.0007in solid #000000" fo:border-bottom="0.0007in solid #000000"/>
    </style:style>
    <style:style style:name="Tableau15.A2" style:family="table-cell">
      <style:table-cell-properties fo:padding="0.0382in" fo:border-left="0.0007in solid #000000" fo:border-right="0.0007in solid #000000" fo:border-top="none" fo:border-bottom="0.0007in solid #000000"/>
    </style:style>
    <style:style style:name="Tableau15.3" style:family="table-row">
      <style:table-row-properties style:min-row-height="0.5403in"/>
    </style:style>
    <style:style style:name="Tableau15.A3" style:family="table-cell">
      <style:table-cell-properties fo:padding="0.0382in" fo:border-left="0.0007in solid #000000" fo:border-right="none" fo:border-top="none" fo:border-bottom="0.0007in solid #000000"/>
    </style:style>
    <style:style style:name="Tableau15.4" style:family="table-row">
      <style:table-row-properties style:min-row-height="0.5903in"/>
    </style:style>
    <style:style style:name="Tableau16" style:family="table">
      <style:table-properties style:width="3.4604in" table:align="center"/>
    </style:style>
    <style:style style:name="Tableau16.A" style:family="table-column">
      <style:table-column-properties style:column-width="3.1924in"/>
    </style:style>
    <style:style style:name="Tableau16.B" style:family="table-column">
      <style:table-column-properties style:column-width="0.2681in"/>
    </style:style>
    <style:style style:name="Tableau16.1" style:family="table-row">
      <style:table-row-properties style:min-row-height="0.2549in"/>
    </style:style>
    <style:style style:name="Tableau16.A1" style:family="table-cell">
      <style:table-cell-properties fo:padding="0.0382in" fo:border-left="0.0007in solid #000000" fo:border-right="none" fo:border-top="0.0007in solid #000000" fo:border-bottom="0.0007in solid #000000"/>
    </style:style>
    <style:style style:name="Tableau16.A2" style:family="table-cell">
      <style:table-cell-properties fo:padding="0.0382in" fo:border-left="0.0007in solid #000000" fo:border-right="0.0007in solid #000000" fo:border-top="none" fo:border-bottom="0.0007in solid #000000"/>
    </style:style>
    <style:style style:name="Tableau16.3" style:family="table-row">
      <style:table-row-properties style:min-row-height="1.1771in"/>
    </style:style>
    <style:style style:name="Tableau17" style:family="table">
      <style:table-properties style:width="3.484in" table:align="center"/>
    </style:style>
    <style:style style:name="Tableau17.A" style:family="table-column">
      <style:table-column-properties style:column-width="0.9715in"/>
    </style:style>
    <style:style style:name="Tableau17.B" style:family="table-column">
      <style:table-column-properties style:column-width="2.2438in"/>
    </style:style>
    <style:style style:name="Tableau17.C" style:family="table-column">
      <style:table-column-properties style:column-width="0.2688in"/>
    </style:style>
    <style:style style:name="Tableau17.1" style:family="table-row">
      <style:table-row-properties style:min-row-height="0.2549in"/>
    </style:style>
    <style:style style:name="Tableau17.A1" style:family="table-cell">
      <style:table-cell-properties fo:padding="0.0382in" fo:border-left="0.0007in solid #000000" fo:border-right="none" fo:border-top="0.0007in solid #000000" fo:border-bottom="0.0007in solid #000000"/>
    </style:style>
    <style:style style:name="Tableau17.A2" style:family="table-cell">
      <style:table-cell-properties fo:padding="0.0382in" fo:border-left="0.0007in solid #000000" fo:border-right="0.0007in solid #000000" fo:border-top="none" fo:border-bottom="0.0007in solid #000000"/>
    </style:style>
    <style:style style:name="Tableau17.3" style:family="table-row">
      <style:table-row-properties style:min-row-height="1.2229in"/>
    </style:style>
    <style:style style:name="Tableau17.A3" style:family="table-cell">
      <style:table-cell-properties fo:padding="0.0382in" fo:border-left="0.0007in solid #000000" fo:border-right="none" fo:border-top="none" fo:border-bottom="0.0007in solid #000000"/>
    </style:style>
    <style:style style:name="Tableau18" style:family="table">
      <style:table-properties style:width="3.4604in" table:align="center"/>
    </style:style>
    <style:style style:name="Tableau18.A" style:family="table-column">
      <style:table-column-properties style:column-width="1.0535in"/>
    </style:style>
    <style:style style:name="Tableau18.B" style:family="table-column">
      <style:table-column-properties style:column-width="0.1in"/>
    </style:style>
    <style:style style:name="Tableau18.C" style:family="table-column">
      <style:table-column-properties style:column-width="1.0569in"/>
    </style:style>
    <style:style style:name="Tableau18.D" style:family="table-column">
      <style:table-column-properties style:column-width="0.0965in"/>
    </style:style>
    <style:style style:name="Tableau18.E" style:family="table-column">
      <style:table-column-properties style:column-width="0.8854in"/>
    </style:style>
    <style:style style:name="Tableau18.F" style:family="table-column">
      <style:table-column-properties style:column-width="0.1757in"/>
    </style:style>
    <style:style style:name="Tableau18.G" style:family="table-column">
      <style:table-column-properties style:column-width="0.0924in"/>
    </style:style>
    <style:style style:name="Tableau18.1" style:family="table-row">
      <style:table-row-properties style:min-row-height="0.2549in"/>
    </style:style>
    <style:style style:name="Tableau18.A1" style:family="table-cell">
      <style:table-cell-properties fo:padding="0.0382in" fo:border-left="0.0007in solid #000000" fo:border-right="none" fo:border-top="0.0007in solid #000000" fo:border-bottom="0.0007in solid #000000"/>
    </style:style>
    <style:style style:name="Tableau18.A2" style:family="table-cell">
      <style:table-cell-properties fo:padding="0.0382in" fo:border-left="0.0007in solid #000000" fo:border-right="0.0007in solid #000000" fo:border-top="none" fo:border-bottom="0.0007in solid #000000"/>
    </style:style>
    <style:style style:name="Tableau18.3" style:family="table-row">
      <style:table-row-properties style:row-height="0.2104in"/>
    </style:style>
    <style:style style:name="Tableau18.A3" style:family="table-cell">
      <style:table-cell-properties fo:background-color="#ccccff" fo:padding="0.0382in" fo:border-left="0.0007in solid #000000" fo:border-right="none" fo:border-top="none" fo:border-bottom="0.0007in solid #000000">
        <style:background-image/>
      </style:table-cell-properties>
    </style:style>
    <style:style style:name="Tableau18.C3" style:family="table-cell">
      <style:table-cell-properties fo:padding="0.0382in" fo:border-left="0.0007in solid #000000" fo:border-right="none" fo:border-top="none" fo:border-bottom="0.0007in solid #000000"/>
    </style:style>
    <style:style style:name="Tableau18.4" style:family="table-row">
      <style:table-row-properties style:min-row-height="1.375in"/>
    </style:style>
    <style:style style:name="Tableau19" style:family="table">
      <style:table-properties style:width="3.4604in" table:align="center"/>
    </style:style>
    <style:style style:name="Tableau19.A" style:family="table-column">
      <style:table-column-properties style:column-width="3.1924in"/>
    </style:style>
    <style:style style:name="Tableau19.B" style:family="table-column">
      <style:table-column-properties style:column-width="0.2681in"/>
    </style:style>
    <style:style style:name="Tableau19.1" style:family="table-row">
      <style:table-row-properties style:min-row-height="0.2549in"/>
    </style:style>
    <style:style style:name="Tableau19.A1" style:family="table-cell">
      <style:table-cell-properties fo:padding="0.0382in" fo:border-left="0.0007in solid #000000" fo:border-right="none" fo:border-top="0.0007in solid #000000" fo:border-bottom="0.0007in solid #000000"/>
    </style:style>
    <style:style style:name="Tableau19.A2" style:family="table-cell">
      <style:table-cell-properties fo:padding="0.0382in" fo:border-left="0.0007in solid #000000" fo:border-right="0.0007in solid #000000" fo:border-top="none" fo:border-bottom="0.0007in solid #000000"/>
    </style:style>
    <style:style style:name="Tableau19.3" style:family="table-row">
      <style:table-row-properties style:min-row-height="1.1771in"/>
    </style:style>
    <style:style style:name="Tableau19.4" style:family="table-row">
      <style:table-row-properties style:row-height="0.1965in"/>
    </style:style>
    <style:style style:name="Table29" style:family="table">
      <style:table-properties style:width="4.5042in" table:align="center"/>
    </style:style>
    <style:style style:name="Table29.A" style:family="table-column">
      <style:table-column-properties style:column-width="1.8257in"/>
    </style:style>
    <style:style style:name="Table29.B" style:family="table-column">
      <style:table-column-properties style:column-width="2.6785in"/>
    </style:style>
    <style:style style:name="Table2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29.B1" style:family="table-cell">
      <style:table-cell-properties fo:padding="0.0382in" fo:border="0.0007in solid #000000"/>
    </style:style>
    <style:style style:name="Table29.A2" style:family="table-cell">
      <style:table-cell-properties fo:padding="0.0382in" fo:border="none"/>
    </style:style>
    <style:style style:name="Table29.B2" style:family="table-cell">
      <style:table-cell-properties fo:padding="0.0382in" fo:border-left="0.0007in solid #000000" fo:border-right="0.0007in solid #000000" fo:border-top="none" fo:border-bottom="0.0007in solid #000000"/>
    </style:style>
    <style:style style:name="Table29.6" style:family="table-row">
      <style:table-row-properties style:row-height="0.0194in"/>
    </style:style>
    <style:style style:name="Table30" style:family="table">
      <style:table-properties style:width="6.6924in" table:align="margins"/>
    </style:style>
    <style:style style:name="Table30.A" style:family="table-column">
      <style:table-column-properties style:column-width="2.125in" style:rel-column-width="20809*"/>
    </style:style>
    <style:style style:name="Table30.B" style:family="table-column">
      <style:table-column-properties style:column-width="2.6771in" style:rel-column-width="26215*"/>
    </style:style>
    <style:style style:name="Table30.C" style:family="table-column">
      <style:table-column-properties style:column-width="1.8903in" style:rel-column-width="18511*"/>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style:vertical-align=""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2" style:family="table">
      <style:table-properties style:width="5.5674in" table:align="center"/>
    </style:style>
    <style:style style:name="Table2.A" style:family="table-column">
      <style:table-column-properties style:column-width="1.8625in"/>
    </style:style>
    <style:style style:name="Table2.B" style:family="table-column">
      <style:table-column-properties style:column-width="3.4382in"/>
    </style:style>
    <style:style style:name="Table2.C" style:family="table-column">
      <style:table-column-properties style:column-width="0.2667in"/>
    </style:style>
    <style:style style:name="Table2.1" style:family="table-row">
      <style:table-row-properties style:min-row-height="0.2549in"/>
    </style:style>
    <style:style style:name="Table2.A1" style:family="table-cell">
      <style:table-cell-properties fo:padding="0.0382in" fo:border-left="0.0007in solid #000000" fo:border-right="none" fo:border-top="0.0007in solid #000000" fo:border-bottom="0.0007in solid #000000"/>
    </style:style>
    <style:style style:name="Table2.A2" style:family="table-cell">
      <style:table-cell-properties fo:padding="0.0382in" fo:border-left="0.0007in solid #000000" fo:border-right="0.0007in solid #000000" fo:border-top="none" fo:border-bottom="0.0007in solid #000000"/>
    </style:style>
    <style:style style:name="Table2.3" style:family="table-row">
      <style:table-row-properties style:min-row-height="1.5278in"/>
    </style:style>
    <style:style style:name="Table2.A3" style:family="table-cell">
      <style:table-cell-properties fo:padding="0.0382in" fo:border-left="0.0007in solid #000000" fo:border-right="none" fo:border-top="none" fo:border-bottom="0.0007in solid #000000"/>
    </style:style>
    <style:style style:name="Table39" style:family="table">
      <style:table-properties style:width="5.5674in" table:align="center"/>
    </style:style>
    <style:style style:name="Table39.A" style:family="table-column">
      <style:table-column-properties style:column-width="1.8625in"/>
    </style:style>
    <style:style style:name="Table39.B" style:family="table-column">
      <style:table-column-properties style:column-width="3.4382in"/>
    </style:style>
    <style:style style:name="Table39.C" style:family="table-column">
      <style:table-column-properties style:column-width="0.2667in"/>
    </style:style>
    <style:style style:name="Table39.1" style:family="table-row">
      <style:table-row-properties style:min-row-height="0.2549in"/>
    </style:style>
    <style:style style:name="Table39.A1" style:family="table-cell">
      <style:table-cell-properties fo:padding="0.0382in" fo:border-left="0.0007in solid #000000" fo:border-right="none" fo:border-top="0.0007in solid #000000" fo:border-bottom="0.0007in solid #000000"/>
    </style:style>
    <style:style style:name="Table39.A2" style:family="table-cell">
      <style:table-cell-properties fo:padding="0.0382in" fo:border-left="0.0007in solid #000000" fo:border-right="0.0007in solid #000000" fo:border-top="none" fo:border-bottom="0.0007in solid #000000"/>
    </style:style>
    <style:style style:name="Table39.3" style:family="table-row">
      <style:table-row-properties style:min-row-height="1.5278in"/>
    </style:style>
    <style:style style:name="Table39.A3" style:family="table-cell">
      <style:table-cell-properties fo:padding="0.0382in" fo:border-left="0.0007in solid #000000" fo:border-right="none" fo:border-top="none" fo:border-bottom="0.0007in solid #000000"/>
    </style:style>
    <style:style style:name="Tableau6" style:family="table">
      <style:table-properties style:width="3.4021in" table:align="center"/>
    </style:style>
    <style:style style:name="Tableau6.A" style:family="table-column">
      <style:table-column-properties style:column-width="1.8028in"/>
    </style:style>
    <style:style style:name="Tableau6.B" style:family="table-column">
      <style:table-column-properties style:column-width="1.5993in"/>
    </style:style>
    <style:style style:name="Tableau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au6.B1" style:family="table-cell">
      <style:table-cell-properties fo:padding="0.0382in" fo:border="0.0007in solid #000000"/>
    </style:style>
    <style:style style:name="Tableau6.A2" style:family="table-cell">
      <style:table-cell-properties fo:padding="0.0382in" fo:border="none"/>
    </style:style>
    <style:style style:name="Tableau6.B2" style:family="table-cell">
      <style:table-cell-properties fo:padding="0.0382in" fo:border-left="0.0007in solid #000000" fo:border-right="0.0007in solid #000000" fo:border-top="none" fo:border-bottom="0.0007in solid #000000"/>
    </style:style>
    <style:style style:name="Table27" style:family="table">
      <style:table-properties style:width="5.5674in" table:align="center"/>
    </style:style>
    <style:style style:name="Table27.A" style:family="table-column">
      <style:table-column-properties style:column-width="5.3007in"/>
    </style:style>
    <style:style style:name="Table27.B" style:family="table-column">
      <style:table-column-properties style:column-width="0.2667in"/>
    </style:style>
    <style:style style:name="Table27.1" style:family="table-row">
      <style:table-row-properties style:min-row-height="0.2549in"/>
    </style:style>
    <style:style style:name="Table27.A1" style:family="table-cell">
      <style:table-cell-properties fo:padding="0.0382in" fo:border-left="0.0007in solid #000000" fo:border-right="none" fo:border-top="0.0007in solid #000000" fo:border-bottom="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7.3" style:family="table-row">
      <style:table-row-properties style:min-row-height="3.1097in"/>
    </style:style>
    <style:style style:name="Table28" style:family="table">
      <style:table-properties style:width="5.5674in" table:align="center"/>
    </style:style>
    <style:style style:name="Table28.A" style:family="table-column">
      <style:table-column-properties style:column-width="5.3007in"/>
    </style:style>
    <style:style style:name="Table28.B" style:family="table-column">
      <style:table-column-properties style:column-width="0.2667in"/>
    </style:style>
    <style:style style:name="Table28.1" style:family="table-row">
      <style:table-row-properties style:min-row-height="0.2549in"/>
    </style:style>
    <style:style style:name="Table28.A1" style:family="table-cell">
      <style:table-cell-properties fo:padding="0.0382in" fo:border-left="0.0007in solid #000000" fo:border-right="none" fo:border-top="0.0007in solid #000000" fo:border-bottom="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8.3" style:family="table-row">
      <style:table-row-properties style:min-row-height="3.1097in"/>
    </style:style>
    <style:style style:name="Tableau20" style:family="table">
      <style:table-properties style:width="1.8021in" fo:margin-left="2.5306in" fo:margin-right="2.3597in" table:align="margins"/>
    </style:style>
    <style:style style:name="Tableau20.A" style:family="table-column">
      <style:table-column-properties style:column-width="1.8021in" style:rel-column-width="65535*"/>
    </style:style>
    <style:style style:name="Tableau20.A1" style:family="table-cell">
      <style:table-cell-properties fo:padding="0.0382in" fo:border="0.0007in solid #000000"/>
    </style:style>
    <style:style style:name="Tableau20.A2" style:family="table-cell">
      <style:table-cell-properties fo:padding="0.0382in" fo:border-left="0.0007in solid #000000" fo:border-right="0.0007in solid #000000" fo:border-top="none" fo:border-bottom="0.0007in solid #000000"/>
    </style:style>
    <style:style style:name="Tableau20.6" style:family="table-row">
      <style:table-row-properties style:row-height="0.0194in"/>
    </style:style>
    <style:style style:name="Table38" style:family="table">
      <style:table-properties style:width="6.6924in" fo:break-before="page" table:align="margins"/>
    </style:style>
    <style:style style:name="Table38.A" style:family="table-column">
      <style:table-column-properties style:column-width="1.8854in" style:rel-column-width="18462*"/>
    </style:style>
    <style:style style:name="Table38.B" style:family="table-column">
      <style:table-column-properties style:column-width="4.8069in" style:rel-column-width="47073*"/>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1" style:family="table">
      <style:table-properties style:width="5.5674in" table:align="center"/>
    </style:style>
    <style:style style:name="Table31.A" style:family="table-column">
      <style:table-column-properties style:column-width="1.8625in"/>
    </style:style>
    <style:style style:name="Table31.B" style:family="table-column">
      <style:table-column-properties style:column-width="3.4382in"/>
    </style:style>
    <style:style style:name="Table31.C" style:family="table-column">
      <style:table-column-properties style:column-width="0.2667in"/>
    </style:style>
    <style:style style:name="Table31.1" style:family="table-row">
      <style:table-row-properties style:min-row-height="0.2549in"/>
    </style:style>
    <style:style style:name="Table31.A1" style:family="table-cell">
      <style:table-cell-properties fo:padding="0.0382in" fo:border-left="0.0007in solid #000000" fo:border-right="none" fo:border-top="0.0007in solid #000000" fo:border-bottom="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1.3" style:family="table-row">
      <style:table-row-properties style:min-row-height="3.1097in"/>
    </style:style>
    <style:style style:name="Table31.A3" style:family="table-cell">
      <style:table-cell-properties fo:padding="0.0382in" fo:border-left="0.0007in solid #000000" fo:border-right="none" fo:border-top="none" fo:border-bottom="0.0007in solid #000000"/>
    </style:style>
    <style:style style:name="Table31.4" style:family="table-row">
      <style:table-row-properties style:min-row-height="0.2313in"/>
    </style:style>
    <style:style style:name="Table32" style:family="table">
      <style:table-properties style:width="6.6924in" table:align="margins"/>
    </style:style>
    <style:style style:name="Table32.A" style:family="table-column">
      <style:table-column-properties style:column-width="1.1097in" style:rel-column-width="10866*"/>
    </style:style>
    <style:style style:name="Table32.B" style:family="table-column">
      <style:table-column-properties style:column-width="1.6326in" style:rel-column-width="15987*"/>
    </style:style>
    <style:style style:name="Table32.C" style:family="table-column">
      <style:table-column-properties style:column-width="1.725in" style:rel-column-width="16892*"/>
    </style:style>
    <style:style style:name="Table32.D" style:family="table-column">
      <style:table-column-properties style:column-width="1.3083in" style:rel-column-width="12811*"/>
    </style:style>
    <style:style style:name="Table32.E" style:family="table-column">
      <style:table-column-properties style:column-width="0.9167in" style:rel-column-width="897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style:vertical-align="middle" fo:padding="0.0382in" fo:border-left="0.0007in solid #000000" fo:border-right="none" fo:border-top="none" fo:border-bottom="0.0007in solid #000000"/>
    </style:style>
    <style:style style:name="Table32.D2" style:family="table-cell">
      <style:table-cell-properties style:vertical-align=""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1.8861in" table:align="center"/>
    </style:style>
    <style:style style:name="Table33.A" style:family="table-column">
      <style:table-column-properties style:column-width="1.8861in"/>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33.4" style:family="table-row">
      <style:table-row-properties style:row-height="0.0278in"/>
    </style:style>
    <style:style style:name="Table34" style:family="table">
      <style:table-properties style:width="5.5674in" table:align="center"/>
    </style:style>
    <style:style style:name="Table34.A" style:family="table-column">
      <style:table-column-properties style:column-width="0.2896in"/>
    </style:style>
    <style:style style:name="Table34.B" style:family="table-column">
      <style:table-column-properties style:column-width="1.5729in"/>
    </style:style>
    <style:style style:name="Table34.C" style:family="table-column">
      <style:table-column-properties style:column-width="3.4035in"/>
    </style:style>
    <style:style style:name="Table34.D" style:family="table-column">
      <style:table-column-properties style:column-width="0.0347in"/>
    </style:style>
    <style:style style:name="Table34.E" style:family="table-column">
      <style:table-column-properties style:column-width="0.2667in"/>
    </style:style>
    <style:style style:name="Table34.1" style:family="table-row">
      <style:table-row-properties style:min-row-height="0.2549in"/>
    </style:style>
    <style:style style:name="Table34.A1" style:family="table-cell">
      <style:table-cell-properties fo:padding="0.0382in" fo:border-left="0.0007in solid #000000" fo:border-right="none" fo:border-top="0.0007in solid #000000" fo:border-bottom="0.0007in solid #000000"/>
    </style:style>
    <style:style style:name="Table34.A2" style:family="table-cell">
      <style:table-cell-properties fo:padding="0.0382in" fo:border-left="0.0007in solid #000000" fo:border-right="0.0007in solid #000000" fo:border-top="none" fo:border-bottom="0.0007in solid #000000"/>
    </style:style>
    <style:style style:name="Table34.4" style:family="table-row">
      <style:table-row-properties style:min-row-height="3.1097in"/>
    </style:style>
    <style:style style:name="Table34.A4" style:family="table-cell">
      <style:table-cell-properties fo:padding="0.0382in" fo:border-left="0.0007in solid #000000" fo:border-right="none" fo:border-top="none" fo:border-bottom="0.0007in solid #000000"/>
    </style:style>
    <style:style style:name="Table34.5" style:family="table-row">
      <style:table-row-properties style:min-row-height="0.2313in"/>
    </style:style>
    <style:style style:name="Table35" style:family="table">
      <style:table-properties style:width="5.5674in" table:align="center"/>
    </style:style>
    <style:style style:name="Table35.A" style:family="table-column">
      <style:table-column-properties style:column-width="5.3007in"/>
    </style:style>
    <style:style style:name="Table35.B" style:family="table-column">
      <style:table-column-properties style:column-width="0.2667in"/>
    </style:style>
    <style:style style:name="Table35.1" style:family="table-row">
      <style:table-row-properties style:min-row-height="0.2549in"/>
    </style:style>
    <style:style style:name="Table35.A1" style:family="table-cell">
      <style:table-cell-properties fo:padding="0.0382in" fo:border-left="0.0007in solid #000000" fo:border-right="none" fo:border-top="0.0007in solid #000000" fo:border-bottom="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5.3" style:family="table-row">
      <style:table-row-properties style:min-row-height="3.0403in"/>
    </style:style>
    <style:style style:name="Table36" style:family="table">
      <style:table-properties style:width="5.5674in" table:align="center"/>
    </style:style>
    <style:style style:name="Table36.A" style:family="table-column">
      <style:table-column-properties style:column-width="1.8625in"/>
    </style:style>
    <style:style style:name="Table36.B" style:family="table-column">
      <style:table-column-properties style:column-width="3.4382in"/>
    </style:style>
    <style:style style:name="Table36.C" style:family="table-column">
      <style:table-column-properties style:column-width="0.2667in"/>
    </style:style>
    <style:style style:name="Table36.1" style:family="table-row">
      <style:table-row-properties style:min-row-height="0.2549in"/>
    </style:style>
    <style:style style:name="Table36.A1" style:family="table-cell">
      <style:table-cell-properties fo:padding="0.0382in" fo:border-left="0.0007in solid #000000" fo:border-right="none" fo:border-top="0.0007in solid #000000" fo:border-bottom="0.0007in solid #000000"/>
    </style:style>
    <style:style style:name="Table36.A2" style:family="table-cell">
      <style:table-cell-properties fo:padding="0.0382in" fo:border-left="0.0007in solid #000000" fo:border-right="0.0007in solid #000000" fo:border-top="none" fo:border-bottom="0.0007in solid #000000"/>
    </style:style>
    <style:style style:name="Table36.3" style:family="table-row">
      <style:table-row-properties style:min-row-height="3.1097in"/>
    </style:style>
    <style:style style:name="Table36.A3" style:family="table-cell">
      <style:table-cell-properties fo:padding="0.0382in" fo:border-left="0.0007in solid #000000" fo:border-right="none" fo:border-top="none" fo:border-bottom="0.0007in solid #000000"/>
    </style:style>
    <style:style style:name="Table37" style:family="table">
      <style:table-properties style:width="4.3507in" table:align="center"/>
    </style:style>
    <style:style style:name="Table37.A" style:family="table-column">
      <style:table-column-properties style:column-width="4.084in"/>
    </style:style>
    <style:style style:name="Table37.B" style:family="table-column">
      <style:table-column-properties style:column-width="0.2667in"/>
    </style:style>
    <style:style style:name="Table37.1" style:family="table-row">
      <style:table-row-properties style:min-row-height="0.2549in"/>
    </style:style>
    <style:style style:name="Table37.A1" style:family="table-cell">
      <style:table-cell-properties fo:padding="0.0382in" fo:border-left="0.0007in solid #000000" fo:border-right="none" fo:border-top="0.0007in solid #000000" fo:border-bottom="0.0007in solid #000000"/>
    </style:style>
    <style:style style:name="Table37.A2" style:family="table-cell">
      <style:table-cell-properties fo:padding="0.0382in" fo:border-left="0.0007in solid #000000" fo:border-right="0.0007in solid #000000" fo:border-top="none" fo:border-bottom="0.0007in solid #000000"/>
    </style:style>
    <style:style style:name="Table37.3" style:family="table-row">
      <style:table-row-properties style:min-row-height="2.091in"/>
    </style:style>
    <style:style style:name="Table8" style:family="table">
      <style:table-properties style:width="3.4021in" table:align="center"/>
    </style:style>
    <style:style style:name="Table8.A" style:family="table-column">
      <style:table-column-properties style:column-width="1.8028in"/>
    </style:style>
    <style:style style:name="Table8.B" style:family="table-column">
      <style:table-column-properties style:column-width="1.5993in"/>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padding="0.0382in" fo:border="none"/>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5.5674in" table:align="center"/>
    </style:style>
    <style:style style:name="Table7.A" style:family="table-column">
      <style:table-column-properties style:column-width="5.3007in"/>
    </style:style>
    <style:style style:name="Table7.B" style:family="table-column">
      <style:table-column-properties style:column-width="0.2667in"/>
    </style:style>
    <style:style style:name="Table7.1" style:family="table-row">
      <style:table-row-properties style:min-row-height="0.2549in"/>
    </style:style>
    <style:style style:name="Table7.A1" style:family="table-cell">
      <style:table-cell-properties fo:padding="0.0382in" fo:border-left="0.0007in solid #000000" fo:border-right="none" fo:border-top="0.0007in solid #000000" fo:border-bottom="0.0007in solid #000000"/>
    </style:style>
    <style:style style:name="Table7.A2" style:family="table-cell">
      <style:table-cell-properties fo:padding="0.0382in" fo:border-left="0.0007in solid #000000" fo:border-right="0.0007in solid #000000" fo:border-top="none" fo:border-bottom="0.0007in solid #000000"/>
    </style:style>
    <style:style style:name="Table7.3" style:family="table-row">
      <style:table-row-properties style:min-row-height="0.1583in"/>
    </style:style>
    <style:style style:name="Table7.A3" style:family="table-cell">
      <style:table-cell-properties fo:padding="0.0382in" fo:border-left="0.0007in solid #000000" fo:border-right="none" fo:border-top="none" fo:border-bottom="0.0007in solid #000000"/>
    </style:style>
    <style:style style:name="Table7.4" style:family="table-row">
      <style:table-row-properties style:min-row-height="1.0382in"/>
    </style:style>
    <style:style style:name="Table7.5" style:family="table-row">
      <style:table-row-properties style:min-row-height="1.1354in"/>
    </style:style>
    <style:style style:name="Table9" style:family="table">
      <style:table-properties style:width="2.8861in" table:align="center"/>
    </style:style>
    <style:style style:name="Table9.A" style:family="table-column">
      <style:table-column-properties style:column-width="1.25in"/>
    </style:style>
    <style:style style:name="Table9.B" style:family="table-column">
      <style:table-column-properties style:column-width="1.6361in"/>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transparent" fo:padding="0.0382in" fo:border-left="none" fo:border-right="none" fo:border-top="0.0007in solid #000000" fo:border-bottom="0.0007in solid #000000">
        <style:background-image/>
      </style:table-cell-properties>
    </style:style>
    <style:style style:name="Table9.A2" style:family="table-cell">
      <style:table-cell-properties fo:padding="0.0382in" fo:border="none"/>
    </style:style>
    <style:style style:name="Table10" style:family="table">
      <style:table-properties style:width="1.5604in" table:align="margins"/>
    </style:style>
    <style:style style:name="Table10.A" style:family="table-column">
      <style:table-column-properties style:column-width="0.3903in" style:rel-column-width="16383*"/>
    </style:style>
    <style:style style:name="Table10.D" style:family="table-column">
      <style:table-column-properties style:column-width="0.3903in" style:rel-column-width="16386*"/>
    </style:style>
    <style:style style:name="Tab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0.C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background-color="#ccccff" fo:padding="0.0382in" fo:border-left="0.0007in solid #000000" fo:border-right="none" fo:border-top="none" fo:border-bottom="0.0007in solid #000000">
        <style:background-image/>
      </style:table-cell-properties>
    </style:style>
    <style:style style:name="Table10.C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6.2993in" table:align="center"/>
    </style:style>
    <style:style style:name="Table11.A" style:family="table-column">
      <style:table-column-properties style:column-width="6.041in"/>
    </style:style>
    <style:style style:name="Table11.B" style:family="table-column">
      <style:table-column-properties style:column-width="0.2583in"/>
    </style:style>
    <style:style style:name="Table11.1" style:family="table-row">
      <style:table-row-properties style:min-row-height="0.2549in"/>
    </style:style>
    <style:style style:name="Table11.A1" style:family="table-cell">
      <style:table-cell-properties fo:padding="0.0382in" fo:border-left="0.0007in solid #000000" fo:border-right="none" fo:border-top="0.0007in solid #000000" fo:border-bottom="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1.3" style:family="table-row">
      <style:table-row-properties style:min-row-height="4.2208in"/>
    </style:style>
    <style:style style:name="Table12" style:family="table">
      <style:table-properties style:width="6.2188in" table:align="left"/>
    </style:style>
    <style:style style:name="Table12.A" style:family="table-column">
      <style:table-column-properties style:column-width="2.8333in"/>
    </style:style>
    <style:style style:name="Table12.B" style:family="table-column">
      <style:table-column-properties style:column-width="0.2778in"/>
    </style:style>
    <style:style style:name="Table12.C" style:family="table-column">
      <style:table-column-properties style:column-width="2.8576in"/>
    </style:style>
    <style:style style:name="Table12.D" style:family="table-column">
      <style:table-column-properties style:column-width="0.25in"/>
    </style:style>
    <style:style style:name="Table12.1" style:family="table-row">
      <style:table-row-properties style:min-row-height="0.2292in"/>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2" style:family="table-row">
      <style:table-row-properties style:min-row-height="1.6535in"/>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2.3" style:family="table-row">
      <style:table-row-properties style:min-row-height="0.2535in"/>
    </style:style>
    <style:style style:name="Table13" style:family="table">
      <style:table-properties style:width="1.5833in" fo:margin-left="3.2854in" fo:margin-right="1.8236in" table:align="margins"/>
    </style:style>
    <style:style style:name="Table13.A" style:family="table-column">
      <style:table-column-properties style:column-width="1.5833in" style:rel-column-width="65535*"/>
    </style:style>
    <style:style style:name="Table13.A1" style:family="table-cell">
      <style:table-cell-properties fo:background-color="transparent" fo:padding="0.0382in" fo:border="0.0007in solid #000000">
        <style:background-image/>
      </style:table-cell-properties>
    </style:style>
    <style:style style:name="Table14" style:family="table">
      <style:table-properties style:width="1.5069in" table:align="margins"/>
    </style:style>
    <style:style style:name="Table14.A" style:family="table-column">
      <style:table-column-properties style:column-width="0.3764in" style:rel-column-width="16383*"/>
    </style:style>
    <style:style style:name="Table14.D" style:family="table-column">
      <style:table-column-properties style:column-width="0.3771in" style:rel-column-width="16386*"/>
    </style:style>
    <style:style style:name="Tab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4.D1" style:family="table-cell">
      <style:table-cell-properties fo:padding="0.0382in" fo:border="0.0007in solid #000000"/>
    </style:style>
    <style:style style:name="Table14.A2" style:family="table-cell">
      <style:table-cell-properties fo:background-color="#ccccff" fo:padding="0.0382in" fo:border-left="0.0007in solid #000000" fo:border-right="none" fo:border-top="none" fo:border-bottom="0.0007in solid #000000">
        <style:background-image/>
      </style:table-cell-properties>
    </style:style>
    <style:style style:name="Table14.D2" style:family="table-cell">
      <style:table-cell-properties fo:padding="0.0382in" fo:border-left="0.0007in solid #000000" fo:border-right="0.0007in solid #000000" fo:border-top="none" fo:border-bottom="0.0007in solid #000000"/>
    </style:style>
    <style:style style:name="Table14.A4" style:family="table-cell">
      <style:table-cell-properties fo:padding="0.0382in" fo:border-left="0.0007in solid #000000" fo:border-right="none" fo:border-top="none" fo:border-bottom="0.0007in solid #000000"/>
    </style:style>
    <style:style style:name="Table15" style:family="table">
      <style:table-properties style:width="6.1889in" table:align="center"/>
    </style:style>
    <style:style style:name="Table15.A" style:family="table-column">
      <style:table-column-properties style:column-width="5.8965in"/>
    </style:style>
    <style:style style:name="Table15.B" style:family="table-column">
      <style:table-column-properties style:column-width="0.2924in"/>
    </style:style>
    <style:style style:name="Table15.1" style:family="table-row">
      <style:table-row-properties style:min-row-height="0.2549in"/>
    </style:style>
    <style:style style:name="Table15.A1" style:family="table-cell">
      <style:table-cell-properties fo:padding="0.0382in" fo:border-left="0.0007in solid #000000" fo:border-right="none" fo:border-top="0.0007in solid #000000" fo:border-bottom="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5.3" style:family="table-row">
      <style:table-row-properties style:min-row-height="5.1896in"/>
    </style:style>
    <style:style style:name="Table16" style:family="table">
      <style:table-properties style:width="6.1132in" table:align="margins"/>
    </style:style>
    <style:style style:name="Table16.A" style:family="table-column">
      <style:table-column-properties style:column-width="1.7917in" style:rel-column-width="19207*"/>
    </style:style>
    <style:style style:name="Table16.B" style:family="table-column">
      <style:table-column-properties style:column-width="0.2458in" style:rel-column-width="2635*"/>
    </style:style>
    <style:style style:name="Table16.C" style:family="table-column">
      <style:table-column-properties style:column-width="1.7854in" style:rel-column-width="19140*"/>
    </style:style>
    <style:style style:name="Table16.D" style:family="table-column">
      <style:table-column-properties style:column-width="0.2521in" style:rel-column-width="2702*"/>
    </style:style>
    <style:style style:name="Table16.E" style:family="table-column">
      <style:table-column-properties style:column-width="2.0382in" style:rel-column-width="21851*"/>
    </style:style>
    <style:style style:name="Table16.1" style:family="table-row">
      <style:table-row-properties style:min-row-height="0.2708in"/>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2" style:family="table-row">
      <style:table-row-properties style:min-row-height="1.3472in"/>
    </style:style>
    <style:style style:name="Table16.A2" style:family="table-cell">
      <style:table-cell-properties fo:padding="0.0382in" fo:border-left="0.0007in solid #000000" fo:border-right="none" fo:border-top="none" fo:border-bottom="0.0007in solid #000000"/>
    </style:style>
    <style:style style:name="Table16.3" style:family="table-row">
      <style:table-row-properties style:min-row-height="1.5729in"/>
    </style:style>
    <style:style style:name="Table16.E3" style:family="table-cell">
      <style:table-cell-properties fo:padding="0.0382in" fo:border-left="0.0007in solid #000000" fo:border-right="0.0007in solid #000000" fo:border-top="none" fo:border-bottom="0.0007in solid #000000"/>
    </style:style>
    <style:style style:name="Table16.4" style:family="table-row">
      <style:table-row-properties style:min-row-height="1.5833in"/>
    </style:style>
    <style:style style:name="Table17" style:family="table">
      <style:table-properties style:width="5.5674in" table:align="center"/>
    </style:style>
    <style:style style:name="Table17.A" style:family="table-column">
      <style:table-column-properties style:column-width="5.3007in"/>
    </style:style>
    <style:style style:name="Table17.B" style:family="table-column">
      <style:table-column-properties style:column-width="0.2667in"/>
    </style:style>
    <style:style style:name="Table17.1" style:family="table-row">
      <style:table-row-properties style:min-row-height="0.2549in"/>
    </style:style>
    <style:style style:name="Table17.A1" style:family="table-cell">
      <style:table-cell-properties fo:padding="0.0382in" fo:border-left="0.0007in solid #000000" fo:border-right="none" fo:border-top="0.0007in solid #000000" fo:border-bottom="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7.3" style:family="table-row">
      <style:table-row-properties style:min-row-height="2.9083in"/>
    </style:style>
    <style:style style:name="Table18" style:family="table">
      <style:table-properties style:width="5.491in" table:align="margins"/>
    </style:style>
    <style:style style:name="Table18.A" style:family="table-column">
      <style:table-column-properties style:column-width="2.4583in" style:rel-column-width="29340*"/>
    </style:style>
    <style:style style:name="Table18.B" style:family="table-column">
      <style:table-column-properties style:column-width="0.2868in" style:rel-column-width="3423*"/>
    </style:style>
    <style:style style:name="Table18.C" style:family="table-column">
      <style:table-column-properties style:column-width="2.484in" style:rel-column-width="29646*"/>
    </style:style>
    <style:style style:name="Table18.D" style:family="table-column">
      <style:table-column-properties style:column-width="0.2618in" style:rel-column-width="3126*"/>
    </style:style>
    <style:style style:name="Table18.1" style:family="table-row">
      <style:table-row-properties style:min-row-height="0.218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2" style:family="table-row">
      <style:table-row-properties style:min-row-height="2.316in"/>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5674in" table:align="center"/>
    </style:style>
    <style:style style:name="Table19.A" style:family="table-column">
      <style:table-column-properties style:column-width="5.3007in"/>
    </style:style>
    <style:style style:name="Table19.B" style:family="table-column">
      <style:table-column-properties style:column-width="0.2667in"/>
    </style:style>
    <style:style style:name="Table19.1" style:family="table-row">
      <style:table-row-properties style:min-row-height="0.2549in"/>
    </style:style>
    <style:style style:name="Table19.A1" style:family="table-cell">
      <style:table-cell-properties fo:padding="0.0382in" fo:border-left="0.0007in solid #000000" fo:border-right="none" fo:border-top="0.0007in solid #000000" fo:border-bottom="0.0007in solid #000000"/>
    </style:style>
    <style:style style:name="Table19.A2" style:family="table-cell">
      <style:table-cell-properties fo:padding="0.0382in" fo:border-left="0.0007in solid #000000" fo:border-right="0.0007in solid #000000" fo:border-top="none" fo:border-bottom="0.0007in solid #000000"/>
    </style:style>
    <style:style style:name="Table19.3" style:family="table-row">
      <style:table-row-properties style:min-row-height="3.5229in"/>
    </style:style>
    <style:style style:name="Table19.4" style:family="table-row">
      <style:table-row-properties style:min-row-height="0.3438in"/>
    </style:style>
    <style:style style:name="Table20" style:family="table">
      <style:table-properties style:width="5.5674in" table:align="center"/>
    </style:style>
    <style:style style:name="Table20.A" style:family="table-column">
      <style:table-column-properties style:column-width="5.3007in"/>
    </style:style>
    <style:style style:name="Table20.B" style:family="table-column">
      <style:table-column-properties style:column-width="0.2667in"/>
    </style:style>
    <style:style style:name="Table20.1" style:family="table-row">
      <style:table-row-properties style:min-row-height="0.2549in"/>
    </style:style>
    <style:style style:name="Table20.A1" style:family="table-cell">
      <style:table-cell-properties fo:padding="0.0382in" fo:border-left="0.0007in solid #000000" fo:border-right="none" fo:border-top="0.0007in solid #000000" fo:border-bottom="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0.3" style:family="table-row">
      <style:table-row-properties style:min-row-height="2.9292in"/>
    </style:style>
    <style:style style:name="Table20.4" style:family="table-row">
      <style:table-row-properties style:min-row-height="0.3333in"/>
    </style:style>
    <style:style style:name="Table21" style:family="table">
      <style:table-properties style:width="5.5674in" table:align="center"/>
    </style:style>
    <style:style style:name="Table21.A" style:family="table-column">
      <style:table-column-properties style:column-width="5.3007in"/>
    </style:style>
    <style:style style:name="Table21.B" style:family="table-column">
      <style:table-column-properties style:column-width="0.2667in"/>
    </style:style>
    <style:style style:name="Table21.1" style:family="table-row">
      <style:table-row-properties style:min-row-height="0.2549in"/>
    </style:style>
    <style:style style:name="Table21.A1" style:family="table-cell">
      <style:table-cell-properties fo:padding="0.0382in" fo:border-left="0.0007in solid #000000" fo:border-right="none" fo:border-top="0.0007in solid #000000" fo:border-bottom="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1.3" style:family="table-row">
      <style:table-row-properties style:min-row-height="2.9292in"/>
    </style:style>
    <style:style style:name="Table21.A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1.4" style:family="table-row">
      <style:table-row-properties style:min-row-height="0.3333in"/>
    </style:style>
    <style:style style:name="Table24" style:family="table">
      <style:table-properties style:width="6.2993in" table:align="center"/>
    </style:style>
    <style:style style:name="Table24.A" style:family="table-column">
      <style:table-column-properties style:column-width="6.041in"/>
    </style:style>
    <style:style style:name="Table24.B" style:family="table-column">
      <style:table-column-properties style:column-width="0.2583in"/>
    </style:style>
    <style:style style:name="Table24.1" style:family="table-row">
      <style:table-row-properties style:min-row-height="0.2549in"/>
    </style:style>
    <style:style style:name="Table24.A1" style:family="table-cell">
      <style:table-cell-properties fo:padding="0.0382in" fo:border-left="0.0007in solid #000000" fo:border-right="none" fo:border-top="0.0007in solid #000000" fo:border-bottom="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4.3" style:family="table-row">
      <style:table-row-properties style:min-row-height="4.2208in"/>
    </style:style>
    <style:style style:name="Table25" style:family="table">
      <style:table-properties style:width="6.2188in" table:align="left"/>
    </style:style>
    <style:style style:name="Table25.A" style:family="table-column">
      <style:table-column-properties style:column-width="2.8333in"/>
    </style:style>
    <style:style style:name="Table25.B" style:family="table-column">
      <style:table-column-properties style:column-width="0.2778in"/>
    </style:style>
    <style:style style:name="Table25.C" style:family="table-column">
      <style:table-column-properties style:column-width="2.8576in"/>
    </style:style>
    <style:style style:name="Table25.D" style:family="table-column">
      <style:table-column-properties style:column-width="0.25in"/>
    </style:style>
    <style:style style:name="Table25.1" style:family="table-row">
      <style:table-row-properties style:min-row-height="0.2292in"/>
    </style:style>
    <style:style style:name="Table25.A1" style:family="table-cell">
      <style:table-cell-properties fo:padding="0.0382in" fo:border-left="0.0007in solid #000000" fo:border-right="none" fo:border-top="0.0007in solid #000000" fo:border-bottom="0.0007in solid #000000"/>
    </style:style>
    <style:style style:name="Table25.D1" style:family="table-cell">
      <style:table-cell-properties fo:padding="0.0382in" fo:border="0.0007in solid #000000"/>
    </style:style>
    <style:style style:name="Table25.2" style:family="table-row">
      <style:table-row-properties style:min-row-height="1.6535in"/>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5.3" style:family="table-row">
      <style:table-row-properties style:min-row-height="0.2535in"/>
    </style:style>
    <style:style style:name="Table23" style:family="table">
      <style:table-properties style:width="4.4375in" fo:margin-left="0.8167in" fo:margin-right="1.4382in" table:align="margins"/>
    </style:style>
    <style:style style:name="Table23.A" style:family="table-column">
      <style:table-column-properties style:column-width="1.6354in" style:rel-column-width="24152*"/>
    </style:style>
    <style:style style:name="Table23.B" style:family="table-column">
      <style:table-column-properties style:column-width="1.6042in" style:rel-column-width="23691*"/>
    </style:style>
    <style:style style:name="Table23.C" style:family="table-column">
      <style:table-column-properties style:column-width="1.1979in" style:rel-column-width="17692*"/>
    </style:style>
    <style:style style:name="Table2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23.B1" style:family="table-cell">
      <style:table-cell-properties fo:padding="0.0382in" fo:border-left="0.0007in solid #000000" fo:border-right="none" fo:border-top="0.0007in solid #000000" fo:border-bottom="0.0007in solid #000000"/>
    </style:style>
    <style:style style:name="Table23.C1" style:family="table-cell">
      <style:table-cell-properties fo:background-color="transparent" fo:padding="0in" fo:border="none">
        <style:background-image/>
      </style:table-cell-properties>
    </style:style>
    <style:style style:name="Table23.A2" style:family="table-cell">
      <style:table-cell-properties fo:padding="0in" fo:border="none"/>
    </style:style>
    <style:style style:name="Table23.B2" style:family="table-cell">
      <style:table-cell-properties fo:background-color="#ccccff" fo:padding="0.0382in" fo:border-left="0.0007in solid #000000" fo:border-right="none" fo:border-top="none" fo:border-bottom="0.0007in solid #000000">
        <style:background-image/>
      </style:table-cell-properties>
    </style:style>
    <style:style style:name="Table23.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6" style:family="table-row">
      <style:table-row-properties style:row-height="0.0194in"/>
    </style:style>
    <style:style style:name="Table26" style:family="table">
      <style:table-properties style:width="4.4368in" table:align="center"/>
    </style:style>
    <style:style style:name="Table26.A" style:family="table-column">
      <style:table-column-properties style:column-width="2.5396in"/>
    </style:style>
    <style:style style:name="Table26.B" style:family="table-column">
      <style:table-column-properties style:column-width="1.8972in"/>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background-color="transparent" fo:padding="0in" fo:border="none">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3" style:family="table-row">
      <style:table-row-properties style:row-height="0.0194in"/>
    </style:style>
    <style:style style:name="Table26.A5" style:family="table-cell">
      <style:table-cell-properties fo:background-color="#ccccff" fo:padding="0.0382in" fo:border-left="0.0007in solid #000000" fo:border-right="none" fo:border-top="none" fo:border-bottom="0.0007in solid #000000">
        <style:background-image/>
      </style:table-cell-properties>
    </style:style>
    <style:style style:name="Table26.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4.4368in" table:align="center"/>
    </style:style>
    <style:style style:name="Table3.A" style:family="table-column">
      <style:table-column-properties style:column-width="1.6042in"/>
    </style:style>
    <style:style style:name="Table3.B" style:family="table-column">
      <style:table-column-properties style:column-width="2.8326in"/>
    </style:style>
    <style:style style:name="Tab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A2" style:family="table-cell">
      <style:table-cell-properties fo:background-color="transparent" fo:padding="0in" fo:border="none">
        <style:background-image/>
      </style:table-cell-properties>
    </style:style>
    <style:style style:name="P1"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ext-properties style:font-name="Nimbus Roman No9 L" fo:font-size="12pt" style:font-size-asian="12pt" style:font-size-complex="12pt"/>
    </style:style>
    <style:style style:name="P4"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Nimbus Roman No9 L" fo:font-size="12pt" style:font-size-asian="12pt" style:font-size-complex="12pt"/>
    </style:style>
    <style:style style:name="P7" style:family="paragraph" style:parent-style-name="Standard">
      <style:paragraph-properties fo:text-align="start" style:justify-single-word="false"/>
      <style:text-properties style:font-name="Nimbus Roman No9 L" fo:font-size="12pt" style:font-size-asian="12pt" style:font-size-complex="12pt"/>
    </style:style>
    <style:style style:name="P8" style:family="paragraph" style:parent-style-name="Standard">
      <style:paragraph-properties fo:text-align="justify" style:justify-single-word="false"/>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style:font-size-asian="12pt" style:font-style-asian="italic" style:font-size-complex="12pt" style:font-style-complex="italic"/>
    </style:style>
    <style:style style:name="P12"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Nimbus Roman No9 L" fo:font-size="12pt" fo:font-style="normal" style:text-underline-style="solid" style:text-underline-width="auto" style:text-underline-color="font-color"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P15"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Nimbus Roman No9 L" fo:font-size="12pt" style:text-underline-style="solid" style:text-underline-width="auto" style:text-underline-color="font-color" style:font-size-asian="12pt" style:font-size-complex="12pt"/>
    </style:style>
    <style:style style:name="P18" style:family="paragraph" style:parent-style-name="Standard">
      <style:paragraph-properties fo:text-align="justify" style:justify-single-word="false"/>
      <style:text-properties style:font-name="Nimbus Roman No9 L" fo:font-size="12pt" style:text-underline-style="solid" style:text-underline-width="auto" style:text-underline-color="font-color"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Nimbus Roman No9 L" fo:font-size="10pt" fo:font-style="italic" style:text-underline-style="none"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center" style:justify-single-word="false"/>
      <style:text-properties style:font-name="Nimbus Roman No9 L" fo:font-size="10pt" fo:font-style="italic" style:font-size-asian="10pt" style:font-style-asian="italic" style:font-size-complex="10pt" style:font-style-complex="italic"/>
    </style:style>
    <style:style style:name="P22" style:family="paragraph" style:parent-style-name="Standard">
      <style:paragraph-properties fo:text-align="justify" style:justify-single-word="false"/>
      <style:text-properties style:font-name="Nimbus Roman No9 L" fo:font-size="10pt" fo:font-style="italic" style:font-size-asian="10pt" style:font-style-asian="italic" style:font-size-complex="10pt" style:font-style-complex="italic"/>
    </style:style>
    <style:style style:name="P23" style:family="paragraph" style:parent-style-name="Standard">
      <style:paragraph-properties style:text-autospace="none"/>
      <style:text-properties style:font-name="Nimbus Roman No9 L" fo:font-weight="normal" style:font-weight-asian="normal" style:font-weight-complex="normal"/>
    </style:style>
    <style:style style:name="P24" style:family="paragraph" style:parent-style-name="Standard">
      <style:paragraph-properties fo:text-align="justify" style:justify-single-word="false"/>
      <style:text-properties style:font-name="Nimbus Roman No9 L" fo:font-weight="normal" style:font-weight-asian="normal" style:font-weight-complex="normal"/>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style:use-window-font-color="true"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justify" style:justify-single-word="false"/>
      <style:text-properties style:use-window-font-color="true"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style:use-window-font-color="true" style:font-name="Nimbus Roman No9 L" fo:font-size="10pt" fo:font-style="italic" style:text-underline-style="none" fo:font-weight="normal"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justify" style:justify-single-word="false"/>
      <style:text-properties style:use-window-font-color="true" style:font-name="Nimbus Roman No9 L"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1"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text-align="justify" style:justify-single-word="false" fo:break-before="pag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text-align="justify" style:justify-single-word="false" fo:break-before="page" fo:background-color="#ffcc99">
        <style:background-image/>
      </style:paragraph-properties>
      <style:text-properties style:use-window-font-color="true"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4" style:family="paragraph" style:parent-style-name="Standard">
      <style:paragraph-properties fo:text-align="justify" style:justify-single-word="false" fo:break-before="page" fo:background-color="#ffcc99">
        <style:background-image/>
      </style:paragraph-properties>
      <style:text-properties fo:font-style="italic" fo:font-weight="bold" style:font-style-asian="italic" style:font-weight-asian="bold" style:font-style-complex="italic" style:font-weight-complex="bold"/>
    </style:style>
    <style:style style:name="P35" style:family="paragraph" style:parent-style-name="Standard">
      <style:paragraph-properties fo:text-align="justify" style:justify-single-word="false" fo:break-before="page" fo:background-color="#000000">
        <style:background-image/>
      </style:paragraph-properties>
      <style:text-properties fo:color="#ff6309" fo:font-size="14pt"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fo:break-before="page"/>
      <style:text-properties style:font-name="Nimbus Roman No9 L" fo:font-size="12pt" style:font-size-asian="12pt" style:font-size-complex="12pt"/>
    </style:style>
    <style:style style:name="P37" style:family="paragraph" style:parent-style-name="Standard">
      <style:paragraph-properties fo:text-align="justify" style:justify-single-word="false" fo:break-before="page"/>
      <style:text-properties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fo:break-before="page"/>
      <style:text-properties style:font-name="Nimbus Roman No9 L" fo:font-size="12pt" style:text-underline-style="none" fo:font-weight="normal" style:font-size-asian="12pt" style:font-weight-asian="normal" style:font-size-complex="12pt" style:font-weight-complex="normal"/>
    </style:style>
    <style:style style:name="P39" style:family="paragraph" style:parent-style-name="Standard">
      <style:paragraph-properties fo:text-align="justify" style:justify-single-word="false" fo:break-before="page"/>
      <style:text-properties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fo:break-before="page"/>
      <style:text-properties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fo:break-before="page"/>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fo:break-before="pag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fo:break-before="page" fo:background-color="transparent">
        <style:background-image/>
      </style:paragraph-properties>
      <style:text-properties style:use-window-font-color="true"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text-align="justify" style:justify-single-word="false"/>
    </style:style>
    <style:style style:name="P45" style:family="paragraph" style:parent-style-name="Table_20_Contents">
      <style:paragraph-properties fo:text-align="center" style:justify-single-word="false"/>
      <style:text-properties style:font-name="Nimbus Roman No9 L" fo:font-size="12pt" fo:font-style="italic" style:font-size-asian="12pt" style:font-style-asian="italic" style:font-size-complex="12pt" style:font-style-complex="italic"/>
    </style:style>
    <style:style style:name="P46" style:family="paragraph" style:parent-style-name="Table_20_Contents">
      <style:paragraph-properties fo:text-align="start" style:justify-single-word="false"/>
      <style:text-properties style:font-name="Nimbus Roman No9 L" fo:font-size="12pt" fo:font-style="italic" style:font-size-asian="12pt" style:font-style-asian="italic" style:font-size-complex="12pt" style:font-style-complex="italic"/>
    </style:style>
    <style:style style:name="P47" style:family="paragraph" style:parent-style-name="Table_20_Contents">
      <style:paragraph-properties fo:text-align="justify" style:justify-single-word="false"/>
      <style:text-properties style:font-name="Nimbus Roman No9 L" fo:font-size="12pt" fo:font-style="italic" style:font-size-asian="12pt" style:font-style-asian="italic" style:font-size-complex="12pt" style:font-style-complex="italic"/>
    </style:style>
    <style:style style:name="P48" style:family="paragraph" style:parent-style-name="Table_20_Contents">
      <style:paragraph-properties fo:text-align="center" style:justify-single-word="false"/>
      <style:text-properties style:font-name="Nimbus Roman No9 L"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Table_20_Contents">
      <style:paragraph-properties fo:text-align="center" style:justify-single-word="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Table_20_Contents">
      <style:paragraph-properties fo:text-align="justify" style:justify-single-word="false"/>
      <style:text-properties style:font-name="Nimbus Roman No9 L" fo:font-size="12pt" style:font-size-asian="12pt" style:font-size-complex="12pt"/>
    </style:style>
    <style:style style:name="P51" style:family="paragraph" style:parent-style-name="Table_20_Contents">
      <style:paragraph-properties fo:text-align="start" style:justify-single-word="false"/>
      <style:text-properties style:font-name="Nimbus Roman No9 L" fo:font-size="12pt" style:font-size-asian="12pt" style:font-size-complex="12pt"/>
    </style:style>
    <style:style style:name="P52" style:family="paragraph" style:parent-style-name="Table_20_Contents">
      <style:paragraph-properties fo:text-align="center" style:justify-single-word="false"/>
      <style:text-properties style:font-name="Nimbus Roman No9 L" fo:font-size="12pt" style:font-size-asian="12pt" style:font-size-complex="12pt"/>
    </style:style>
    <style:style style:name="P53" style:family="paragraph" style:parent-style-name="Table_20_Contents">
      <style:paragraph-properties fo:text-align="center" style:justify-single-word="false"/>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Table_20_Contents">
      <style:paragraph-properties fo:text-align="justify" style:justify-single-word="false"/>
      <style:text-properties style:font-name="Nimbus Roman No9 L" fo:font-size="12pt" fo:font-style="normal" style:font-size-asian="12pt" style:font-style-asian="normal" style:font-size-complex="12pt" style:font-style-complex="normal"/>
    </style:style>
    <style:style style:name="P55" style:family="paragraph" style:parent-style-name="Table_20_Contents">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text-align="center" style:justify-single-word="false"/>
      <style:text-properties style:font-name="Nimbus Roman No9 L" fo:font-size="12pt" fo:font-weight="bold"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Nimbus Roman No9 L" fo:font-size="10pt" fo:font-style="normal" style:font-size-asian="10pt" style:font-style-asian="normal" style:font-size-complex="10pt" style:font-style-complex="normal"/>
    </style:style>
    <style:style style:name="P58" style:family="paragraph" style:parent-style-name="Table_20_Contents">
      <style:paragraph-properties fo:text-align="center" style:justify-single-word="false"/>
      <style:text-properties style:font-name="Nimbus Roman No9 L" fo:font-size="10pt" fo:font-style="normal" style:font-size-asian="10pt" style:font-style-asian="normal" style:font-size-complex="10pt" style:font-style-complex="normal"/>
    </style:style>
    <style:style style:name="P59" style:family="paragraph" style:parent-style-name="Table_20_Contents">
      <style:paragraph-properties fo:text-align="start" style:justify-single-word="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text-align="start" style:justify-single-word="false"/>
      <style:text-properties style:font-name="Nimbus Roman No9 L"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Table_20_Contents">
      <style:paragraph-properties fo:text-align="justify" style:justify-single-word="false"/>
      <style:text-properties style:font-name="Nimbus Roman No9 L" fo:font-size="9pt" fo:font-style="italic" style:font-size-asian="9pt" style:font-style-asian="italic" style:font-size-complex="9pt" style:font-style-complex="italic"/>
    </style:style>
    <style:style style:name="P62" style:family="paragraph" style:parent-style-name="Table_20_Contents">
      <style:paragraph-properties fo:text-align="start" style:justify-single-word="false"/>
      <style:text-properties style:font-name="Nimbus Roman No9 L" fo:font-size="9pt" fo:font-style="italic" style:font-size-asian="9pt" style:font-style-asian="italic" style:font-size-complex="9pt" style:font-style-complex="italic"/>
    </style:style>
    <style:style style:name="P63" style:family="paragraph" style:parent-style-name="Table_20_Contents">
      <style:paragraph-properties fo:text-align="justify" style:justify-single-word="false"/>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text-align="justify" style:justify-single-word="false"/>
      <style:text-properties style:use-window-font-color="true" style:font-name="Nimbus Roman No9 L" fo:font-size="12pt" fo:font-style="italic" style:font-size-asian="12pt" style:font-style-asian="italic" style:font-size-complex="12pt" style:font-style-complex="italic"/>
    </style:style>
    <style:style style:name="P65" style:family="paragraph" style:parent-style-name="Table_20_Contents">
      <style:paragraph-properties fo:text-align="start" style:justify-single-word="false"/>
      <style:text-properties style:use-window-font-color="true" style:font-name="Nimbus Roman No9 L" fo:font-size="12pt" fo:font-weight="normal"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use-window-font-color="true" style:font-name="Nimbus Roman No9 L" fo:font-size="12pt" style:font-size-asian="12pt" style:font-size-complex="12pt"/>
    </style:style>
    <style:style style:name="P67" style:family="paragraph" style:parent-style-name="Table_20_Contents">
      <style:paragraph-properties fo:text-align="justify" style:justify-single-word="false"/>
      <style:text-properties fo:color="#0066cc" style:font-name="Nimbus Roman No9 L" fo:font-size="12pt" fo:font-style="italic" style:font-size-asian="12pt" style:font-style-asian="italic" style:font-size-complex="12pt" style:font-style-complex="italic"/>
    </style:style>
    <style:style style:name="P68" style:family="paragraph" style:parent-style-name="Table_20_Contents">
      <style:paragraph-properties fo:text-align="justify" style:justify-single-word="false"/>
      <style:text-properties fo:color="#0084d1" style:font-name="Nimbus Roman No9 L" fo:font-size="12pt" fo:font-style="italic" style:font-size-asian="12pt" style:font-style-asian="italic" style:font-size-complex="12pt" style:font-style-complex="italic"/>
    </style:style>
    <style:style style:name="P69" style:family="paragraph" style:parent-style-name="Table_20_Contents">
      <style:paragraph-properties fo:text-align="center" style:justify-single-word="false"/>
      <style:text-properties fo:color="#ff6309" style:font-name="Nimbus Roman No9 L" fo:font-size="12pt" fo:font-style="italic" style:font-size-asian="12pt" style:font-style-asian="italic" style:font-size-complex="12pt" style:font-style-complex="italic"/>
    </style:style>
    <style:style style:name="P70" style:family="paragraph" style:parent-style-name="Table_20_Contents">
      <style:paragraph-properties fo:text-align="center" style:justify-single-word="false"/>
      <style:text-properties fo:color="#ff6309" style:font-name="Nimbus Roman No9 L"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justify" style:justify-single-word="false" fo:padding="0.0291in" fo:border-left="none" fo:border-right="none" fo:border-top="none" fo:border-bottom="0.0138in solid #000000" style:join-border="false"/>
    </style:style>
    <style:style style:name="P72" style:family="paragraph" style:parent-style-name="Standard">
      <style:paragraph-properties fo:text-align="justify" style:justify-single-word="false" fo:background-color="transparent">
        <style:background-image/>
      </style:paragraph-properties>
      <style:text-properties style:font-name="Nimbus Roman No9 L" fo:font-size="12pt" style:text-underline-style="none" fo:font-weight="normal" style:font-size-asian="12pt" style:font-weight-asian="normal" style:font-size-complex="12pt" style:font-weight-complex="normal"/>
    </style:style>
    <style:style style:name="P73" style:family="paragraph" style:parent-style-name="Standard">
      <style:paragraph-properties fo:text-align="justify" style:justify-single-word="false" fo:background-color="transparent">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paragraph-properties fo:text-align="justify" style:justify-single-word="false" fo:background-color="transparent">
        <style:background-image/>
      </style:paragraph-properties>
      <style:text-properties style:use-window-font-color="true"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fo:background-color="transparent">
        <style:background-image/>
      </style:paragraph-properties>
      <style:text-properties style:use-window-font-color="true" style:font-name="Nimbus Roman No9 L" fo:font-size="10pt" fo:font-style="italic" style:text-underline-style="none" fo:font-weight="normal" style:font-size-asian="10pt" style:font-style-asian="italic" style:font-weight-asian="normal" style:font-size-complex="10pt" style:font-style-complex="italic" style:font-weight-complex="normal"/>
    </style:style>
    <style:style style:name="P77" style:family="paragraph" style:parent-style-name="Table_20_Contents">
      <style:paragraph-properties fo:text-align="center" style:justify-single-word="false" fo:background-color="transparent">
        <style:background-image/>
      </style:paragraph-properties>
      <style:text-properties style:font-name="Nimbus Roman No9 L" fo:font-size="12pt" style:font-size-asian="12pt" style:font-size-complex="12pt"/>
    </style:style>
    <style:style style:name="P78" style:family="paragraph" style:parent-style-name="Text_20_body">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80" style:family="paragraph" style:parent-style-name="Standard">
      <style:paragraph-properties fo:text-align="justify" style:justify-single-word="false" fo:background-color="#ffcc99">
        <style:background-image/>
      </style:paragraph-properties>
      <style:text-properties style:use-window-font-color="true"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81" style:family="paragraph" style:parent-style-name="Table_20_Contents">
      <style:paragraph-properties fo:margin-left="0in" fo:margin-right="-0.0035in" fo:text-align="justify" style:justify-single-word="false" fo:text-indent="0in" style:auto-text-indent="false">
        <style:tab-stops>
          <style:tab-stop style:position="0.1618in"/>
        </style:tab-stops>
      </style:paragraph-properties>
      <style:text-properties style:font-name="Nimbus Roman No9 L" fo:font-size="12pt" style:font-size-asian="12pt" style:font-size-complex="12pt"/>
    </style:style>
    <style:style style:name="P82" style:family="paragraph" style:parent-style-name="Standard" style:list-style-name="L1">
      <style:paragraph-properties fo:text-align="justify" style:justify-single-word="false"/>
    </style:style>
    <style:style style:name="P83" style:family="paragraph" style:parent-style-name="Standard" style:list-style-name="L6">
      <style:paragraph-properties fo:text-align="justify" style:justify-single-word="false"/>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3">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6">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9">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0">
      <style:paragraph-properties fo:text-align="justify" style:justify-single-word="false" fo:background-color="transparent">
        <style:background-image/>
      </style:paragraph-properties>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Text_20_body" style:list-style-name="L2">
      <style:paragraph-properties fo:margin-top="0in" fo:margin-bottom="0in"/>
    </style:style>
    <style:style style:name="P90" style:family="paragraph" style:parent-style-name="Heading_20_1">
      <style:paragraph-properties fo:text-align="justify" style:justify-single-word="false"/>
    </style:style>
    <style:style style:name="P91" style:family="paragraph" style:parent-style-name="Heading_20_3">
      <style:paragraph-properties fo:text-align="justify" style:justify-single-word="false"/>
    </style:style>
    <style:style style:name="P92" style:family="paragraph" style:parent-style-name="Heading_20_3" style:list-style-name="">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Heading_20_3">
      <style:paragraph-properties fo:text-align="justify" style:justify-single-word="false" fo:break-before="page"/>
    </style:style>
    <style:style style:name="P94" style:family="paragraph" style:parent-style-name="Table_20_Contents" style:list-style-name="L7">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Contents" style:list-style-name="L7">
      <style:paragraph-properties fo:text-align="justify" style:justify-single-word="false"/>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Table_20_Contents" style:list-style-name="L4">
      <style:paragraph-properties fo:margin-left="0in" fo:margin-right="-0.0035in" fo:text-align="justify" style:justify-single-word="false" fo:text-indent="0in" style:auto-text-indent="false">
        <style:tab-stops>
          <style:tab-stop style:position="0.1618in"/>
        </style:tab-stops>
      </style:paragraph-properties>
      <style:text-properties style:font-name="Nimbus Roman No9 L" fo:font-size="12pt" style:font-size-asian="12pt" style:font-size-complex="12pt"/>
    </style:style>
    <style:style style:name="P97" style:family="paragraph" style:parent-style-name="Table_20_Contents" style:list-style-name="L4">
      <style:paragraph-properties fo:margin-left="0in" fo:margin-right="-0.0035in" fo:text-align="center" style:justify-single-word="false" fo:text-indent="0in" style:auto-text-indent="false">
        <style:tab-stops>
          <style:tab-stop style:position="0.1618in"/>
        </style:tab-stops>
      </style:paragraph-properties>
      <style:text-properties style:font-name="Nimbus Roman No9 L" fo:font-size="12pt" fo:font-style="italic" style:font-size-asian="12pt" style:font-style-asian="italic" style:font-size-complex="12pt" style:font-style-complex="italic"/>
    </style:style>
    <style:style style:name="P98" style:family="paragraph" style:parent-style-name="Table_20_Contents" style:list-style-name="L5">
      <style:paragraph-properties fo:margin-left="0in" fo:margin-right="-0.0035in" fo:text-align="center" style:justify-single-word="false" fo:text-indent="0in" style:auto-text-indent="false">
        <style:tab-stops>
          <style:tab-stop style:position="0.1618in"/>
        </style:tab-stops>
      </style:paragraph-properties>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99" style:family="paragraph" style:parent-style-name="Table_20_Contents" style:list-style-name="L5">
      <style:paragraph-properties fo:margin-left="0in" fo:margin-right="-0.0035in" fo:text-align="start" style:justify-single-word="false" fo:text-indent="0in" style:auto-text-indent="false">
        <style:tab-stops>
          <style:tab-stop style:position="0.1618in"/>
        </style:tab-stops>
      </style:paragraph-properties>
      <style:text-properties style:font-name="Nimbus Roman No9 L" fo:font-size="12pt" fo:font-weight="normal" style:font-size-asian="12pt" style:font-weight-asian="normal" style:font-size-complex="12pt" style:font-weight-complex="normal"/>
    </style:style>
    <style:style style:name="P100" style:family="paragraph" style:parent-style-name="Table_20_Contents" style:list-style-name="L4">
      <style:paragraph-properties fo:margin-left="0in" fo:margin-right="-0.0035in" fo:text-align="center" style:justify-single-word="false" fo:text-indent="0in" style:auto-text-indent="false">
        <style:tab-stops>
          <style:tab-stop style:position="0.1618in"/>
        </style:tab-stops>
      </style:paragraph-properties>
      <style:text-properties fo:color="#ff6309" style:font-name="Nimbus Roman No9 L" fo:font-size="12pt" fo:font-style="italic" style:font-size-asian="12pt" style:font-style-asian="italic" style:font-size-complex="12pt" style:font-style-complex="italic"/>
    </style:style>
    <style:style style:name="P101" style:family="paragraph" style:parent-style-name="Table_20_Contents" style:list-style-name="L4">
      <style:paragraph-properties fo:margin-left="0in" fo:margin-right="-0.0035in" fo:text-align="center" style:justify-single-word="false" fo:text-indent="0in" style:auto-text-indent="false">
        <style:tab-stops>
          <style:tab-stop style:position="0.1618in"/>
        </style:tab-stops>
      </style:paragraph-properties>
      <style:text-properties fo:color="#ff6309" style:font-name="Nimbus Roman No9 L" fo:font-size="12pt" fo:font-style="italic" fo:font-weight="normal" style:font-size-asian="12pt" style:font-style-asian="italic" style:font-weight-asian="normal" style:font-size-complex="12pt" style:font-style-complex="italic" style:font-weight-complex="normal"/>
    </style:style>
    <style:style style:name="P102" style:family="paragraph" style:parent-style-name="Table_20_Contents" style:list-style-name="L4">
      <style:paragraph-properties fo:margin-left="0in" fo:margin-right="-0.0035in" fo:text-align="start" style:justify-single-word="false" fo:text-indent="0in" style:auto-text-indent="false">
        <style:tab-stops>
          <style:tab-stop style:position="0.1618in"/>
        </style:tab-stops>
      </style:paragraph-properties>
      <style:text-properties style:use-window-font-color="true" style:font-name="Nimbus Roman No9 L" fo:font-size="12pt" style:font-size-asian="12pt" style:font-size-complex="12pt"/>
    </style:style>
    <style:style style:name="P103" style:family="paragraph" style:parent-style-name="Table_20_Contents" style:list-style-name="L5">
      <style:paragraph-properties fo:margin-left="0in" fo:margin-right="-0.0035in" fo:text-align="start" style:justify-single-word="false" fo:text-indent="0in" style:auto-text-indent="false">
        <style:tab-stops>
          <style:tab-stop style:position="0.1618in"/>
        </style:tab-stops>
      </style:paragraph-properties>
      <style:text-properties style:use-window-font-color="true" style:font-name="Nimbus Roman No9 L" fo:font-size="12pt" fo:font-weight="normal" style:font-size-asian="12pt" style:font-weight-asian="normal" style:font-size-complex="12pt" style:font-weight-complex="normal"/>
    </style:style>
    <style:style style:name="P104" style:family="paragraph" style:parent-style-name="Table_20_Contents" style:list-style-name="L4">
      <style:paragraph-properties fo:margin-left="0in" fo:margin-right="-0.0035in" fo:text-align="center" style:justify-single-word="false" fo:text-indent="0in" style:auto-text-indent="false">
        <style:tab-stops>
          <style:tab-stop style:position="0.1618in"/>
        </style:tab-stops>
      </style:paragraph-properties>
      <style:text-properties style:use-window-font-color="true" style:font-name="Nimbus Roman No9 L" fo:font-size="12pt" fo:font-style="italic" style:font-size-asian="12pt" style:font-style-asian="italic" style:font-size-complex="12pt" style:font-style-complex="italic"/>
    </style:style>
    <style:style style:name="P105" style:family="paragraph" style:parent-style-name="Table_20_Contents" style:list-style-name="L5">
      <style:paragraph-properties fo:margin-left="0in" fo:margin-right="-0.0035in" fo:text-align="center" style:justify-single-word="false" fo:text-indent="0in" style:auto-text-indent="false">
        <style:tab-stops>
          <style:tab-stop style:position="0.1618in"/>
        </style:tab-stops>
      </style:paragraph-properties>
      <style:text-properties style:use-window-font-color="true" style:font-name="Nimbus Roman No9 L" fo:font-size="12pt" fo:font-style="italic" fo:font-weight="normal" style:font-size-asian="12pt" style:font-style-asian="italic" style:font-weight-asian="normal" style:font-size-complex="12pt" style:font-style-complex="italic" style:font-weight-complex="normal"/>
    </style:style>
    <style:style style:name="P106" style:family="paragraph" style:parent-style-name="Table_20_Contents" style:list-style-name="L4">
      <style:paragraph-properties fo:margin-left="0in" fo:margin-right="-0.0035in" fo:text-align="justify" style:justify-single-word="false" fo:text-indent="0in" style:auto-text-indent="false">
        <style:tab-stops>
          <style:tab-stop style:position="0.1618in"/>
        </style:tab-stops>
      </style:paragraph-properties>
    </style:style>
    <style:style style:name="P107" style:family="paragraph" style:parent-style-name="Table_20_Contents" style:list-style-name="L4">
      <style:paragraph-properties fo:margin-left="0in" fo:margin-right="-0.0035in" fo:text-align="justify" style:justify-single-word="false" fo:text-indent="0in" style:auto-text-indent="false">
        <style:tab-stops>
          <style:tab-stop style:position="0.1618in"/>
        </style:tab-stops>
      </style:paragraph-properties>
      <style:text-properties fo:font-weight="normal" style:font-weight-asian="normal" style:font-weight-complex="normal"/>
    </style:style>
    <style:style style:name="P108" style:family="paragraph" style:parent-style-name="Table_20_Contents" style:list-style-name="L8">
      <style:paragraph-properties fo:margin-left="0.2047in" fo:margin-right="-0.0035in" fo:text-align="justify" style:justify-single-word="false" fo:text-indent="-0.1736in" style:auto-text-indent="false">
        <style:tab-stops>
          <style:tab-stop style:position="0.2429in"/>
        </style:tab-stops>
      </style:paragraph-properties>
      <style:text-properties style:font-name="Nimbus Roman No9 L" fo:font-size="12pt" style:font-size-asian="12pt" style:font-size-complex="12pt"/>
    </style:style>
    <style:style style:name="P109" style:family="paragraph">
      <style:paragraph-properties fo:text-align="center"/>
    </style:style>
    <style:style style:name="P110" style:family="paragraph">
      <style:paragraph-properties fo:text-align="start"/>
    </style:style>
    <style:style style:name="P111" style:family="paragraph">
      <style:text-properties fo:font-size="8pt" style:font-size-asian="8pt" style:font-size-complex="8pt"/>
    </style:style>
    <style:style style:name="P112" style:family="paragraph">
      <style:text-properties fo:font-size="14pt" fo:font-weight="bold" style:font-size-asian="14pt" style:font-weight-asian="bold" style:font-size-complex="14pt" style:font-weight-complex="bold"/>
    </style:style>
    <style:style style:name="P113" style:family="paragraph">
      <style:text-properties fo:font-weight="bold" style:font-weight-asian="bold" style:font-weight-complex="bold"/>
    </style:style>
    <style:style style:name="P114" style:family="paragraph">
      <style:text-properties fo:font-size="10pt" style:font-size-asian="10pt" style:font-size-complex="10pt"/>
    </style:style>
    <style:style style:name="P115" style:family="paragraph">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Nimbus Roman No9 L" fo:font-size="12pt" style:font-size-asian="12pt" style:font-size-complex="12pt"/>
    </style:style>
    <style:style style:name="T6"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Nimbus Roman No9 L" fo:font-size="12pt" style:text-underline-style="none" fo:font-weight="bold" style:font-size-asian="12pt" style:font-weight-asian="bold" style:font-size-complex="12pt" style:font-weight-complex="bold"/>
    </style:style>
    <style:style style:name="T8" style:family="text">
      <style:text-properties style:font-name="Nimbus Roman No9 L" fo:font-size="12pt" style:text-underline-style="none" fo:font-weight="normal" style:font-size-asian="12pt" style:font-weight-asian="normal" style:font-size-complex="12pt" style:font-weight-complex="normal"/>
    </style:style>
    <style:style style:name="T9" style:family="text">
      <style:text-properties style:font-name="Nimbus Roman No9 L" fo:font-size="12pt" fo:font-weight="normal" style:font-size-asian="12pt" style:font-weight-asian="normal" style:font-size-complex="12pt" style:font-weight-complex="normal"/>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tyle="normal" fo:font-weight="normal" style:font-name-asian="Nimbus Roman No9 L" style:font-style-asian="normal" style:font-weight-asian="normal" style:font-name-complex="Nimbus Roman No9 L" style:font-style-complex="normal" style:font-weight-complex="normal"/>
    </style:style>
    <style:style style:name="T12" style:family="text">
      <style:text-properties style:font-name="DejaVu Sans Mono1" fo:font-size="10pt" style:font-size-asian="10pt" style:font-size-complex="10pt"/>
    </style:style>
    <style:style style:name="T13" style:family="text">
      <style:text-properties style:font-name="Nimbus Sans L" fo:font-size="14pt" style:font-size-asian="14pt" style:font-size-complex="14pt"/>
    </style:style>
    <style:style style:name="T14" style:family="text">
      <style:text-properties style:text-position="super 58%"/>
    </style:style>
    <style:style style:name="T15" style:family="text">
      <style:text-properties style:text-position="super 58%" style:text-underline-style="solid" style:text-underline-width="auto" style:text-underline-color="font-color"/>
    </style:style>
    <style:style style:name="T16" style:family="text">
      <style:text-properties style:text-position="super 58%" style:text-underline-style="solid" style:text-underline-width="auto" style:text-underline-color="font-color" fo:font-weight="normal"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style="normal" style:font-name-asian="Nimbus Roman No9 L" style:font-size-asian="12pt" style:font-style-asian="normal" style:font-name-complex="Nimbus Roman No9 L" style:font-size-complex="12pt" style:font-style-complex="normal"/>
    </style:style>
    <style:style style:name="T22" style:family="text">
      <style:text-properties fo:font-size="12pt" fo:font-style="normal" style:text-underline-style="solid" style:text-underline-width="auto" style:text-underline-color="font-color" style:font-name-asian="Nimbus Roman No9 L" style:font-size-asian="12pt" style:font-style-asian="normal" style:font-name-complex="Nimbus Roman No9 L" style:font-size-complex="12pt" style:font-style-complex="normal"/>
    </style:style>
    <style:style style:name="T23" style:family="text">
      <style:text-properties fo:font-size="12pt" style:font-size-asian="12pt" style:font-size-complex="12pt"/>
    </style:style>
    <style:style style:name="T24" style:family="text">
      <style:text-properties style:text-underline-style="none" fo:font-weight="normal" style:font-weight-asian="normal" style:font-weight-complex="normal"/>
    </style:style>
    <style:style style:name="T25" style:family="text">
      <style:text-properties fo:font-size="8pt" style:font-size-asian="8pt" style:font-size-complex="8pt"/>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space-before="0.7945in" text:min-label-width="0.1965in"/>
      </text:list-level-style-bullet>
      <text:list-level-style-bullet text:level="2" text:style-name="Bullet_20_Symbols" text:bullet-char="•">
        <style:list-level-properties text:space-before="1.2854in" text:min-label-width="0.1965in"/>
      </text:list-level-style-bullet>
      <text:list-level-style-bullet text:level="3" text:style-name="Bullet_20_Symbols" text:bullet-char="•">
        <style:list-level-properties text:space-before="1.7764in" text:min-label-width="0.1965in"/>
      </text:list-level-style-bullet>
      <text:list-level-style-bullet text:level="4" text:style-name="Bullet_20_Symbols" text:bullet-char="•">
        <style:list-level-properties text:space-before="2.2673in" text:min-label-width="0.1965in"/>
      </text:list-level-style-bullet>
      <text:list-level-style-bullet text:level="5" text:style-name="Bullet_20_Symbols" text:bullet-char="•">
        <style:list-level-properties text:space-before="2.7583in" text:min-label-width="0.1965in"/>
      </text:list-level-style-bullet>
      <text:list-level-style-bullet text:level="6" text:style-name="Bullet_20_Symbols" text:bullet-char="•">
        <style:list-level-properties text:space-before="3.2492in" text:min-label-width="0.1965in"/>
      </text:list-level-style-bullet>
      <text:list-level-style-bullet text:level="7" text:style-name="Bullet_20_Symbols" text:bullet-char="•">
        <style:list-level-properties text:space-before="3.7402in" text:min-label-width="0.1965in"/>
      </text:list-level-style-bullet>
      <text:list-level-style-bullet text:level="8" text:style-name="Bullet_20_Symbols" text:bullet-char="•">
        <style:list-level-properties text:space-before="4.2315in" text:min-label-width="0.1965in"/>
      </text:list-level-style-bullet>
      <text:list-level-style-bullet text:level="9" text:style-name="Bullet_20_Symbols" text:bullet-char="•">
        <style:list-level-properties text:space-before="4.7224in" text:min-label-width="0.1965in"/>
      </text:list-level-style-bullet>
      <text:list-level-style-bullet text:level="10" text:style-name="Bullet_20_Symbols" text:bullet-char="•">
        <style:list-level-properties text:space-before="5.2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c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374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398in" svg:stroke-color="#ff3333" draw:marker-start-width="0.1965in" draw:marker-end-width="0.1965in" draw:fill="none" draw:textarea-horizontal-align="justify" draw:textarea-vertical-align="middle" draw:auto-grow-height="fals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98in" svg:stroke-color="#ff3333" draw:marker-start-width="0.1965in" draw:marker-end-width="0.1965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7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0084d1"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6e6e6"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6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193in" svg:stroke-color="#0066cc" draw:fill="solid" draw:fill-color="#0066cc"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1552785360" text:id="ct1552785360">
          <text:deletion>
            <office:change-info>
              <dc:creator>Vincent COUVERT</dc:creator>
              <dc:date>2010-04-13T16:58:00</dc:date>
            </office:change-info>
            <text:p text:style-name="P1"><text:s/>(and Scicos?)</text:p>
          </text:deletion>
        </text:changed-region>
        <text:changed-region xml:id="ct1552809648" text:id="ct1552809648">
          <text:deletion>
            <office:change-info>
              <dc:creator>Vincent COUVERT</dc:creator>
              <dc:date>2010-04-13T17:01:00</dc:date>
            </office:change-info>
            <text:p text:style-name="P2">Commandhitory</text:p>
          </text:deletion>
        </text:changed-region>
        <text:changed-region xml:id="ct1552809552" text:id="ct1552809552">
          <text:deletion>
            <office:change-info>
              <dc:creator>Vincent COUVERT</dc:creator>
              <dc:date>2010-04-13T17:00:00</dc:date>
            </office:change-info>
            <text:p text:style-name="Standard"><text:tab/></text:p>
          </text:deletion>
        </text:changed-region>
        <text:changed-region xml:id="ct1552809744" text:id="ct1552809744">
          <text:deletion>
            <office:change-info>
              <dc:creator>Vincent COUVERT</dc:creator>
              <dc:date>2010-04-13T17:01:00</dc:date>
            </office:change-info>
            <text:p text:style-name="P3">Commandhistory</text:p>
          </text:deletion>
        </text:changed-region>
        <text:changed-region xml:id="ct1571096016" text:id="ct1571096016">
          <text:deletion>
            <office:change-info>
              <dc:creator>Vincent COUVERT</dc:creator>
              <dc:date>2010-04-13T17:02:00</dc:date>
            </office:change-info>
            <text:p text:style-name="P4">Commandhist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3" draw:z-index="24" draw:style-name="gr7" svg:width="6.4067in" svg:height="1.9378in" svg:x="0.9146in" svg:y="-65.7665in">
        <draw:text-box>
          <text:p/>
        </draw:text-box>
      </draw:frame>
      <text:h text:style-name="P90" text:outline-level="1">SEP #47: Scilab Desktop </text:h>
      <text:p text:style-name="P71"/>
      <text:p text:style-name="P25"/>
      <text:p text:style-name="P25">Title: Scilab Desktop</text:p>
      <text:p text:style-name="P25">Version: 1</text:p>
      <text:p text:style-name="P25">Author: Sylvestre Koumar – <text:a xlink:type="simple" xlink:href="mailto:sylvestre.koumar@scilab.org">sylvestre.koumar@scilab.org</text:a></text:p>
      <text:p text:style-name="P25">Review: </text:p>
      <text:p text:style-name="P25">Commented: </text:p>
      <text:p text:style-name="P25">State: Draft</text:p>
      <text:p text:style-name="P25">Scilab-Version: 5.4</text:p>
      <text:p text:style-name="P25">Vote: « No: discussions and suggestions »</text:p>
      <text:p text:style-name="P25">Created: Monday, 19<text:span text:style-name="T14">th</text:span> April 2010</text:p>
      <text:p text:style-name="P71"/>
      <text:h text:style-name="P91" text:outline-level="3">Abstract</text:h>
      <text:p text:style-name="P25"><text:span text:style-name="T9"><text:tab/>This SEP proposes to create a Scilab Desktop. The implementation of this working <text:tab/>environment passes by the improvement of Scilab</text:span><text:change text:change-id="ct1552785360"/><text:span text:style-name="T9">'s window docking management <text:tab/>(i</text:span><text:span text:style-name="T5">ntroduced in Scilab <text:tab/>5.0). </text:span></text:p>
      <text:p text:style-name="P25"><text:span text:style-name="T5"><text:tab/>For practical and ergonomic reasons Scilab Desktop</text:span> will evolve through new features.</text:p>
      <text:p text:style-name="P25"><text:tab/>We will distinguish 2 types of features:</text:p>
      <text:p text:style-name="P25"/>
      <text:list xml:id="list3035525017747626571" text:style-name="L1">
        <text:list-item>
          <text:p text:style-name="P82">graphical features</text:p>
        </text:list-item>
        <text:list-item>
          <text:p text:style-name="P82">command line features</text:p>
        </text:list-item>
      </text:list>
      <text:p text:style-name="P25"/>
      <text:p text:style-name="P25"><text:tab/>This SEP will be dedicated for the <text:span text:style-name="T20">graphical features</text:span><text:span text:style-name="T19">.</text:span> Command line features will be <text:tab/>handled in another SEP.</text:p>
      <text:p text:style-name="P25"/>
      <text:p text:style-name="P25"><text:span text:style-name="T7"><text:tab/></text:span><text:span text:style-name="T6">Scilab Docking system</text:span></text:p>
      <text:p text:style-name="P25"/>
      <text:p text:style-name="P25"><text:tab/>Scilab Docking system is based on FlexDock (version 0.5.1) which is a Java docking <text:tab/>framework used in cross-platform Swing applications. The offered features are:</text:p>
      <text:p text:style-name="P25"/>
      <text:list xml:id="list7356040584523765067" text:style-name="L2">
        <text:list-item>
          <text:p text:style-name="P89">Tabbed and Split Layouts </text:p>
        </text:list-item>
        <text:list-item>
          <text:p text:style-name="P89">Drag-n-Drop capability </text:p>
        </text:list-item>
        <text:list-item>
          <text:p text:style-name="P89">Floating windows </text:p>
        </text:list-item>
        <text:list-item>
          <text:p text:style-name="P89">Collapsible Containers</text:p>
        </text:list-item>
      </text:list>
      <text:p text:style-name="Text_20_body"/>
      <text:p text:style-name="P25"/>
      <text:p text:style-name="P25"/>
      <text:p text:style-name="P25"/>
      <text:p text:style-name="P25"/>
      <text:p text:style-name="P25"/>
      <text:p text:style-name="P35"><text:change text:change-id="ct1552809648"/><text:change text:change-id="ct1552809552"/>SCILAB DESKTOP: GRAPHICAL FEATURES</text:p>
      <text:p text:style-name="P3"/>
      <text:p text:style-name="P3"><text:change text:change-id="ct1552809744"/>Graphical features will offer to the user a new organization and layout of Scilab's windows.</text:p>
      <text:p text:style-name="P3">We will see point by point these features:</text:p>
      <text:p text:style-name="P8"/>
      <text:p text:style-name="P79">Scilab Desktop windows at the opening</text:p>
      <text:p text:style-name="P3"/>
      <text:p text:style-name="P3">The default layout at the opening of a new Scilab session is defined in the following way:</text:p>
      <text:p text:style-name="P3"><draw:line text:anchor-type="paragraph" draw:z-index="0" draw:style-name="gr1" draw:text-style-name="P109" svg:x1="6.1354in" svg:y1="0.2063in" svg:x2="5.8689in" svg:y2="0.4953in"><text:p/></draw:line><draw:line text:anchor-type="paragraph" draw:z-index="1" draw:style-name="gr1" draw:text-style-name="P109" svg:x1="5.8689in" svg:y1="0.2063in" svg:x2="6.1354in" svg:y2="0.4953in"><text:p/></draw:line></text:p>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56">Scilab</text:p>
          </table:table-cell>
          <table:covered-table-cell/>
          <table:table-cell table:style-name="Tableau1.C1" office:value-type="string">
            <text:p text:style-name="P50"/>
          </table:table-cell>
        </table:table-row>
        <table:table-row table:style-name="Tableau1.1">
          <table:table-cell table:style-name="Tableau1.A2" table:number-columns-spanned="3" office:value-type="string">
            <text:p text:style-name="P46">Menu bar &amp; Tool bar</text:p>
          </table:table-cell>
          <table:covered-table-cell/>
          <table:covered-table-cell/>
        </table:table-row>
        <table:table-row table:style-name="Tableau1.3">
          <table:table-cell table:style-name="Tableau1.A3" office:value-type="string">
            <text:p text:style-name="P47">Browsevar</text:p>
          </table:table-cell>
          <table:table-cell table:style-name="Tableau1.A2" table:number-rows-spanned="2" table:number-columns-spanned="2" office:value-type="string">
            <text:p text:style-name="P47">Scilab Console</text:p>
            <text:p text:style-name="P47">--&gt;</text:p>
          </table:table-cell>
          <table:covered-table-cell/>
        </table:table-row>
        <table:table-row table:style-name="Tableau1.3">
          <table:table-cell table:style-name="Tableau1.A3" office:value-type="string">
            <text:p text:style-name="P47">Command History</text:p>
          </table:table-cell>
          <table:covered-table-cell/>
          <table:covered-table-cell/>
        </table:table-row>
      </table:table>
      <text:p text:style-name="P3"/>
      <text:p text:style-name="P3"/>
      <text:p text:style-name="P73"/>
      <text:p text:style-name="P33">Window's Docking bar</text:p>
      <text:p text:style-name="P74"/>
      <text:p text:style-name="P75">The new docking bar will enable to:</text:p>
      <text:p text:style-name="P75"/>
      <text:list xml:id="list1047032656896497170" text:style-name="L3">
        <text:list-item>
          <text:p text:style-name="P85">Dock and Undock a window</text:p>
        </text:list-item>
        <text:list-item>
          <text:p text:style-name="P85">Minimize a window</text:p>
        </text:list-item>
        <text:list-item>
          <text:p text:style-name="P85">Maximize a window</text:p>
        </text:list-item>
        <text:list-item>
          <text:p text:style-name="P85">Close a window</text:p>
        </text:list-item>
      </text:list>
      <text:p text:style-name="P75"/>
      <text:p text:style-name="P74"><draw:frame draw:style-name="fr1" draw:name="graphics8" text:anchor-type="paragraph" svg:x="2.3272in" svg:y="2.3717in" svg:width="0.7374in" svg:height="0.2409in" draw:z-index="321"><draw:image xlink:href="Pictures/100000000000003C000000131583F2AE.jpg" xlink:type="simple" xlink:show="embed" xlink:actuate="onLoad"/></draw:frame><draw:line text:anchor-type="paragraph" draw:z-index="317" draw:style-name="gr1" draw:text-style-name="P109" svg:x1="5.872in" svg:y1="0.222in" svg:x2="6.122in" svg:y2="0.5138in"><text:p/></draw:line><draw:line text:anchor-type="paragraph" draw:z-index="318" draw:style-name="gr1" draw:text-style-name="P109" svg:x1="6.122in" svg:y1="0.222in" svg:x2="5.872in" svg:y2="0.5138in"><text:p/></draw:line></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56">Scilab</text:p>
          </table:table-cell>
          <table:covered-table-cell/>
          <table:table-cell table:style-name="Table1.A1" office:value-type="string">
            <text:p text:style-name="Textformatvorlage"/>
          </table:table-cell>
        </table:table-row>
        <table:table-row table:style-name="Table1.1">
          <table:table-cell table:style-name="Table1.A2" table:number-columns-spanned="3" office:value-type="string">
            <text:p text:style-name="P46"><draw:frame draw:style-name="fr1" draw:name="graphics4" text:anchor-type="paragraph" svg:x="4.789in" svg:y="0.2689in" svg:width="0.7374in" svg:height="0.2409in" draw:z-index="320"><draw:image xlink:href="Pictures/100000000000003C000000131583F2AE.jpg" xlink:type="simple" xlink:show="embed" xlink:actuate="onLoad"/></draw:frame><draw:frame draw:style-name="fr1" draw:name="graphics3" text:anchor-type="paragraph" svg:x="1.7193in" svg:y="0.2673in" svg:width="0.7374in" svg:height="0.2409in" draw:z-index="319"><draw:image xlink:href="Pictures/100000000000003C000000131583F2AE.jpg" xlink:type="simple" xlink:show="embed" xlink:actuate="onLoad"/></draw:frame>Menu bar &amp; Tool bar</text:p>
          </table:table-cell>
          <table:covered-table-cell/>
          <table:covered-table-cell/>
        </table:table-row>
        <table:table-row table:style-name="Table1.3">
          <table:table-cell table:style-name="Table1.A3" office:value-type="string">
            <text:p text:style-name="P47">Browsevar</text:p>
            <text:p text:style-name="P47"/>
          </table:table-cell>
          <table:table-cell table:style-name="Table1.A2" table:number-rows-spanned="2" table:number-columns-spanned="2" office:value-type="string">
            <text:p text:style-name="P47">Scilab Console</text:p>
            <text:p text:style-name="P47">--&gt;</text:p>
          </table:table-cell>
          <table:covered-table-cell/>
        </table:table-row>
        <table:table-row table:style-name="Table1.3">
          <table:table-cell table:style-name="Table1.A3" office:value-type="string">
            <text:p text:style-name="P47">Command History</text:p>
          </table:table-cell>
          <table:covered-table-cell/>
          <table:covered-table-cell/>
        </table:table-row>
      </table:table>
      <text:p text:style-name="P74"/>
      <text:p text:style-name="P74"/>
      <text:p text:style-name="P74"/>
      <text:p text:style-name="P80">Layout persistence </text:p>
      <text:h text:style-name="P92" text:outline-level="3">Layout persistence is the possibility to save automatically the Scilab Desktop while we quit Scilab. While the user will start Scilab for the next time windows layout will be the same of the last Scilab session.</text:h>
      <text:p text:style-name="P78">For this we need to save automatically for each sessions which windows were shown and hidden but also their positions.</text:p>
      <text:p text:style-name="P32">Menus</text:p>
      <text:p text:style-name="P3"/>
      <text:p text:style-name="P3">For the window docking management 2 menus called <text:span text:style-name="T3">Desktop</text:span> and <text:span text:style-name="T3">Window</text:span> will be added to Scilab's menu bar. The first one is to manage the Scilab Desktop and the second will handle properties on the focused window.</text:p>
      <text:p text:style-name="P3"/>
      <text:p text:style-name="P16">Menu Desktop</text:p>
      <text:p text:style-name="P3"><draw:rect text:anchor-type="paragraph" draw:z-index="2" draw:style-name="gr2" draw:text-style-name="P110" svg:width="1.1807in" svg:height="0.3016in" svg:x="2.4319in" svg:y="0.0925in"><text:p text:style-name="P110">Desktop</text:p></draw:rect></text:p>
      <text:p text:style-name="P3"><draw:custom-shape text:anchor-type="paragraph" draw:z-index="311" draw:style-name="gr5" draw:text-style-name="P109" svg:width="0.2315in" svg:height="0.5213in" svg:x="4.3791in" svg:y="1.0634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 table:name="Tableau4" table:style-name="Tableau4">
        <table:table-column table:style-name="Tableau4.A"/>
        <table:table-row>
          <table:table-cell table:style-name="Tableau4.A1" office:value-type="string">
            <text:p text:style-name="P50"><text:s text:c="4"/>Desktop Layout <text:s text:c="9"/>&gt;</text:p>
          </table:table-cell>
        </table:table-row>
        <table:table-row>
          <table:table-cell table:style-name="Tableau4.A2" office:value-type="string">
            <text:p text:style-name="P50"><text:s text:c="4"/>Save Layout...</text:p>
          </table:table-cell>
        </table:table-row>
        <table:table-row>
          <table:table-cell table:style-name="Tableau4.A2" office:value-type="string">
            <text:p text:style-name="P50"><draw:frame text:anchor-type="paragraph" draw:z-index="312" draw:style-name="gr6" svg:width="1.7906in" svg:height="0.5213in" svg:x="2.3244in" svg:y="0.2764in"><draw:text-box><text:p>Switch to next or previous window (Scilab tool) </text:p></draw:text-box></draw:frame> <text:s text:c="3"/>Organize Layouts...</text:p>
          </table:table-cell>
        </table:table-row>
        <table:table-row table:style-name="Tableau4.4">
          <table:table-cell table:style-name="Tableau4.A2" office:value-type="string">
            <text:p text:style-name="P50"/>
          </table:table-cell>
        </table:table-row>
        <table:table-row>
          <table:table-cell table:style-name="Tableau4.A2" office:value-type="string">
            <text:list xml:id="list1717776168533999889" text:style-name="L4">
              <text:list-header>
                <text:p text:style-name="P96"><text:s text:c="4"/>Next Window</text:p>
              </text:list-header>
            </text:list>
          </table:table-cell>
        </table:table-row>
        <table:table-row>
          <table:table-cell table:style-name="Tableau4.A2" office:value-type="string">
            <text:list xml:id="list272828790" text:continue-numbering="true" text:style-name="L4">
              <text:list-header>
                <text:p text:style-name="P96"><text:s text:c="4"/>Previous Window</text:p>
              </text:list-header>
            </text:list>
          </table:table-cell>
        </table:table-row>
        <table:table-row table:style-name="Tableau4.4">
          <table:table-cell table:style-name="Tableau4.A2" office:value-type="string">
            <text:list xml:id="list340794000" text:continue-numbering="true" text:style-name="L4">
              <text:list-header>
                <text:p text:style-name="P96"/>
              </text:list-header>
            </text:list>
          </table:table-cell>
        </table:table-row>
        <table:table-row table:style-name="Tableau4.8">
          <table:table-cell table:style-name="Tableau4.A2" office:value-type="string">
            <text:list xml:id="list170778266" text:continue-numbering="true" text:style-name="L4">
              <text:list-item>
                <text:p text:style-name="P96"><draw:custom-shape text:anchor-type="paragraph" draw:z-index="278" draw:style-name="gr5" draw:text-style-name="P109" svg:width="0.2189in" svg:height="2.1933in" svg:x="-0.4398in" svg:y="0.000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Console</text:p>
              </text:list-item>
            </text:list>
          </table:table-cell>
        </table:table-row>
        <table:table-row>
          <table:table-cell table:style-name="Tableau4.A2" office:value-type="string">
            <text:list xml:id="list1017071085" text:continue-numbering="true" text:style-name="L4">
              <text:list-item>
                <text:p text:style-name="P96"><draw:frame text:anchor-type="paragraph" draw:z-index="279" draw:style-name="gr33" svg:width="1.5717in" svg:height="1.1512in" svg:x="-2.1252in" svg:y="0.111in"><draw:text-box><text:p>Shows all the main Scilab tools.</text:p><text:p>If we check or uncheck one of those items we respectively show or hide the tool</text:p></draw:text-box></draw:frame>Command History</text:p>
              </text:list-item>
            </text:list>
          </table:table-cell>
        </table:table-row>
        <table:table-row>
          <table:table-cell table:style-name="Tableau4.A2" office:value-type="string">
            <text:list xml:id="list1876285937" text:continue-numbering="true" text:style-name="L4">
              <text:list-item>
                <text:p text:style-name="P96">Variable Browser</text:p>
              </text:list-item>
            </text:list>
          </table:table-cell>
        </table:table-row>
        <table:table-row table:style-name="Tableau4.8">
          <table:table-cell table:style-name="Tableau4.A2" office:value-type="string">
            <text:p text:style-name="P50"><text:s text:c="4"/>Help</text:p>
          </table:table-cell>
        </table:table-row>
        <table:table-row table:style-name="Tableau4.12">
          <table:table-cell table:style-name="Tableau4.A2" office:value-type="string">
            <text:p text:style-name="P50"/>
          </table:table-cell>
        </table:table-row>
        <table:table-row>
          <table:table-cell table:style-name="Tableau4.A2" office:value-type="string">
            <text:p text:style-name="P50"><text:s text:c="4"/>Editor</text:p>
          </table:table-cell>
        </table:table-row>
        <table:table-row>
          <table:table-cell table:style-name="Tableau4.A2" office:value-type="string">
            <text:p text:style-name="P50"><text:s text:c="4"/>Xcos</text:p>
          </table:table-cell>
        </table:table-row>
        <table:table-row>
          <table:table-cell table:style-name="Tableau4.A2" office:value-type="string">
            <text:p text:style-name="P50"><text:s text:c="4"/>Variable Editor</text:p>
          </table:table-cell>
        </table:table-row>
        <table:table-row>
          <table:table-cell table:style-name="Tableau4.A2" office:value-type="string">
            <text:p text:style-name="P50"><text:s text:c="4"/>Graphical Editor</text:p>
          </table:table-cell>
        </table:table-row>
        <table:table-row table:style-name="Tableau4.12">
          <table:table-cell table:style-name="Tableau4.A2" office:value-type="string">
            <text:p text:style-name="P50"/>
          </table:table-cell>
        </table:table-row>
        <table:table-row>
          <table:table-cell table:style-name="Tableau4.A2" office:value-type="string">
            <text:p text:style-name="P50"><text:s text:c="4"/>Toolbars <text:s text:c="20"/>&gt;</text:p>
          </table:table-cell>
        </table:table-row>
        <table:table-row>
          <table:table-cell table:style-name="Tableau4.A2" office:value-type="string">
            <text:list xml:id="list872777426" text:continue-numbering="true" text:style-name="L4">
              <text:list-item>
                <text:p text:style-name="P96">Windows Titles</text:p>
              </text:list-item>
            </text:list>
          </table:table-cell>
        </table:table-row>
      </table:table>
      <text:p text:style-name="P18"/>
      <text:p text:style-name="P18"/>
      <text:p text:style-name="P13"/>
      <text:p text:style-name="P55"/>
      <table:table table:name="Tableau7" table:style-name="Tableau7">
        <table:table-column table:style-name="Tableau7.A"/>
        <table:table-column table:style-name="Tableau7.B"/>
        <table:table-row>
          <table:table-cell table:style-name="Tableau7.A1" office:value-type="string">
            <text:p text:style-name="P48">Features</text:p>
            <text:p text:style-name="P70">(Hot key)</text:p>
          </table:table-cell>
          <table:table-cell table:style-name="Tableau7.B1" office:value-type="string">
            <text:p text:style-name="P48">Actions</text:p>
          </table:table-cell>
        </table:table-row>
        <table:table-row>
          <table:table-cell table:style-name="Tableau7.A2" office:value-type="string">
            <text:p text:style-name="P45">Desktop Layout</text:p>
          </table:table-cell>
          <table:table-cell table:style-name="Tableau7.B2" office:value-type="string">
            <text:p text:style-name="P50">Allows to organize Scilab Desktop in a defined way <text:span text:style-name="T3">[1]</text:span>.</text:p>
          </table:table-cell>
        </table:table-row>
        <table:table-row>
          <table:table-cell table:style-name="Tableau7.A2" office:value-type="string">
            <text:p text:style-name="P45">Save Layout...</text:p>
            <text:list xml:id="list1241796587" text:continue-numbering="true" text:style-name="L4">
              <text:list-header>
                <text:p text:style-name="P100">(Ctrl + Maj + S )</text:p>
              </text:list-header>
            </text:list>
          </table:table-cell>
          <table:table-cell table:style-name="Tableau7.B2" office:value-type="string">
            <text:p text:style-name="P50">Saves the current Scilab Desktop layout <text:span text:style-name="T3">[2]</text:span>.</text:p>
          </table:table-cell>
        </table:table-row>
        <table:table-row>
          <table:table-cell table:style-name="Tableau7.A2" office:value-type="string">
            <text:p text:style-name="P45">Organize Layouts...</text:p>
            <text:list xml:id="list1414062978" text:continue-numbering="true" text:style-name="L4">
              <text:list-header>
                <text:p text:style-name="P100">(Ctrl + Maj + O)</text:p>
              </text:list-header>
            </text:list>
          </table:table-cell>
          <table:table-cell table:style-name="Tableau7.B2" office:value-type="string">
            <text:p text:style-name="P50">Organizes saved layouts <text:span text:style-name="T3">[3]</text:span>. This menu item appears only if at least one saved layout exists.</text:p>
          </table:table-cell>
        </table:table-row>
        <table:table-row>
          <table:table-cell table:style-name="Tableau7.A2" office:value-type="string">
            <text:list xml:id="list1887340359" text:continue-numbering="true" text:style-name="L4">
              <text:list-header>
                <text:p text:style-name="P97">Next Window</text:p>
                <text:p text:style-name="P100">(Ctrl + Tab)</text:p>
              </text:list-header>
            </text:list>
          </table:table-cell>
          <table:table-cell table:style-name="Tableau7.B2" office:value-type="string">
            <text:p text:style-name="P3"><text:span text:style-name="T11">Switch to next X</text:span> window (next Scilab tool) <text:span text:style-name="T3">[4]</text:span>.</text:p>
          </table:table-cell>
        </table:table-row>
        <table:table-row>
          <table:table-cell table:style-name="Tableau7.A2" office:value-type="string">
            <text:list xml:id="list1980854338" text:continue-numbering="true" text:style-name="L4">
              <text:list-header>
                <text:p text:style-name="P97">Previous Window</text:p>
                <text:p text:style-name="P100">(Ctrl + Maj + Tab)</text:p>
              </text:list-header>
            </text:list>
          </table:table-cell>
          <table:table-cell table:style-name="Tableau7.B2" office:value-type="string">
            <text:p text:style-name="P3"><text:span text:style-name="T11">Switch to previous X</text:span> window (previous Scilab tool) <text:span text:style-name="T3">[4]</text:span>.</text:p>
          </table:table-cell>
        </table:table-row>
        <table:table-row>
          <table:table-cell table:style-name="Tableau7.A2" office:value-type="string">
            <text:list xml:id="list1712269787" text:continue-numbering="true" text:style-name="L4">
              <text:list-header>
                <text:p text:style-name="P97">Console</text:p>
              </text:list-header>
            </text:list>
          </table:table-cell>
          <table:table-cell table:style-name="Tableau7.B2" office:value-type="string">
            <text:p text:style-name="P50">Show or hide Console.</text:p>
          </table:table-cell>
        </table:table-row>
        <table:table-row>
          <table:table-cell table:style-name="Tableau7.A2" office:value-type="string">
            <text:list xml:id="list1622347124" text:continue-numbering="true" text:style-name="L4">
              <text:list-header>
                <text:p text:style-name="P97">Command History</text:p>
              </text:list-header>
            </text:list>
          </table:table-cell>
          <table:table-cell table:style-name="Tableau7.B2" office:value-type="string">
            <text:p text:style-name="P50">Show or hide Command History.</text:p>
          </table:table-cell>
        </table:table-row>
        <table:table-row>
          <table:table-cell table:style-name="Tableau7.A2" office:value-type="string">
            <text:list xml:id="list2120637571" text:continue-numbering="true" text:style-name="L4">
              <text:list-header>
                <text:p text:style-name="P97">Variable Browser</text:p>
              </text:list-header>
            </text:list>
          </table:table-cell>
          <table:table-cell table:style-name="Tableau7.B2" office:value-type="string">
            <text:p text:style-name="P50">Show or hide Browsevar.</text:p>
          </table:table-cell>
        </table:table-row>
        <table:table-row>
          <table:table-cell table:style-name="Tableau7.A2" office:value-type="string">
            <text:p text:style-name="P45">Help</text:p>
          </table:table-cell>
          <table:table-cell table:style-name="Tableau7.B2" office:value-type="string">
            <text:p text:style-name="P50">Show or hide Help.</text:p>
          </table:table-cell>
        </table:table-row>
        <table:table-row>
          <table:table-cell table:style-name="Tableau7.A2" office:value-type="string">
            <text:p text:style-name="P45">Editor</text:p>
          </table:table-cell>
          <table:table-cell table:style-name="Tableau7.B2" office:value-type="string">
            <text:p text:style-name="P50">Show or hide Editor.</text:p>
          </table:table-cell>
        </table:table-row>
        <table:table-row>
          <table:table-cell table:style-name="Tableau7.A2" office:value-type="string">
            <text:p text:style-name="P45">Xcos</text:p>
          </table:table-cell>
          <table:table-cell table:style-name="Tableau7.B2" office:value-type="string">
            <text:p text:style-name="P50">Show or hide Xcos.</text:p>
          </table:table-cell>
        </table:table-row>
        <table:table-row>
          <table:table-cell table:style-name="Tableau7.A2" office:value-type="string">
            <text:p text:style-name="P45">Variable Editor</text:p>
          </table:table-cell>
          <table:table-cell table:style-name="Tableau7.B2" office:value-type="string">
            <text:p text:style-name="P50">Show or hide Editvar.</text:p>
          </table:table-cell>
        </table:table-row>
        <table:table-row>
          <table:table-cell table:style-name="Tableau7.A2" office:value-type="string">
            <text:p text:style-name="P45">Graphical Editor</text:p>
          </table:table-cell>
          <table:table-cell table:style-name="Tableau7.B2" office:value-type="string">
            <text:p text:style-name="P50">Show or hide Graphical Editor.</text:p>
          </table:table-cell>
        </table:table-row>
        <table:table-row>
          <table:table-cell table:style-name="Tableau7.A2" office:value-type="string">
            <text:p text:style-name="P45">Toolbars</text:p>
          </table:table-cell>
          <table:table-cell table:style-name="Tableau7.B2" office:value-type="string">
            <text:p text:style-name="P50">Show or hide toolbars <text:span text:style-name="T3">[5]</text:span><text:span text:style-name="T19">.</text:span></text:p>
          </table:table-cell>
        </table:table-row>
        <table:table-row>
          <table:table-cell table:style-name="Tableau7.A2" office:value-type="string">
            <text:p text:style-name="P45">Windows Titles</text:p>
            <text:p text:style-name="P69">(Ctrl + Maj + W)</text:p>
          </table:table-cell>
          <table:table-cell table:style-name="Tableau7.B2" office:value-type="string">
            <text:p text:style-name="P50">Show or hide Windows Titles <text:span text:style-name="T3">[6]</text:span>.</text:p>
          </table:table-cell>
        </table:table-row>
      </table:table>
      <text:p text:style-name="P3"/>
      <text:p text:style-name="P3"/>
      <text:p text:style-name="P3"/>
      <text:p text:style-name="P15"/>
      <text:p text:style-name="P36"><text:span text:style-name="T3">[1]</text:span> Desktop Layout menu item:</text:p>
      <text:p text:style-name="P3"/>
      <table:table table:name="Tableau5" table:style-name="Tableau5">
        <table:table-column table:style-name="Tableau5.A"/>
        <table:table-column table:style-name="Tableau5.B"/>
        <table:table-row>
          <table:table-cell table:style-name="Tableau5.A1" office:value-type="string">
            <text:p text:style-name="P50"><text:s text:c="4"/>Desktop Layout <text:s text:c="9"/>&gt;</text:p>
          </table:table-cell>
          <table:table-cell table:style-name="Tableau5.B1" office:value-type="string">
            <text:p text:style-name="P50">Default</text:p>
          </table:table-cell>
        </table:table-row>
        <table:table-row>
          <table:table-cell table:style-name="Tableau5.A2" office:value-type="string">
            <text:p text:style-name="P50"/>
          </table:table-cell>
          <table:table-cell table:style-name="Tableau5.B2" office:value-type="string">
            <text:p text:style-name="P50">Console Window Only</text:p>
          </table:table-cell>
        </table:table-row>
        <table:table-row>
          <table:table-cell table:style-name="Tableau5.A2" office:value-type="string">
            <text:p text:style-name="P50"/>
          </table:table-cell>
          <table:table-cell table:style-name="Tableau5.B2" office:value-type="string">
            <text:p text:style-name="P50">History and Console Window</text:p>
          </table:table-cell>
        </table:table-row>
        <table:table-row>
          <table:table-cell table:style-name="Tableau5.A2" office:value-type="string">
            <text:p text:style-name="P50"/>
          </table:table-cell>
          <table:table-cell table:style-name="Tableau5.B2" office:value-type="string">
            <text:p text:style-name="P50">All Tabbed</text:p>
          </table:table-cell>
        </table:table-row>
        <table:table-row>
          <table:table-cell table:style-name="Tableau5.A2" office:value-type="string">
            <text:p text:style-name="P50"/>
          </table:table-cell>
          <table:table-cell table:style-name="Tableau5.B2" office:value-type="string">
            <text:p text:style-name="P50">All but Console Window Maximized</text:p>
          </table:table-cell>
        </table:table-row>
      </table:table>
      <text:p text:style-name="P3"/>
      <text:p text:style-name="P3"/>
      <text:p text:style-name="P10">Default</text:p>
      <text:p text:style-name="P3"><draw:line text:anchor-type="paragraph" draw:z-index="5" draw:style-name="gr4" draw:text-style-name="P109" svg:x1="4.8161in" svg:y1="0.2098in" svg:x2="5.1051in" svg:y2="0.4988in"><text:p/></draw:line><draw:line text:anchor-type="paragraph" draw:z-index="6" draw:style-name="gr4" draw:text-style-name="P109" svg:x1="5.1051in" svg:y1="0.2098in" svg:x2="4.8161in" svg:y2="0.4988in"><text:p/></draw:line></text:p>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56">Scilab</text:p>
          </table:table-cell>
          <table:covered-table-cell/>
          <table:table-cell table:style-name="Tableau15.A1" office:value-type="string">
            <text:p text:style-name="Textformatvorlage"/>
          </table:table-cell>
        </table:table-row>
        <table:table-row table:style-name="Tableau15.1">
          <table:table-cell table:style-name="Tableau15.A2" table:number-columns-spanned="3" office:value-type="string">
            <text:p text:style-name="P46">Menu bar &amp; Tool bar</text:p>
          </table:table-cell>
          <table:covered-table-cell/>
          <table:covered-table-cell/>
        </table:table-row>
        <table:table-row table:style-name="Tableau15.3">
          <table:table-cell table:style-name="Tableau15.A3" office:value-type="string">
            <text:p text:style-name="P47">Browsevar</text:p>
          </table:table-cell>
          <table:table-cell table:style-name="Tableau15.A2" table:number-rows-spanned="2" table:number-columns-spanned="2" office:value-type="string">
            <text:p text:style-name="P47">Scilab Console</text:p>
            <text:p text:style-name="P47">--&gt;</text:p>
          </table:table-cell>
          <table:covered-table-cell/>
        </table:table-row>
        <table:table-row table:style-name="Tableau15.4">
          <table:table-cell table:style-name="Tableau15.A3" office:value-type="string">
            <text:p text:style-name="P47">Command History</text:p>
          </table:table-cell>
          <table:covered-table-cell/>
          <table:covered-table-cell/>
        </table:table-row>
      </table:table>
      <text:p text:style-name="P3"/>
      <text:p text:style-name="P3"/>
      <text:p text:style-name="P10">Console Window Only</text:p>
      <text:p text:style-name="P3"><draw:line text:anchor-type="paragraph" draw:z-index="7" draw:style-name="gr4" draw:text-style-name="P109" svg:x1="4.8043in" svg:y1="0.2063in" svg:x2="5.0823in" svg:y2="0.4961in"><text:p/></draw:line><draw:line text:anchor-type="paragraph" draw:z-index="8" draw:style-name="gr4" draw:text-style-name="P109" svg:x1="5.0823in" svg:y1="0.2063in" svg:x2="4.8043in" svg:y2="0.4961in"><text:p/></draw:line></text:p>
      <table:table table:name="Tableau16" table:style-name="Tableau16">
        <table:table-column table:style-name="Tableau16.A"/>
        <table:table-column table:style-name="Tableau16.B"/>
        <table:table-row table:style-name="Tableau16.1">
          <table:table-cell table:style-name="Tableau16.A1" office:value-type="string">
            <text:p text:style-name="P56">Scilab</text:p>
          </table:table-cell>
          <table:table-cell table:style-name="Tableau16.A1" office:value-type="string">
            <text:p text:style-name="Textformatvorlage"/>
          </table:table-cell>
        </table:table-row>
        <table:table-row table:style-name="Tableau16.1">
          <table:table-cell table:style-name="Tableau16.A2" table:number-columns-spanned="2" office:value-type="string">
            <text:p text:style-name="P46">Menu bar &amp; Tool bar</text:p>
          </table:table-cell>
          <table:covered-table-cell/>
        </table:table-row>
        <table:table-row table:style-name="Tableau16.3">
          <table:table-cell table:style-name="Tableau16.A2" table:number-columns-spanned="2" office:value-type="string">
            <text:p text:style-name="P47">Scilab Console</text:p>
            <text:p text:style-name="P47">--&gt;</text:p>
          </table:table-cell>
          <table:covered-table-cell/>
        </table:table-row>
      </table:table>
      <text:p text:style-name="P9"/>
      <text:p text:style-name="P9"/>
      <text:p text:style-name="P10">History and Console Window</text:p>
      <text:p text:style-name="P12"><draw:line text:anchor-type="paragraph" draw:z-index="9" draw:style-name="gr4" draw:text-style-name="P109" svg:x1="4.8161in" svg:y1="0.2016in" svg:x2="5.0941in" svg:y2="0.4906in"><text:p/></draw:line><draw:line text:anchor-type="paragraph" draw:z-index="10" draw:style-name="gr4" draw:text-style-name="P109" svg:x1="5.0941in" svg:y1="0.2016in" svg:x2="4.8161in" svg:y2="0.4906in"><text:p/></draw:line></text:p>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56">Scilab</text:p>
          </table:table-cell>
          <table:covered-table-cell/>
          <table:table-cell table:style-name="Tableau17.A1" office:value-type="string">
            <text:p text:style-name="Textformatvorlage"/>
          </table:table-cell>
        </table:table-row>
        <table:table-row table:style-name="Tableau17.1">
          <table:table-cell table:style-name="Tableau17.A2" table:number-columns-spanned="3" office:value-type="string">
            <text:p text:style-name="P46">Menu bar &amp; Tool bar</text:p>
          </table:table-cell>
          <table:covered-table-cell/>
          <table:covered-table-cell/>
        </table:table-row>
        <table:table-row table:style-name="Tableau17.3">
          <table:table-cell table:style-name="Tableau17.A3" office:value-type="string">
            <text:p text:style-name="P47">Command History</text:p>
          </table:table-cell>
          <table:table-cell table:style-name="Tableau17.A2" table:number-columns-spanned="2" office:value-type="string">
            <text:p text:style-name="P47">Scilab Console</text:p>
            <text:p text:style-name="P47">--&gt;</text:p>
          </table:table-cell>
          <table:covered-table-cell/>
        </table:table-row>
      </table:table>
      <text:p text:style-name="P37">All Tabbed</text:p>
      <text:p text:style-name="P1"><draw:line text:anchor-type="paragraph" draw:z-index="11" draw:style-name="gr4" draw:text-style-name="P109" svg:x1="4.8161in" svg:y1="0.2063in" svg:x2="5.0823in" svg:y2="0.4961in"><text:p/></draw:line><draw:line text:anchor-type="paragraph" draw:z-index="12" draw:style-name="gr4" draw:text-style-name="P109" svg:x1="5.0823in" svg:y1="0.2063in" svg:x2="4.8161in" svg:y2="0.4961in"><text:p/></draw:line><draw:line text:anchor-type="paragraph" draw:z-index="15" draw:style-name="gr4" draw:text-style-name="P109" svg:x1="2.7555in" svg:y1="0.7929in" svg:x2="2.6862in" svg:y2="0.9437in"><text:p/></draw:line><draw:line text:anchor-type="paragraph" draw:z-index="16" draw:style-name="gr4" draw:text-style-name="P109" svg:x1="3.913in" svg:y1="0.7929in" svg:x2="3.8437in" svg:y2="0.9437in"><text:p/></draw:line><draw:line text:anchor-type="paragraph" draw:z-index="17" draw:style-name="gr4" draw:text-style-name="P109" svg:x1="5.0591in" svg:y1="0.7929in" svg:x2="4.9898in" svg:y2="0.9437in"><text:p/></draw:line><draw:line text:anchor-type="paragraph" draw:z-index="18" draw:style-name="gr4" draw:text-style-name="P109" svg:x1="2.6862in" svg:y1="0.7929in" svg:x2="2.7555in" svg:y2="0.9437in"><text:p/></draw:line><draw:line text:anchor-type="paragraph" draw:z-index="19" draw:style-name="gr4" draw:text-style-name="P109" svg:x1="3.8437in" svg:y1="0.7929in" svg:x2="3.913in" svg:y2="0.9437in"><text:p/></draw:line><draw:line text:anchor-type="paragraph" draw:z-index="20" draw:style-name="gr4" draw:text-style-name="P109" svg:x1="4.9898in" svg:y1="0.7929in" svg:x2="5.0591in" svg:y2="0.9437in"><text:p/></draw:line></text:p>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row table:style-name="Tableau18.1">
          <table:table-cell table:style-name="Tableau18.A1" table:number-columns-spanned="5" office:value-type="string">
            <text:p text:style-name="P56">Scilab</text:p>
          </table:table-cell>
          <table:covered-table-cell/>
          <table:covered-table-cell/>
          <table:covered-table-cell/>
          <table:covered-table-cell/>
          <table:table-cell table:style-name="Tableau18.A1" table:number-columns-spanned="2" office:value-type="string">
            <text:p text:style-name="Textformatvorlage"/>
          </table:table-cell>
          <table:covered-table-cell/>
        </table:table-row>
        <table:table-row table:style-name="Tableau18.1">
          <table:table-cell table:style-name="Tableau18.A2" table:number-columns-spanned="7" office:value-type="string">
            <text:p text:style-name="P46">Menu bar &amp; Tool bar</text:p>
          </table:table-cell>
          <table:covered-table-cell/>
          <table:covered-table-cell/>
          <table:covered-table-cell/>
          <table:covered-table-cell/>
          <table:covered-table-cell/>
          <table:covered-table-cell/>
        </table:table-row>
        <table:table-row table:style-name="Tableau18.3">
          <table:table-cell table:style-name="Tableau18.A3" office:value-type="string">
            <text:p text:style-name="P61">Scilab Console</text:p>
          </table:table-cell>
          <table:table-cell table:style-name="Tableau18.A3" office:value-type="string">
            <text:p text:style-name="P61"/>
          </table:table-cell>
          <table:table-cell table:style-name="Tableau18.C3" office:value-type="string">
            <text:p text:style-name="P62">Command History</text:p>
          </table:table-cell>
          <table:table-cell table:style-name="Tableau18.C3" office:value-type="string">
            <text:p text:style-name="P62"/>
          </table:table-cell>
          <table:table-cell table:style-name="Tableau18.C3" table:number-columns-spanned="2" office:value-type="string">
            <text:p text:style-name="P62">Browsevar</text:p>
          </table:table-cell>
          <table:covered-table-cell/>
          <table:table-cell table:style-name="Tableau18.A2" office:value-type="string">
            <text:p text:style-name="P62"/>
          </table:table-cell>
        </table:table-row>
        <table:table-row table:style-name="Tableau18.4">
          <table:table-cell table:style-name="Tableau18.A2" table:number-columns-spanned="7" office:value-type="string">
            <text:p text:style-name="P47">--&gt;</text:p>
          </table:table-cell>
          <table:covered-table-cell/>
          <table:covered-table-cell/>
          <table:covered-table-cell/>
          <table:covered-table-cell/>
          <table:covered-table-cell/>
          <table:covered-table-cell/>
        </table:table-row>
      </table:table>
      <text:p text:style-name="P3"/>
      <text:p text:style-name="P3"/>
      <text:p text:style-name="P11">All but Console Window Maximized</text:p>
      <text:p text:style-name="P3"><draw:line text:anchor-type="paragraph" draw:z-index="13" draw:style-name="gr4" draw:text-style-name="P109" svg:x1="4.8161in" svg:y1="0.2028in" svg:x2="5.0823in" svg:y2="0.4925in"><text:p/></draw:line><draw:line text:anchor-type="paragraph" draw:z-index="14" draw:style-name="gr4" draw:text-style-name="P109" svg:x1="5.0823in" svg:y1="0.2028in" svg:x2="4.8161in" svg:y2="0.4925in"><text:p/></draw:line></text:p>
      <table:table table:name="Tableau19" table:style-name="Tableau19">
        <table:table-column table:style-name="Tableau19.A"/>
        <table:table-column table:style-name="Tableau19.B"/>
        <table:table-row table:style-name="Tableau19.1">
          <table:table-cell table:style-name="Tableau19.A1" office:value-type="string">
            <text:p text:style-name="P56">Scilab</text:p>
          </table:table-cell>
          <table:table-cell table:style-name="Tableau19.A1" office:value-type="string">
            <text:p text:style-name="Textformatvorlage"/>
          </table:table-cell>
        </table:table-row>
        <table:table-row table:style-name="Tableau19.1">
          <table:table-cell table:style-name="Tableau19.A2" table:number-columns-spanned="2" office:value-type="string">
            <text:p text:style-name="P46">Menu bar &amp; Tool bar</text:p>
          </table:table-cell>
          <table:covered-table-cell/>
        </table:table-row>
        <table:table-row table:style-name="Tableau19.3">
          <table:table-cell table:style-name="Tableau19.A2" table:number-columns-spanned="2" office:value-type="string">
            <text:p text:style-name="P47">Scilab Console</text:p>
            <text:p text:style-name="P47"><draw:custom-shape text:anchor-type="paragraph" draw:z-index="3" draw:style-name="gr3" draw:text-style-name="P111" svg:width="0.9378in" svg:height="0.1622in" svg:x="-0.0217in" svg:y="0.9528in"><text:p><text:span text:style-name="T25">Command His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3" draw:text-style-name="P111" svg:width="0.5906in" svg:height="0.1622in" svg:x="0.9161in" svg:y="0.9528in"><text:p><text:span text:style-name="T25">Browsev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gt;</text:p>
          </table:table-cell>
          <table:covered-table-cell/>
        </table:table-row>
        <table:table-row table:style-name="Tableau19.4">
          <table:table-cell table:style-name="Tableau19.A2" table:number-columns-spanned="2" office:value-type="string">
            <text:p text:style-name="P47"/>
          </table:table-cell>
          <table:covered-table-cell/>
        </table:table-row>
      </table:table>
      <text:p text:style-name="P3"/>
      <text:p text:style-name="P3"/>
      <text:p text:style-name="Standard"/>
      <text:p text:style-name="P36"><text:span text:style-name="T3">[2]</text:span> Example of saving a layout:</text:p>
      <text:p text:style-name="P3"/>
      <text:p text:style-name="P3">Will open a window which allow the user to save his Scilab Desktop layout.</text:p>
      <text:p text:style-name="P3"/>
      <text:p text:style-name="P3"><draw:rect text:anchor-type="paragraph" draw:z-index="257" draw:style-name="gr12" draw:text-style-name="P109" svg:width="3.9067in" svg:height="1.3961in" svg:x="1.4709in" svg:y="0.0402in"><text:p/></draw:rect><draw:frame text:anchor-type="paragraph" draw:z-index="258" draw:style-name="gr17" svg:width="2.4587in" svg:height="0.2087in" svg:x="1.6272in" svg:y="0.1965in"><draw:text-box><text:p>Enter a name for the layout</text:p></draw:text-box></draw:frame><draw:rect text:anchor-type="paragraph" draw:z-index="259" draw:style-name="gr13" draw:text-style-name="P109" svg:width="3.563in" svg:height="0.2606in" svg:x="1.6272in" svg:y="0.4571in"><text:p/></draw:rect><draw:line text:anchor-type="paragraph" draw:z-index="260" draw:style-name="gr1" draw:text-style-name="P109" svg:x1="4.9291in" svg:y1="0.4571in" svg:x2="4.9291in" svg:y2="0.7173in"><text:p/></draw:line><draw:line text:anchor-type="paragraph" draw:z-index="261" draw:style-name="gr1" draw:text-style-name="P109" svg:x1="5.1898in" svg:y1="0.4571in" svg:x2="5.0543in" svg:y2="0.7173in"><text:p/></draw:line><draw:line text:anchor-type="paragraph" draw:z-index="262" draw:style-name="gr1" draw:text-style-name="P109" svg:x1="4.9291in" svg:y1="0.4571in" svg:x2="5.0543in" svg:y2="0.7173in"><text:p/></draw:line><draw:custom-shape text:anchor-type="paragraph" draw:z-index="263" draw:style-name="gr19" svg:width="0.8961in" svg:height="0.2815in" svg:x="2.45in" svg:y="0.9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4" draw:style-name="gr19" svg:width="0.8961in" svg:height="0.2815in" svg:x="3.4752in" svg:y="0.9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65" draw:style-name="gr17" svg:width="0.3024in" svg:height="0.2087in" svg:x="2.7835in" svg:y="0.978in"><draw:text-box><text:p>OK</text:p></draw:text-box></draw:frame><draw:frame text:anchor-type="paragraph" draw:z-index="266" draw:style-name="gr17" svg:width="0.5358in" svg:height="0.2087in" svg:x="3.7063in" svg:y="0.978in"><draw:text-box><text:p>Cancel</text:p></draw:text-box></draw:frame></text:p>
      <text:p text:style-name="P3"/>
      <text:p text:style-name="P3"><draw:frame text:anchor-type="paragraph" draw:z-index="267" draw:style-name="gr30" svg:width="1.1669in" svg:height="0.1925in" svg:x="1.6583in" svg:y="0.0764in"><draw:text-box><text:p>myScilabLayout</text:p></draw:text-box></draw:frame></text:p>
      <text:p text:style-name="P3"/>
      <text:p text:style-name="P3"/>
      <text:p text:style-name="P3"/>
      <text:p text:style-name="P3"/>
      <text:p text:style-name="P3"/>
      <text:p text:style-name="P3"/>
      <text:p text:style-name="P3"><text:span text:style-name="T1">Note</text:span>:<text:tab/>The user through the editable combo box will enter the name of the layout to save.</text:p>
      <text:p text:style-name="P3"><text:tab/>The combo box will display all the existing layout saved by the user.</text:p>
      <text:p text:style-name="P3"/>
      <text:p text:style-name="P3"><text:tab/>Once the layout saved, this one will be available in the Desktop Layout menu item:</text:p>
      <text:p text:style-name="P3"/>
      <table:table table:name="Table29" table:style-name="Table29">
        <table:table-column table:style-name="Table29.A"/>
        <table:table-column table:style-name="Table29.B"/>
        <table:table-row>
          <table:table-cell table:style-name="Table29.A1" office:value-type="string">
            <text:p text:style-name="P50"><text:s text:c="4"/>Desktop Layout <text:s text:c="9"/>&gt;</text:p>
          </table:table-cell>
          <table:table-cell table:style-name="Table29.B1" office:value-type="string">
            <text:p text:style-name="P50">Default</text:p>
          </table:table-cell>
        </table:table-row>
        <table:table-row>
          <table:table-cell table:style-name="Table29.A2" office:value-type="string">
            <text:p text:style-name="P50"/>
          </table:table-cell>
          <table:table-cell table:style-name="Table29.B2" office:value-type="string">
            <text:p text:style-name="P50">Console Window Only</text:p>
          </table:table-cell>
        </table:table-row>
        <table:table-row>
          <table:table-cell table:style-name="Table29.A2" office:value-type="string">
            <text:p text:style-name="P50"/>
          </table:table-cell>
          <table:table-cell table:style-name="Table29.B2" office:value-type="string">
            <text:p text:style-name="P50">History and Console Window</text:p>
          </table:table-cell>
        </table:table-row>
        <table:table-row>
          <table:table-cell table:style-name="Table29.A2" office:value-type="string">
            <text:p text:style-name="P50"/>
          </table:table-cell>
          <table:table-cell table:style-name="Table29.B2" office:value-type="string">
            <text:p text:style-name="P50">All Tabbed</text:p>
          </table:table-cell>
        </table:table-row>
        <table:table-row>
          <table:table-cell table:style-name="Table29.A2" office:value-type="string">
            <text:p text:style-name="P50"/>
          </table:table-cell>
          <table:table-cell table:style-name="Table29.B2" office:value-type="string">
            <text:p text:style-name="P50">All but Console Window Maximized</text:p>
          </table:table-cell>
        </table:table-row>
        <table:table-row table:style-name="Table29.6">
          <table:table-cell table:style-name="Table29.A2" office:value-type="string">
            <text:p text:style-name="P50"/>
          </table:table-cell>
          <table:table-cell table:style-name="Table29.B2" office:value-type="string">
            <text:p text:style-name="P50"/>
          </table:table-cell>
        </table:table-row>
        <table:table-row>
          <table:table-cell table:style-name="Table29.A2" office:value-type="string">
            <text:p text:style-name="P50"/>
          </table:table-cell>
          <table:table-cell table:style-name="Table29.B2" office:value-type="string">
            <text:p text:style-name="P50">myScilabLayout</text:p>
          </table:table-cell>
        </table:table-row>
      </table:table>
      <text:p text:style-name="P3"/>
      <text:p text:style-name="P3"><text:tab/>The user can load his saved layout through the Desktop Layout.</text:p>
      <text:p text:style-name="P15"/>
      <text:p text:style-name="P15"/>
      <text:p text:style-name="P15"/>
      <text:p text:style-name="P36"><text:span text:style-name="T3">[3]</text:span> Example of organizing layouts:</text:p>
      <text:p text:style-name="P3"/>
      <text:p text:style-name="P3"><draw:rect text:anchor-type="paragraph" draw:z-index="268" draw:style-name="gr12" draw:text-style-name="P109" svg:width="2.8543in" svg:height="1.8858in" svg:x="2.0126in" svg:y="0.4354in"><text:p/></draw:rect><draw:custom-shape text:anchor-type="paragraph" draw:z-index="269" draw:style-name="gr19" svg:width="0.8961in" svg:height="0.2815in" svg:x="3.85in" svg:y="0.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0" draw:style-name="gr17" svg:width="0.5669in" svg:height="0.2087in" svg:x="4.0228in" svg:y="0.8319in"><draw:text-box><text:p>Rename</text:p></draw:text-box></draw:frame><draw:custom-shape text:anchor-type="paragraph" draw:z-index="271" draw:style-name="gr19" svg:width="0.8961in" svg:height="0.2815in" svg:x="3.8602in" svg:y="1.21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2" draw:style-name="gr17" svg:width="0.4752in" svg:height="0.2087in" svg:x="4.0898in" svg:y="1.2362in"><draw:text-box><text:p>Delete</text:p></draw:text-box></draw:frame><draw:custom-shape text:anchor-type="paragraph" draw:z-index="273" draw:style-name="gr19" svg:width="0.8961in" svg:height="0.2815in" svg:x="3.8709in" svg:y="1.9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4" draw:style-name="gr17" svg:width="0.4378in" svg:height="0.2087in" svg:x="4.1272in" svg:y="1.9634in"><draw:text-box><text:p>Close</text:p></draw:text-box></draw:frame><draw:frame text:anchor-type="paragraph" draw:z-index="275" draw:style-name="gr31" svg:width="1.2398in" svg:height="0.198in" svg:x="2.0854in" svg:y="0.55in"><draw:text-box><text:p>Saved Layouts:</text:p></draw:text-box></draw:frame><draw:rect text:anchor-type="paragraph" draw:z-index="276" draw:style-name="gr13" draw:text-style-name="P109" svg:width="1.4067in" svg:height="1.0004in" svg:x="2.1063in" svg:y="0.7898in"><text:p/></draw:rect><draw:frame text:anchor-type="paragraph" draw:z-index="277" draw:style-name="gr32" svg:width="1.1878in" svg:height="0.2189in" svg:x="2.1689in" svg:y="0.8311in"><draw:text-box><text:p>myScilabLayout</text:p></draw:text-box></draw:frame>Will open a window which allow the user to organize his saved layouts.</text:p>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3"><text:span text:style-name="T1">Note</text:span>:<text:tab/>The user can rename or delete a saved layout. All changes will respectively update Desktop <text:tab/>Layout menu item.</text:p>
      <text:p text:style-name="P3"/>
      <text:p text:style-name="P3"><text:tab/>If none item is selected, buttons “Rename” and “Delete” are disabled.</text:p>
      <text:p text:style-name="P3"/>
      <text:p text:style-name="P3"/>
      <table:table table:name="Table30" table:style-name="Table30">
        <table:table-column table:style-name="Table30.A"/>
        <table:table-column table:style-name="Table30.B"/>
        <table:table-column table:style-name="Table30.C"/>
        <table:table-row>
          <table:table-cell table:style-name="Table30.A1" office:value-type="string">
            <text:p text:style-name="P53"/>
          </table:table-cell>
          <table:table-cell table:style-name="Table30.A1" office:value-type="string">
            <text:p text:style-name="P53"><text:s/>Left Double-click</text:p>
          </table:table-cell>
          <table:table-cell table:style-name="Table30.C1" office:value-type="string">
            <text:p text:style-name="P53">Right Click</text:p>
          </table:table-cell>
        </table:table-row>
        <table:table-row>
          <table:table-cell table:style-name="Table30.A2" office:value-type="string">
            <text:p text:style-name="P53">Item of the saved layouts list</text:p>
          </table:table-cell>
          <table:table-cell table:style-name="Table30.B2" office:value-type="string">
            <text:p text:style-name="P57">Puts the selected in edition mode, the user can directly rename the item.</text:p>
          </table:table-cell>
          <table:table-cell table:style-name="Table30.C2" office:value-type="string">
            <text:p text:style-name="P60">On selection mode:</text:p>
            <text:p text:style-name="P59">A contextual menu will propose to “Rename” or “Delete” the selected item.</text:p>
            <text:p text:style-name="P59"/>
            <text:p text:style-name="P60">On edition mode:</text:p>
            <text:p text:style-name="P59">A contextual menu will propose to “Cut”, “Copy”, “Paste” or “Select All” on the selected item.</text:p>
          </table:table-cell>
        </table:table-row>
      </table:table>
      <text:p text:style-name="P15"/>
      <text:p text:style-name="P15"/>
      <text:p text:style-name="P41"><text:span text:style-name="T3">[4]</text:span> Example of “Next Window” action:</text:p>
      <text:p text:style-name="P29"><draw:line text:anchor-type="paragraph" draw:z-index="304" draw:style-name="gr1" draw:text-style-name="P109" svg:x1="6.1272in" svg:y1="0.1898in" svg:x2="5.8874in" svg:y2="0.4606in"><text:p/></draw:line><draw:line text:anchor-type="paragraph" draw:z-index="303" draw:style-name="gr1" draw:text-style-name="P109" svg:x1="5.8874in" svg:y1="0.1898in" svg:x2="6.1272in" svg:y2="0.4606in"><text:p/></draw:line></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6">Scilab</text:p>
          </table:table-cell>
          <table:covered-table-cell/>
          <table:table-cell table:style-name="Table2.A1" office:value-type="string">
            <text:p text:style-name="Textformatvorlage"/>
          </table:table-cell>
        </table:table-row>
        <table:table-row table:style-name="Table2.1">
          <table:table-cell table:style-name="Table2.A2" table:number-columns-spanned="3" office:value-type="string">
            <text:p text:style-name="P46">Menu bar &amp; Tool bar</text:p>
          </table:table-cell>
          <table:covered-table-cell/>
          <table:covered-table-cell/>
        </table:table-row>
        <table:table-row table:style-name="Table2.3">
          <table:table-cell table:style-name="Table2.A3" office:value-type="string">
            <text:p text:style-name="P68"><draw:line text:anchor-type="paragraph" draw:z-index="301" draw:style-name="gr35" draw:text-style-name="P109" svg:x1="0.0224in" svg:y1="0.0118in" svg:x2="1.8244in" svg:y2="0.0118in"><text:p/></draw:line><draw:line text:anchor-type="paragraph" draw:z-index="300" draw:style-name="gr35" draw:text-style-name="P109" svg:x1="1.8079in" svg:y1="0.0098in" svg:x2="1.7953in" svg:y2="1.4634in"><text:p/></draw:line><draw:line text:anchor-type="paragraph" draw:z-index="299" draw:style-name="gr35" draw:text-style-name="P109" svg:x1="0.0181in" svg:y1="0.0098in" svg:x2="0.0055in" svg:y2="1.4634in"><text:p/></draw:line>Browsevar</text:p>
          </table:table-cell>
          <table:table-cell table:style-name="Table2.A2" table:number-rows-spanned="2" table:number-columns-spanned="2" office:value-type="string">
            <text:p text:style-name="P47">Scilab Console</text:p>
            <text:p text:style-name="P47"><draw:line text:anchor-type="paragraph" draw:z-index="302" draw:style-name="gr35" draw:text-style-name="P109" svg:x1="-1.8571in" svg:y1="1.2638in" svg:x2="-0.0551in" svg:y2="1.2638in"><text:p/></draw:line>--&gt;</text:p>
          </table:table-cell>
          <table:covered-table-cell/>
        </table:table-row>
        <table:table-row table:style-name="Table2.3">
          <table:table-cell table:style-name="Table2.A3" office:value-type="string">
            <text:p text:style-name="P64">Command History</text:p>
          </table:table-cell>
          <table:covered-table-cell/>
          <table:covered-table-cell/>
        </table:table-row>
      </table:table>
      <text:p text:style-name="P76">- focus is on Browsevar window -</text:p>
      <text:p text:style-name="P15"/>
      <text:p text:style-name="P76"><draw:line text:anchor-type="paragraph" draw:z-index="310" draw:style-name="gr1" draw:text-style-name="P109" svg:x1="6.1272in" svg:y1="0.3461in" svg:x2="5.8874in" svg:y2="0.6169in"><text:p/></draw:line><draw:line text:anchor-type="paragraph" draw:z-index="309" draw:style-name="gr1" draw:text-style-name="P109" svg:x1="5.8874in" svg:y1="0.3354in" svg:x2="6.1272in" svg:y2="0.6063in"><text:p/></draw:line></text:p>
      <text:p text:style-name="P76"/>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56">Scilab</text:p>
          </table:table-cell>
          <table:covered-table-cell/>
          <table:table-cell table:style-name="Table39.A1" office:value-type="string">
            <text:p text:style-name="Textformatvorlage"/>
          </table:table-cell>
        </table:table-row>
        <table:table-row table:style-name="Table39.1">
          <table:table-cell table:style-name="Table39.A2" table:number-columns-spanned="3" office:value-type="string">
            <text:p text:style-name="P46">Menu bar &amp; Tool bar</text:p>
          </table:table-cell>
          <table:covered-table-cell/>
          <table:covered-table-cell/>
        </table:table-row>
        <table:table-row table:style-name="Table39.3">
          <table:table-cell table:style-name="Table39.A3" office:value-type="string">
            <text:p text:style-name="P64"><draw:line text:anchor-type="paragraph" draw:z-index="306" draw:style-name="gr35" draw:text-style-name="P109" svg:x1="1.8035in" svg:y1="1.5327in" svg:x2="1.7909in" svg:y2="2.9862in"><text:p/></draw:line>Browsevar</text:p>
          </table:table-cell>
          <table:table-cell table:style-name="Table39.A2" table:number-rows-spanned="2" table:number-columns-spanned="2" office:value-type="string">
            <text:p text:style-name="P47">Scilab Console</text:p>
            <text:p text:style-name="P47"><draw:line text:anchor-type="paragraph" draw:z-index="308" draw:style-name="gr35" draw:text-style-name="P109" svg:x1="-1.8571in" svg:y1="2.7846in" svg:x2="-0.0551in" svg:y2="2.7846in"><text:p/></draw:line>--&gt;</text:p>
          </table:table-cell>
          <table:covered-table-cell/>
        </table:table-row>
        <table:table-row table:style-name="Table39.3">
          <table:table-cell table:style-name="Table39.A3" office:value-type="string">
            <text:p text:style-name="P67"><draw:line text:anchor-type="paragraph" draw:z-index="305" draw:style-name="gr35" draw:text-style-name="P109" svg:x1="0.0181in" svg:y1="0.0028in" svg:x2="0.0055in" svg:y2="1.4563in"><text:p/></draw:line><draw:line text:anchor-type="paragraph" draw:z-index="307" draw:style-name="gr35" draw:text-style-name="P109" svg:x1="0.0016in" svg:y1="0.0047in" svg:x2="1.8035in" svg:y2="0.0047in"><text:p/></draw:line>Command History</text:p>
          </table:table-cell>
          <table:covered-table-cell/>
          <table:covered-table-cell/>
        </table:table-row>
      </table:table>
      <text:p text:style-name="P76">- after action “Next Window”, focus is on Command History window -</text:p>
      <text:p text:style-name="P15"/>
      <text:p text:style-name="P14"/>
      <text:p text:style-name="P24"><text:span text:style-name="T22">Note</text:span><text:span text:style-name="T23">:<text:tab/></text:span></text:p>
      <text:p text:style-name="P24"><text:span text:style-name="T23"><text:tab/></text:span><text:span text:style-name="T21">The next action “Next Window” will put the focus on Scilab Console window.</text:span></text:p>
      <text:p text:style-name="P23"><text:s/><text:tab/></text:p>
      <text:p text:style-name="P23"><text:span text:style-name="T21"><text:tab/>In the same way action “Previous Window” will (if the focus is on Browsevar window) put <text:tab/>the </text:span>focus on Scilab Console window.</text:p>
      <text:p text:style-name="P3"><text:span text:style-name="T3">[5]</text:span> Toolbars menu item:</text:p>
      <text:p text:style-name="P3"/>
      <table:table table:name="Tableau6" table:style-name="Tableau6">
        <table:table-column table:style-name="Tableau6.A"/>
        <table:table-column table:style-name="Tableau6.B"/>
        <text:soft-page-break/>
        <table:table-row>
          <table:table-cell table:style-name="Tableau6.A1" office:value-type="string">
            <text:p text:style-name="P50"><text:s text:c="4"/>Toolbars <text:s text:c="20"/>&gt;</text:p>
          </table:table-cell>
          <table:table-cell table:style-name="Tableau6.B1" office:value-type="string">
            <text:list xml:id="list1701957000" text:continue-numbering="true" text:style-name="L4">
              <text:list-item>
                <text:p text:style-name="P96">Scilab</text:p>
              </text:list-item>
            </text:list>
          </table:table-cell>
        </table:table-row>
        <table:table-row>
          <table:table-cell table:style-name="Tableau6.A2" office:value-type="string">
            <text:p text:style-name="P50"/>
          </table:table-cell>
          <table:table-cell table:style-name="Tableau6.B2" office:value-type="string">
            <text:list xml:id="list94027775" text:continue-numbering="true" text:style-name="L4">
              <text:list-item>
                <text:p text:style-name="P96">Command History</text:p>
              </text:list-item>
            </text:list>
          </table:table-cell>
        </table:table-row>
        <table:table-row>
          <table:table-cell table:style-name="Tableau6.A2" office:value-type="string">
            <text:p text:style-name="P50"/>
          </table:table-cell>
          <table:table-cell table:style-name="Tableau6.B2" office:value-type="string">
            <text:list xml:id="list1709240695" text:continue-numbering="true" text:style-name="L4">
              <text:list-item>
                <text:p text:style-name="P96">Variable Browser</text:p>
              </text:list-item>
            </text:list>
          </table:table-cell>
        </table:table-row>
      </table:table>
      <text:p text:style-name="P3"/>
      <text:p text:style-name="P3"/>
      <text:p text:style-name="P3"><text:span text:style-name="T1">Note</text:span>:<text:tab/>Will appear only windows displayed in Scilab Desktop.</text:p>
      <text:p text:style-name="P3"/>
      <text:p text:style-name="P3"><text:tab/>All the displayed toolbars are active even if the window is not focused. </text:p>
      <text:p text:style-name="P3"><text:tab/><text:span text:style-name="T18">Example</text:span>: If the focus is on the Scilab Console and the user clicks on the button “copy” of <text:tab/>the Editor's toolbar, the focus will be given to Editor and action “copy” will be executed. </text:p>
      <text:p text:style-name="P3"/>
      <text:p text:style-name="P3"/>
      <text:p text:style-name="P3"/>
      <text:p text:style-name="P3"/>
      <text:p text:style-name="P9"/>
      <text:p text:style-name="P40"><text:span text:style-name="T10">[6]</text:span><text:span text:style-name="T5"> Show or hide window title on Scilab Console:</text:span></text:p>
      <text:p text:style-name="P12"><draw:line text:anchor-type="paragraph" draw:z-index="253" draw:style-name="gr1" draw:text-style-name="P109" svg:x1="6.1118in" svg:y1="0.2217in" svg:x2="5.8618in" svg:y2="0.4925in"><text:p/></draw:line><draw:line text:anchor-type="paragraph" draw:z-index="254" draw:style-name="gr1" draw:text-style-name="P109" svg:x1="5.8618in" svg:y1="0.2217in" svg:x2="6.1118in" svg:y2="0.4925in"><text:p/></draw:line></text:p>
      <table:table table:name="Table27" table:style-name="Table27">
        <table:table-column table:style-name="Table27.A"/>
        <table:table-column table:style-name="Table27.B"/>
        <table:table-row table:style-name="Table27.1">
          <table:table-cell table:style-name="Table27.A1" office:value-type="string">
            <text:p text:style-name="P56">Scilab</text:p>
          </table:table-cell>
          <table:table-cell table:style-name="Table27.A1" office:value-type="string">
            <text:p text:style-name="Textformatvorlage"/>
          </table:table-cell>
        </table:table-row>
        <table:table-row table:style-name="Table27.1">
          <table:table-cell table:style-name="Table27.A2" table:number-columns-spanned="2" office:value-type="string">
            <text:p text:style-name="P46"><draw:frame draw:style-name="fr1" draw:name="graphics7" text:anchor-type="paragraph" svg:x="4.789in" svg:y="0.2689in" svg:width="0.7374in" svg:height="0.2409in" draw:z-index="251"><draw:image xlink:href="Pictures/100000000000003C000000131583F2AE.jpg" xlink:type="simple" xlink:show="embed" xlink:actuate="onLoad"/></draw:frame>Menu bar &amp; Tool bar</text:p>
          </table:table-cell>
          <table:covered-table-cell/>
        </table:table-row>
        <table:table-row table:style-name="Table27.3">
          <table:table-cell table:style-name="Table27.A2" table:number-columns-spanned="2" office:value-type="string">
            <text:p text:style-name="P54">Scilab Console</text:p>
            <text:p text:style-name="P47"><draw:line text:anchor-type="paragraph" draw:z-index="252" draw:style-name="gr1" draw:text-style-name="P109" svg:x1="-0.0201in" svg:y1="0.0764in" svg:x2="5.5319in" svg:y2="0.0866in"><text:p/></draw:line></text:p>
            <text:p text:style-name="P47">--&gt;</text:p>
          </table:table-cell>
          <table:covered-table-cell/>
        </table:table-row>
      </table:table>
      <text:p text:style-name="P20">- Scilab Console with window title displayed -</text:p>
      <text:p text:style-name="P12"/>
      <text:p text:style-name="P12"/>
      <text:p text:style-name="P12"><draw:line text:anchor-type="paragraph" draw:z-index="255" draw:style-name="gr1" draw:text-style-name="P109" svg:x1="6.1118in" svg:y1="0.2063in" svg:x2="5.8618in" svg:y2="0.498in"><text:p/></draw:line><draw:line text:anchor-type="paragraph" draw:z-index="256" draw:style-name="gr1" draw:text-style-name="P109" svg:x1="5.8618in" svg:y1="0.2063in" svg:x2="6.1118in" svg:y2="0.498in"><text:p/></draw:line></text:p>
      <table:table table:name="Table28" table:style-name="Table28">
        <table:table-column table:style-name="Table28.A"/>
        <table:table-column table:style-name="Table28.B"/>
        <table:table-row table:style-name="Table28.1">
          <table:table-cell table:style-name="Table28.A1" office:value-type="string">
            <text:p text:style-name="P56">Scilab</text:p>
          </table:table-cell>
          <table:table-cell table:style-name="Table28.A1" office:value-type="string">
            <text:p text:style-name="Textformatvorlage"/>
          </table:table-cell>
        </table:table-row>
        <table:table-row table:style-name="Table28.1">
          <table:table-cell table:style-name="Table28.A2" table:number-columns-spanned="2" office:value-type="string">
            <text:p text:style-name="P46">Menu bar &amp; Tool bar</text:p>
          </table:table-cell>
          <table:covered-table-cell/>
        </table:table-row>
        <table:table-row table:style-name="Table28.3">
          <table:table-cell table:style-name="Table28.A2" table:number-columns-spanned="2" office:value-type="string">
            <text:p text:style-name="P47">--&gt;</text:p>
          </table:table-cell>
          <table:covered-table-cell/>
        </table:table-row>
      </table:table>
      <text:p text:style-name="P20">- Scilab Console with window title hidden -</text:p>
      <text:p text:style-name="P39">Menu Window</text:p>
      <text:p text:style-name="P12"/>
      <text:p text:style-name="P3"><draw:rect text:anchor-type="paragraph" draw:z-index="21" draw:style-name="gr2" draw:text-style-name="P110" svg:width="1.1807in" svg:height="0.3016in" svg:x="2.5362in" svg:y="0.0925in"><text:p text:style-name="P110">Window</text:p></draw:rect></text:p>
      <text:p text:style-name="P3"><draw:custom-shape text:anchor-type="paragraph" draw:z-index="313" draw:style-name="gr5" draw:text-style-name="P109" svg:width="0.2898in" svg:height="1.3232in" svg:x="4.422in" svg:y="0.244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314" draw:style-name="gr23" svg:width="1.8524in" svg:height="1.3425in" svg:x="4.7673in" svg:y="0.2717in"><draw:text-box><text:p>These items correspond to the current focused window(X).</text:p><text:p>If not any window is focused these items will not appear in menu Window</text:p></draw:text-box></draw:frame></text:p>
      <table:table table:name="Tableau20" table:style-name="Tableau20">
        <table:table-column table:style-name="Tableau20.A"/>
        <table:table-row>
          <table:table-cell table:style-name="Tableau20.A1" office:value-type="string">
            <text:p text:style-name="P51">Minimize X Window</text:p>
          </table:table-cell>
        </table:table-row>
        <table:table-row>
          <table:table-cell table:style-name="Tableau20.A2" office:value-type="string">
            <text:p text:style-name="P51">Maximize X Window</text:p>
          </table:table-cell>
        </table:table-row>
        <table:table-row>
          <table:table-cell table:style-name="Tableau20.A2" office:value-type="string">
            <text:p text:style-name="P51">Undock X Window</text:p>
          </table:table-cell>
        </table:table-row>
        <table:table-row>
          <table:table-cell table:style-name="Tableau20.A2" office:value-type="string">
            <text:p text:style-name="P51">Move X Window</text:p>
          </table:table-cell>
        </table:table-row>
        <table:table-row>
          <table:table-cell table:style-name="Tableau20.A2" office:value-type="string">
            <text:p text:style-name="P51"><draw:frame text:anchor-type="paragraph" draw:z-index="316" draw:style-name="gr23" svg:width="1.8524in" svg:height="1.3425in" svg:x="-2.3311in" svg:y="1.5752in"><draw:text-box><text:p>These items correspond to the current focused Y window (of a X window).</text:p><text:p>If not any Y window is focused these items will not appear in menu Window.</text:p></draw:text-box></draw:frame>Resize X Window</text:p>
          </table:table-cell>
        </table:table-row>
        <table:table-row table:style-name="Tableau20.6">
          <table:table-cell table:style-name="Tableau20.A2" office:value-type="string">
            <text:p text:style-name="P51"><draw:custom-shape text:anchor-type="paragraph" draw:z-index="315" draw:style-name="gr5" draw:text-style-name="P109" svg:width="0.2606in" svg:height="4.198in" svg:x="-0.4063in" svg:y="0.0043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row>
        <table:table-row>
          <table:table-cell table:style-name="Tableau20.A2" office:value-type="string">
            <text:p text:style-name="P66">Undock X.Y Window</text:p>
          </table:table-cell>
        </table:table-row>
        <table:table-row>
          <table:table-cell table:style-name="Tableau20.A2" office:value-type="string">
            <text:p text:style-name="P66">Move X.Y Window</text:p>
          </table:table-cell>
        </table:table-row>
        <table:table-row>
          <table:table-cell table:style-name="Tableau20.A2" office:value-type="string">
            <text:p text:style-name="P66">Resize X.Y Window</text:p>
          </table:table-cell>
        </table:table-row>
        <table:table-row table:style-name="Tableau20.6">
          <table:table-cell table:style-name="Tableau20.A2" office:value-type="string">
            <text:p text:style-name="P66"><draw:custom-shape text:anchor-type="paragraph" draw:z-index="22" draw:style-name="gr5" draw:text-style-name="P109" svg:width="0.2315in" svg:height="0.5213in" svg:x="1.8937in" svg:y="0.007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cell>
        </table:table-row>
        <table:table-row>
          <table:table-cell table:style-name="Tableau20.A2" office:value-type="string">
            <text:list xml:id="list104521761" text:continue-numbering="true" text:style-name="L4">
              <text:list-header>
                <text:p text:style-name="P102"><draw:frame text:anchor-type="paragraph" draw:z-index="23" draw:style-name="gr6" svg:width="1.7634in" svg:height="0.5213in" svg:x="2.3098in" svg:y="0.0154in"><draw:text-box><text:p>Switch to next or previous tab (document)</text:p></draw:text-box></draw:frame>Next Tab</text:p>
              </text:list-header>
            </text:list>
          </table:table-cell>
        </table:table-row>
        <table:table-row>
          <table:table-cell table:style-name="Tableau20.A2" office:value-type="string">
            <text:list xml:id="list1988004343" text:continue-numbering="true" text:style-name="L4">
              <text:list-header>
                <text:p text:style-name="P102">Previous Tab</text:p>
              </text:list-header>
            </text:list>
          </table:table-cell>
        </table:table-row>
        <table:table-row table:style-name="Tableau20.6">
          <table:table-cell table:style-name="Tableau20.A2" office:value-type="string">
            <text:p text:style-name="P66"/>
          </table:table-cell>
        </table:table-row>
        <table:table-row>
          <table:table-cell table:style-name="Tableau20.A2" office:value-type="string">
            <text:p text:style-name="P65">Split Screen <text:s text:c="18"/>&gt;</text:p>
          </table:table-cell>
        </table:table-row>
        <table:table-row>
          <table:table-cell table:style-name="Tableau20.A2" office:value-type="string">
            <text:p text:style-name="P65">Tile <text:s text:c="31"/>&gt;</text:p>
          </table:table-cell>
        </table:table-row>
        <table:table-row>
          <table:table-cell table:style-name="Tableau20.A2" office:value-type="string">
            <text:p text:style-name="P65">Tile...</text:p>
          </table:table-cell>
        </table:table-row>
        <table:table-row>
          <table:table-cell table:style-name="Tableau20.A2" office:value-type="string">
            <text:p text:style-name="P65">Left/Right Tile</text:p>
          </table:table-cell>
        </table:table-row>
        <table:table-row>
          <table:table-cell table:style-name="Tableau20.A2" office:value-type="string">
            <text:p text:style-name="P65">Top/Bottom Tile</text:p>
          </table:table-cell>
        </table:table-row>
        <table:table-row>
          <table:table-cell table:style-name="Tableau20.A2" office:value-type="string">
            <text:p text:style-name="P65">Float</text:p>
          </table:table-cell>
        </table:table-row>
        <table:table-row>
          <table:table-cell table:style-name="Tableau20.A2" office:value-type="string">
            <text:p text:style-name="P65">Maximize</text:p>
          </table:table-cell>
        </table:table-row>
        <table:table-row>
          <table:table-cell table:style-name="Tableau20.A2" office:value-type="string">
            <text:p text:style-name="P65">Cascade X Documents</text:p>
          </table:table-cell>
        </table:table-row>
        <table:table-row>
          <table:table-cell table:style-name="Tableau20.A2" office:value-type="string">
            <text:p text:style-name="P65">Minimize Documents</text:p>
          </table:table-cell>
        </table:table-row>
        <table:table-row table:style-name="Tableau20.6">
          <table:table-cell table:style-name="Tableau20.A2" office:value-type="string">
            <text:p text:style-name="P65"/>
          </table:table-cell>
        </table:table-row>
        <table:table-row>
          <table:table-cell table:style-name="Tableau20.A2" office:value-type="string">
            <text:list xml:id="list7559435853866807086" text:style-name="L5">
              <text:list-item>
                <text:list>
                  <text:list-header>
                    <text:p text:style-name="P103">Document Bar <text:s text:c="14"/>&gt;</text:p>
                  </text:list-header>
                </text:list>
              </text:list-item>
            </text:list>
          </table:table-cell>
        </table:table-row>
        <table:table-row table:style-name="Tableau20.6">
          <table:table-cell table:style-name="Tableau20.A2" office:value-type="string">
            <text:list xml:id="list1623319590" text:continue-numbering="true" text:style-name="L5">
              <text:list-item>
                <text:list>
                  <text:list-header>
                    <text:p text:style-name="P99"/>
                  </text:list-header>
                </text:list>
              </text:list-item>
            </text:list>
          </table:table-cell>
        </table:table-row>
        <table:table-row>
          <table:table-cell table:style-name="Tableau20.A2" office:value-type="string">
            <text:list xml:id="list1285004457" text:continue-numbering="true" text:style-name="L5">
              <text:list-item>
                <text:list>
                  <text:list-header>
                    <text:p text:style-name="P99">X Window <text:s text:c="20"/>&gt;</text:p>
                  </text:list-header>
                </text:list>
              </text:list-item>
            </text:list>
          </table:table-cell>
        </table:table-row>
      </table:table>
      <text:p text:style-name="P18"/>
      <text:p text:style-name="P18"/>
      <text:p text:style-name="P18"/>
      <text:p text:style-name="P3"><text:span text:style-name="T2">Note</text:span><text:span text:style-name="T24">:<text:tab/>When we talk about X.Y windows or documents, it corresponds to the tools of Scilab which <text:tab/>allow to open <text:tab/>several windows or documents at the same time, such as:</text:span></text:p>
      <text:p text:style-name="P19"/>
      <text:list xml:id="list1615644460546082966" text:style-name="L6">
        <text:list-item>
          <text:list>
            <text:list-item>
              <text:p text:style-name="P83">graphical windows</text:p>
            </text:list-item>
            <text:list-item>
              <text:p text:style-name="P86">editor</text:p>
            </text:list-item>
            <text:list-item>
              <text:p text:style-name="P86">Xcos</text:p>
            </text:list-item>
            <text:list-item>
              <text:p text:style-name="P83">Scilab help</text:p>
            </text:list-item>
          </text:list>
        </text:list-item>
      </text:list>
      <text:p text:style-name="P36"><text:span text:style-name="T2">Note</text:span>:<text:span text:style-name="T19"> </text:span></text:p>
      <text:p text:style-name="P1"/>
      <text:p text:style-name="P1">If the X window is minimized, items in menu <text:span text:style-name="T3">Window</text:span> will be: </text:p>
      <text:list xml:id="list5589209400314154260" text:style-name="L7">
        <text:list-item>
          <text:p text:style-name="P84">Restore X window</text:p>
        </text:list-item>
        <text:list-item>
          <text:p text:style-name="P94">Maximize X Window</text:p>
        </text:list-item>
        <text:list-item>
          <text:p text:style-name="P94">Undock X Window</text:p>
        </text:list-item>
        <text:list-item>
          <text:p text:style-name="P84">Move X window (disabled)</text:p>
        </text:list-item>
        <text:list-item>
          <text:p text:style-name="P94">Resize X Window</text:p>
        </text:list-item>
      </text:list>
      <text:p text:style-name="P1"/>
      <text:p text:style-name="P25"><text:span text:style-name="T9">If the X window is maximized, items in menu </text:span><text:span text:style-name="T10">Window</text:span><text:span text:style-name="T9"> will be: </text:span></text:p>
      <text:list xml:id="list1759261382" text:continue-numbering="true" text:style-name="L7">
        <text:list-item>
          <text:p text:style-name="P94">Minimize X Window</text:p>
        </text:list-item>
        <text:list-item>
          <text:p text:style-name="P84">Restore X window</text:p>
        </text:list-item>
        <text:list-item>
          <text:p text:style-name="P94">Undock X Window</text:p>
        </text:list-item>
        <text:list-item>
          <text:p text:style-name="P84">Move X window (disabled)</text:p>
        </text:list-item>
        <text:list-item>
          <text:p text:style-name="P94">Resize X Window (disabled)</text:p>
        </text:list-item>
      </text:list>
      <text:p text:style-name="P1"/>
      <text:p text:style-name="P25"><text:span text:style-name="T9">If the X window is undocked, this one will have a menu </text:span><text:span text:style-name="T10">Window</text:span><text:span text:style-name="T9"> in which we will have: </text:span></text:p>
      <text:list xml:id="list1136102193" text:continue-numbering="true" text:style-name="L7">
        <text:list-item>
          <text:p text:style-name="P95">Dock X window</text:p>
        </text:list-item>
      </text:list>
      <text:p text:style-name="P63"/>
      <text:p text:style-name="P63"/>
      <text:p text:style-name="P63">Same behavior for X.Y windows.</text:p>
      <text:p text:style-name="P63"/>
      <text:p text:style-name="P63"/>
      <table:table table:name="Table38" table:style-name="Table38">
        <table:table-column table:style-name="Table38.A"/>
        <table:table-column table:style-name="Table38.B"/>
        <table:table-row>
          <table:table-cell table:style-name="Table38.A1" office:value-type="string">
            <text:p text:style-name="P48">Features</text:p>
            <text:list xml:id="list977359089" text:continue-list="list1988004343" text:style-name="L4">
              <text:list-header>
                <text:p text:style-name="P101">(Hot key)</text:p>
              </text:list-header>
            </text:list>
          </table:table-cell>
          <table:table-cell table:style-name="Table38.B1" office:value-type="string">
            <text:p text:style-name="P48">Actions</text:p>
          </table:table-cell>
        </table:table-row>
        <table:table-row>
          <table:table-cell table:style-name="Table38.A2" office:value-type="string">
            <text:p text:style-name="P45">Minimize X Window</text:p>
          </table:table-cell>
          <table:table-cell table:style-name="Table38.B2" office:value-type="string">
            <text:p text:style-name="P51">Minimizes focused window <text:span text:style-name="T3">[1]</text:span>.</text:p>
          </table:table-cell>
        </table:table-row>
        <table:table-row>
          <table:table-cell table:style-name="Table38.A2" office:value-type="string">
            <text:p text:style-name="P45">Maximize X Window</text:p>
          </table:table-cell>
          <table:table-cell table:style-name="Table38.B2" office:value-type="string">
            <text:p text:style-name="P51">Maximizes focused window <text:span text:style-name="T3">[2]</text:span>.</text:p>
          </table:table-cell>
        </table:table-row>
        <table:table-row>
          <table:table-cell table:style-name="Table38.A2" office:value-type="string">
            <text:p text:style-name="P45">Dock/Undock X Window</text:p>
            <text:list xml:id="list156699735" text:continue-numbering="true" text:style-name="L4">
              <text:list-header>
                <text:p text:style-name="P100">(Dock: Ctrl + Maj + D)</text:p>
                <text:p text:style-name="P100">(Undock: Ctrl + Maj + U)</text:p>
              </text:list-header>
            </text:list>
          </table:table-cell>
          <table:table-cell table:style-name="Table38.B2" office:value-type="string">
            <text:p text:style-name="P51">Dock or undocks focused window from the Scilab desktop <text:span text:style-name="T3">[3]</text:span>.</text:p>
          </table:table-cell>
        </table:table-row>
        <table:table-row>
          <table:table-cell table:style-name="Table38.A2" office:value-type="string">
            <text:p text:style-name="P45">Move X Window</text:p>
          </table:table-cell>
          <table:table-cell table:style-name="Table38.B2" office:value-type="string">
            <text:p text:style-name="P51">Enables to move focused window to an allowed position by the docking system.</text:p>
            <text:p text:style-name="P51">If we select an area outside of the Scilab Desktop the window will be undocked.</text:p>
          </table:table-cell>
        </table:table-row>
        <table:table-row>
          <table:table-cell table:style-name="Table38.A2" office:value-type="string">
            <text:p text:style-name="P45">Resize X Window</text:p>
          </table:table-cell>
          <table:table-cell table:style-name="Table38.B2" office:value-type="string">
            <text:p text:style-name="P51">Enables to resize focused window.</text:p>
            <text:p text:style-name="P51">Resizing a focused window (docked window) can impact size of other docked windows.</text:p>
            <text:p text:style-name="P51">Resize action is done with mouse pointer.</text:p>
          </table:table-cell>
        </table:table-row>
        <table:table-row>
          <table:table-cell table:style-name="Table38.A2" office:value-type="string">
            <text:p text:style-name="P45">Dock/Undock X.Y Window</text:p>
            <text:list xml:id="list622401738" text:continue-numbering="true" text:style-name="L4">
              <text:list-header>
                <text:p text:style-name="P100">(Dock: Ctrl + Alt + D)</text:p>
                <text:p text:style-name="P100">(Undock: Ctrl + Alt + U)</text:p>
              </text:list-header>
            </text:list>
          </table:table-cell>
          <table:table-cell table:style-name="Table38.B2" office:value-type="string">
            <text:p text:style-name="P51">Dock or undocks focused Y window from the X window (and the Scilab desktop).</text:p>
          </table:table-cell>
        </table:table-row>
        <table:table-row>
          <table:table-cell table:style-name="Table38.A2" office:value-type="string">
            <text:p text:style-name="P45">Move X.Y Window</text:p>
          </table:table-cell>
          <table:table-cell table:style-name="Table38.B2" office:value-type="string">
            <text:p text:style-name="P51">Enables to move focused Y window to an allowed position by the docking system (internal to the concerned tool).</text:p>
            <text:p text:style-name="P51">If we select an area outside of the Scilab Desktop the Y window will be undocked.</text:p>
            <text:p text:style-name="P51">In tile organization, if we move a Y window above another, the below Y window will be hide by the moved Y window.</text:p>
          </table:table-cell>
        </table:table-row>
        <table:table-row>
          <table:table-cell table:style-name="Table38.A2" office:value-type="string">
            <text:p text:style-name="P45">Resize X.Y Window</text:p>
          </table:table-cell>
          <table:table-cell table:style-name="Table38.B2" office:value-type="string">
            <text:p text:style-name="P51">Enables to resize focused Y window.</text:p>
            <text:p text:style-name="P51">Resizing a focused Y window (docked Y window) can impact size of other docked Y windows.</text:p>
            <text:p text:style-name="P51">Resize action is done with mouse pointer.</text:p>
          </table:table-cell>
        </table:table-row>
        <table:table-row>
          <table:table-cell table:style-name="Table38.A2" office:value-type="string">
            <text:list xml:id="list98072844" text:continue-numbering="true" text:style-name="L4">
              <text:list-header>
                <text:p text:style-name="P104">Next Tab</text:p>
                <text:p text:style-name="P100">(Alt + Tab)</text:p>
              </text:list-header>
            </text:list>
          </table:table-cell>
          <table:table-cell table:style-name="Table38.B2" office:value-type="string">
            <text:p text:style-name="P7"><text:span text:style-name="T11">Switch to next X.Y</text:span> window (next document).</text:p>
          </table:table-cell>
        </table:table-row>
        <table:table-row>
          <table:table-cell table:style-name="Table38.A2" office:value-type="string">
            <text:list xml:id="list975238674" text:continue-numbering="true" text:style-name="L4">
              <text:list-header>
                <text:p text:style-name="P104">Previous Tab</text:p>
                <text:p text:style-name="P100">(Alt + Maj + Tab)</text:p>
              </text:list-header>
            </text:list>
          </table:table-cell>
          <table:table-cell table:style-name="Table38.B2" office:value-type="string">
            <text:p text:style-name="P7"><text:span text:style-name="T11">Switch to previous X.Y</text:span> window (previous document).</text:p>
          </table:table-cell>
        </table:table-row>
        <table:table-row>
          <table:table-cell table:style-name="Table38.A2" office:value-type="string">
            <text:p text:style-name="P49">Split Screen</text:p>
          </table:table-cell>
          <table:table-cell table:style-name="Table38.B2" office:value-type="string">
            <text:p text:style-name="P51">Splits a document in two screen <text:span text:style-name="T3">[4]</text:span>.</text:p>
          </table:table-cell>
        </table:table-row>
        <table:table-row>
          <table:table-cell table:style-name="Table38.A2" office:value-type="string">
            <text:p text:style-name="P49">Tile</text:p>
          </table:table-cell>
          <table:table-cell table:style-name="Table38.B2" office:value-type="string">
            <text:p text:style-name="P51">Organizes documents of X window in tiles <text:span text:style-name="T3">[5]</text:span>.</text:p>
          </table:table-cell>
        </table:table-row>
        <table:table-row>
          <table:table-cell table:style-name="Table38.A2" office:value-type="string">
            <text:p text:style-name="P49">Tile...</text:p>
            <text:list xml:id="list1026106829" text:continue-numbering="true" text:style-name="L4">
              <text:list-header>
                <text:p text:style-name="P101">(Ctrl + Maj + T)</text:p>
              </text:list-header>
            </text:list>
          </table:table-cell>
          <table:table-cell table:style-name="Table38.B2" office:value-type="string">
            <text:p text:style-name="P51">Organizes and configures tiles organization according to documents of X window <text:span text:style-name="T3">[6]</text:span>.</text:p>
          </table:table-cell>
        </table:table-row>
        <table:table-row>
          <table:table-cell table:style-name="Table38.A2" office:value-type="string">
            <text:p text:style-name="P49">Left/Right Tile</text:p>
            <text:list xml:id="list1268696408" text:continue-numbering="true" text:style-name="L4">
              <text:list-header>
                <text:p text:style-name="P101">(F3)</text:p>
              </text:list-header>
            </text:list>
          </table:table-cell>
          <table:table-cell table:style-name="Table38.B2" office:value-type="string">
            <text:p text:style-name="P51">Organizes X window in left/right tiles <text:span text:style-name="T3">[7]</text:span>.</text:p>
          </table:table-cell>
        </table:table-row>
        <table:table-row>
          <table:table-cell table:style-name="Table38.A2" office:value-type="string">
            <text:p text:style-name="P49">Top/Bottom Tile</text:p>
            <text:list xml:id="list400305008" text:continue-numbering="true" text:style-name="L4">
              <text:list-header>
                <text:p text:style-name="P101">(F4)</text:p>
              </text:list-header>
            </text:list>
          </table:table-cell>
          <table:table-cell table:style-name="Table38.B2" office:value-type="string">
            <text:p text:style-name="P51">Organizes X window in top/bottom tiles.</text:p>
          </table:table-cell>
        </table:table-row>
        <table:table-row>
          <table:table-cell table:style-name="Table38.A2" office:value-type="string">
            <text:p text:style-name="P49">Float</text:p>
            <text:list xml:id="list1792393867" text:continue-numbering="true" text:style-name="L4">
              <text:list-header>
                <text:p text:style-name="P101">(Ctrl + Maj + F)</text:p>
              </text:list-header>
            </text:list>
          </table:table-cell>
          <table:table-cell table:style-name="Table38.B2" office:value-type="string">
            <text:p text:style-name="P51">Organizes documents of X window in float style <text:span text:style-name="T3">[8]</text:span>.</text:p>
          </table:table-cell>
        </table:table-row>
        <table:table-row>
          <table:table-cell table:style-name="Table38.A2" office:value-type="string">
            <text:p text:style-name="P49">Maximize</text:p>
          </table:table-cell>
          <table:table-cell table:style-name="Table38.B2" office:value-type="string">
            <text:p text:style-name="P51">Maximizes focused document of X window <text:span text:style-name="T3">[9]</text:span>.</text:p>
          </table:table-cell>
        </table:table-row>
        <table:table-row>
          <table:table-cell table:style-name="Table38.A2" office:value-type="string">
            <text:p text:style-name="P49">Cascade X Documents</text:p>
            <text:list xml:id="list1795513015" text:continue-numbering="true" text:style-name="L4">
              <text:list-header>
                <text:p text:style-name="P101">(Ctrl + Maj + C)</text:p>
              </text:list-header>
            </text:list>
          </table:table-cell>
          <table:table-cell table:style-name="Table38.B2" office:value-type="string">
            <text:p text:style-name="P51">Displays documents of X window in float style and organize them in cascade. Order of the cascade organization will be sorted according to <text:soft-page-break/>documents title.</text:p>
          </table:table-cell>
        </table:table-row>
        <table:table-row>
          <table:table-cell table:style-name="Table38.A2" office:value-type="string">
            <text:p text:style-name="P49">Minimize X Documents</text:p>
            <text:list xml:id="list531942276" text:continue-numbering="true" text:style-name="L4">
              <text:list-header>
                <text:p text:style-name="P101">(Ctrl + Maj + M)</text:p>
              </text:list-header>
            </text:list>
          </table:table-cell>
          <table:table-cell table:style-name="Table38.B2" office:value-type="string">
            <text:p text:style-name="P51">Minimizes all the documents of the X window <text:span text:style-name="T3">[10]</text:span>.</text:p>
          </table:table-cell>
        </table:table-row>
        <table:table-row>
          <table:table-cell table:style-name="Table38.A2" office:value-type="string">
            <text:list xml:id="list164317086" text:continue-list="list1285004457" text:style-name="L5">
              <text:list-item>
                <text:list>
                  <text:list-header>
                    <text:p text:style-name="P105">Document Bar</text:p>
                  </text:list-header>
                </text:list>
              </text:list-item>
            </text:list>
          </table:table-cell>
          <table:table-cell table:style-name="Table38.B2" office:value-type="string">
            <text:p text:style-name="P51">Allows to do actions on Document Bar <text:span text:style-name="T3">[11]</text:span>.</text:p>
          </table:table-cell>
        </table:table-row>
        <table:table-row>
          <table:table-cell table:style-name="Table38.A2" office:value-type="string">
            <text:list xml:id="list1945684822" text:continue-numbering="true" text:style-name="L5">
              <text:list-item>
                <text:list>
                  <text:list-header>
                    <text:p text:style-name="P98">X Window</text:p>
                  </text:list-header>
                </text:list>
              </text:list-item>
            </text:list>
          </table:table-cell>
          <table:table-cell table:style-name="Table38.B2" office:value-type="string">
            <text:p text:style-name="P51">Shows the current focused window. If the current window has X.Y window(s) opened the menu item will display these X.Y window(s) <text:span text:style-name="T3">[12]</text:span>.</text:p>
          </table:table-cell>
        </table:table-row>
      </table:table>
      <text:p text:style-name="P16"/>
      <text:p text:style-name="P27"/>
      <text:p text:style-name="P36"><text:span text:style-name="T3">[1]</text:span> Example of minimizing a window. Here Browsevar has been minimized.</text:p>
      <text:p text:style-name="P3"><draw:line text:anchor-type="paragraph" draw:z-index="281" draw:style-name="gr1" draw:text-style-name="P109" svg:x1="6.1354in" svg:y1="0.1953in" svg:x2="5.8807in" svg:y2="0.4961in"><text:p/></draw:line><draw:line text:anchor-type="paragraph" draw:z-index="282" draw:style-name="gr1" draw:text-style-name="P109" svg:x1="5.8807in" svg:y1="0.1953in" svg:x2="6.1354in" svg:y2="0.4961in"><text:p/></draw:line></text:p>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56">Scilab</text:p>
          </table:table-cell>
          <table:covered-table-cell/>
          <table:table-cell table:style-name="Table31.A1" office:value-type="string">
            <text:p text:style-name="Textformatvorlage"/>
          </table:table-cell>
        </table:table-row>
        <table:table-row table:style-name="Table31.1">
          <table:table-cell table:style-name="Table31.A2" table:number-columns-spanned="3" office:value-type="string">
            <text:p text:style-name="P46">Menu bar &amp; Tool bar</text:p>
          </table:table-cell>
          <table:covered-table-cell/>
          <table:covered-table-cell/>
        </table:table-row>
        <table:table-row table:style-name="Table31.3">
          <table:table-cell table:style-name="Table31.A3" office:value-type="string">
            <text:p text:style-name="P47">Command History</text:p>
          </table:table-cell>
          <table:table-cell table:style-name="Table31.A2" table:number-columns-spanned="2" office:value-type="string">
            <text:p text:style-name="P47">Scilab Console</text:p>
            <text:p text:style-name="P47"><draw:custom-shape text:anchor-type="paragraph" draw:z-index="280" draw:style-name="gr14" draw:text-style-name="P109" svg:width="1.3177in" svg:height="0.2205in" svg:x="-1.872in" svg:y="2.9043in"><text:p text:style-name="P109">Variable Brows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gt;</text:p>
          </table:table-cell>
          <table:covered-table-cell/>
        </table:table-row>
        <table:table-row table:style-name="Table31.4">
          <table:table-cell table:style-name="Table31.A2" table:number-columns-spanned="3" office:value-type="string">
            <text:p text:style-name="P47"/>
          </table:table-cell>
          <table:covered-table-cell/>
          <table:covered-table-cell/>
        </table:table-row>
      </table:table>
      <text:p text:style-name="P3"><draw:line text:anchor-type="paragraph" draw:z-index="283" draw:style-name="gr21" draw:text-style-name="P109" svg:x1="1.1236in" svg:y1="0.0417in" svg:x2="1.5173in" svg:y2="0.3315in"><text:p/></draw:line><draw:frame text:anchor-type="paragraph" draw:z-index="284" draw:style-name="gr34" svg:width="1.5976in" svg:height="0.576in" svg:x="1.702in" svg:y="0.1339in"><draw:text-box><text:p>Browsevar is minimized into a button</text:p></draw:text-box></draw:frame></text:p>
      <text:p text:style-name="P3"/>
      <text:p text:style-name="P3"/>
      <text:p text:style-name="P3"/>
      <text:p text:style-name="P3"/>
      <text:p text:style-name="P3"/>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P53"/>
          </table:table-cell>
          <table:table-cell table:style-name="Table32.A1" office:value-type="string">
            <text:p text:style-name="P53">Mouse entered/exited</text:p>
          </table:table-cell>
          <table:table-cell table:style-name="Table32.A1" office:value-type="string">
            <text:p text:style-name="P53">Left Click</text:p>
          </table:table-cell>
          <table:table-cell table:style-name="Table32.A1" office:value-type="string">
            <text:p text:style-name="P53"><text:s/>Left Double-click</text:p>
          </table:table-cell>
          <table:table-cell table:style-name="Table32.E1" office:value-type="string">
            <text:p text:style-name="P53">Right Click</text:p>
          </table:table-cell>
        </table:table-row>
        <table:table-row>
          <table:table-cell table:style-name="Table32.A2" office:value-type="string">
            <text:p text:style-name="P53">Button Variable Browser</text:p>
          </table:table-cell>
          <table:table-cell table:style-name="Table32.A2" office:value-type="string">
            <text:p text:style-name="P59"><text:span text:style-name="T1">Mouse pointer entered on the button</text:span>:</text:p>
            <text:p text:style-name="P59">Displays a sliding Browsevar window.</text:p>
            <text:p text:style-name="P59"/>
            <text:p text:style-name="P59"><text:span text:style-name="T1">Mouse exited</text:span>:</text:p>
            <text:p text:style-name="P59">When mouse pointer exits the button or the displayed sliding Browsevar window this one minimizes itself automatically.</text:p>
          </table:table-cell>
          <table:table-cell table:style-name="Table32.C2" office:value-type="string">
            <text:p text:style-name="P59"><text:span text:style-name="T1">1</text:span><text:span text:style-name="T15">st</text:span><text:span text:style-name="T1"> click on the button</text:span>: </text:p>
            <text:p text:style-name="P59">Displays and get the focus on a sliding Browsevar window.</text:p>
            <text:p text:style-name="P59"/>
            <text:p text:style-name="P59"><text:span text:style-name="T1">2</text:span><text:span text:style-name="T15">nd</text:span><text:span text:style-name="T1"> click on the button</text:span>:</text:p>
            <text:p text:style-name="P59">The sliding Browsevar window minimizes itself.</text:p>
            <text:p text:style-name="P59"/>
            <text:p text:style-name="P57"><text:span text:style-name="T2">2</text:span><text:span text:style-name="T16">nd</text:span><text:span text:style-name="T2"> click on another window</text:span><text:span text:style-name="T19">:</text:span></text:p>
            <text:p text:style-name="P57">Focus is lost, the sliding Browsevar window will minimize itself automatically.</text:p>
          </table:table-cell>
          <table:table-cell table:style-name="Table32.D2" office:value-type="string">
            <text:p text:style-name="P57">Restores Browsevar window to it's original position (before minimizing)</text:p>
          </table:table-cell>
          <table:table-cell table:style-name="Table32.E2" office:value-type="string">
            <text:p text:style-name="P58">opens a context menu <text:span text:style-name="T3">[a]</text:span></text:p>
          </table:table-cell>
        </table:table-row>
      </table:table>
      <text:p text:style-name="P3"/>
      <text:p text:style-name="P15"/>
      <text:p text:style-name="P36"><text:span text:style-name="T3">[a]</text:span><text:span text:style-name="T19"> Context menu on button Browsevar</text:span></text:p>
      <text:p text:style-name="P1"><draw:custom-shape text:anchor-type="paragraph" draw:z-index="285" draw:style-name="gr5" draw:text-style-name="P109" svg:width="0.2669in" svg:height="1.0421in" svg:x="4.5492in" svg:y="1.083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 table:name="Table33" table:style-name="Table33">
        <table:table-column table:style-name="Table33.A"/>
        <table:table-row>
          <table:table-cell table:style-name="Table33.A1" office:value-type="string">
            <text:p text:style-name="P50">Restore Variable Browser</text:p>
          </table:table-cell>
        </table:table-row>
        <table:table-row>
          <table:table-cell table:style-name="Table33.A2" office:value-type="string">
            <text:p text:style-name="P50">Undock Variable Browser</text:p>
          </table:table-cell>
        </table:table-row>
        <table:table-row>
          <table:table-cell table:style-name="Table33.A2" office:value-type="string">
            <text:p text:style-name="P50">Close Variable Browser</text:p>
          </table:table-cell>
        </table:table-row>
        <table:table-row table:style-name="Table33.4">
          <table:table-cell table:style-name="Table33.A2" office:value-type="string">
            <text:p text:style-name="P50"/>
          </table:table-cell>
        </table:table-row>
        <table:table-row>
          <table:table-cell table:style-name="Table33.A2" office:value-type="string">
            <text:list xml:id="list4173700441551317567" text:style-name="L8">
              <text:list-header>
                <text:p text:style-name="P108"><draw:frame text:anchor-type="paragraph" draw:z-index="286" draw:style-name="gr23" svg:width="1.2276in" svg:height="0.7295in" svg:x="2.5717in" svg:y="0.1571in"><draw:text-box><text:p>Position of the button in Scilab Desktop <text:span text:style-name="T3">[b]</text:span></text:p></draw:text-box></draw:frame>Move to Top Edge</text:p>
              </text:list-header>
            </text:list>
          </table:table-cell>
        </table:table-row>
        <table:table-row>
          <table:table-cell table:style-name="Table33.A2" office:value-type="string">
            <text:list xml:id="list1176217300" text:continue-numbering="true" text:style-name="L8">
              <text:list-item>
                <text:p text:style-name="P108">Move to Bottom Edge</text:p>
              </text:list-item>
            </text:list>
          </table:table-cell>
        </table:table-row>
        <table:table-row>
          <table:table-cell table:style-name="Table33.A2" office:value-type="string">
            <text:list xml:id="list882097280" text:continue-numbering="true" text:style-name="L8">
              <text:list-header>
                <text:p text:style-name="P108">Move to Left Edge</text:p>
              </text:list-header>
            </text:list>
          </table:table-cell>
        </table:table-row>
        <table:table-row>
          <table:table-cell table:style-name="Table33.A2" office:value-type="string">
            <text:list xml:id="list1114276534" text:continue-numbering="true" text:style-name="L8">
              <text:list-header>
                <text:p text:style-name="P108">Move to Right Edge</text:p>
              </text:list-header>
            </text:list>
          </table:table-cell>
        </table:table-row>
      </table:table>
      <text:p text:style-name="P1"/>
      <text:p text:style-name="P15"/>
      <text:p text:style-name="P25"><text:span text:style-name="T10">[b]</text:span><text:span text:style-name="T9"> Available positions for the button</text:span></text:p>
      <text:p text:style-name="P1"><draw:custom-shape text:anchor-type="paragraph" draw:z-index="288" draw:style-name="gr14" draw:text-style-name="P109" svg:width="0.915in" svg:height="0.2205in" svg:x="0.6063in" svg:y="0.8071in"><text:p text:style-name="P109">T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1" draw:style-name="gr1" draw:text-style-name="P109" svg:x1="5.8689in" svg:y1="0.2098in" svg:x2="6.1354in" svg:y2="0.4996in"><text:p/></draw:line><draw:line text:anchor-type="paragraph" draw:z-index="292" draw:style-name="gr1" draw:text-style-name="P109" svg:x1="6.1354in" svg:y1="0.2098in" svg:x2="5.8689in" svg:y2="0.4996in"><text:p/></draw:line></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4" office:value-type="string">
            <text:p text:style-name="P56">Scilab</text:p>
          </table:table-cell>
          <table:covered-table-cell/>
          <table:covered-table-cell/>
          <table:covered-table-cell/>
          <table:table-cell table:style-name="Table34.A1" office:value-type="string">
            <text:p text:style-name="Textformatvorlage"/>
          </table:table-cell>
        </table:table-row>
        <table:table-row table:style-name="Table34.1">
          <table:table-cell table:style-name="Table34.A2" table:number-columns-spanned="5" office:value-type="string">
            <text:p text:style-name="P46">Menu bar &amp; Tool bar</text:p>
          </table:table-cell>
          <table:covered-table-cell/>
          <table:covered-table-cell/>
          <table:covered-table-cell/>
          <table:covered-table-cell/>
        </table:table-row>
        <table:table-row table:style-name="Table34.1">
          <table:table-cell table:style-name="Table34.A2" table:number-columns-spanned="5" office:value-type="string">
            <text:p text:style-name="P46"/>
          </table:table-cell>
          <table:covered-table-cell/>
          <table:covered-table-cell/>
          <table:covered-table-cell/>
          <table:covered-table-cell/>
        </table:table-row>
        <table:table-row table:style-name="Table34.4">
          <table:table-cell table:style-name="Table34.A4" office:value-type="string">
            <text:p text:style-name="P47"><draw:custom-shape text:anchor-type="paragraph" draw:z-index="289" draw:style-name="gr14" svg:width="0.2551in" svg:height="0.7067in" svg:x="-0.0098in" svg:y="0.0035in"><text:p>Left</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34.A4" office:value-type="string">
            <text:p text:style-name="P47">Command History</text:p>
          </table:table-cell>
          <table:table-cell table:style-name="Table34.A4" office:value-type="string">
            <text:p text:style-name="P47">Scilab Console</text:p>
            <text:p text:style-name="P47"><draw:custom-shape text:anchor-type="paragraph" draw:z-index="287" draw:style-name="gr14" draw:text-style-name="P109" svg:width="0.915in" svg:height="0.2205in" svg:x="-1.872in" svg:y="2.9043in"><text:p text:style-name="P109">Botto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gt;</text:p>
          </table:table-cell>
          <table:table-cell table:style-name="Table34.A2" table:number-columns-spanned="2" office:value-type="string">
            <text:p text:style-name="P47"><draw:custom-shape text:anchor-type="paragraph" draw:z-index="290" draw:style-name="gr14" svg:width="0.2551in" svg:height="0.7067in" svg:x="0.0047in" svg:y="0.0035in"><text:p>Right</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covered-table-cell/>
        </table:table-row>
        <table:table-row table:style-name="Table34.5">
          <table:table-cell table:style-name="Table34.A2" table:number-columns-spanned="5" office:value-type="string">
            <text:p text:style-name="P47"/>
          </table:table-cell>
          <table:covered-table-cell/>
          <table:covered-table-cell/>
          <table:covered-table-cell/>
          <table:covered-table-cell/>
        </table:table-row>
      </table:table>
      <text:p text:style-name="P3"/>
      <text:p text:style-name="P3"/>
      <text:p text:style-name="P15"/>
      <text:p text:style-name="P36"><text:span text:style-name="T3">[2]</text:span> Example of maximizing a window. Here Browsevar has been maximized.</text:p>
      <text:p text:style-name="P3"><draw:line text:anchor-type="paragraph" draw:z-index="293" draw:style-name="gr1" draw:text-style-name="P109" svg:x1="5.8807in" svg:y1="0.2165in" svg:x2="6.1354in" svg:y2="0.5063in"><text:p/></draw:line><draw:line text:anchor-type="paragraph" draw:z-index="294" draw:style-name="gr1" draw:text-style-name="P109" svg:x1="6.1354in" svg:y1="0.2165in" svg:x2="5.8807in" svg:y2="0.5063in"><text:p/></draw:line></text:p>
      <table:table table:name="Table35" table:style-name="Table35">
        <table:table-column table:style-name="Table35.A"/>
        <table:table-column table:style-name="Table35.B"/>
        <table:table-row table:style-name="Table35.1">
          <table:table-cell table:style-name="Table35.A1" office:value-type="string">
            <text:p text:style-name="P56">Scilab</text:p>
          </table:table-cell>
          <table:table-cell table:style-name="Table35.A1" office:value-type="string">
            <text:p text:style-name="Textformatvorlage"/>
          </table:table-cell>
        </table:table-row>
        <table:table-row table:style-name="Table35.1">
          <table:table-cell table:style-name="Table35.A2" table:number-columns-spanned="2" office:value-type="string">
            <text:p text:style-name="P46">Menu bar &amp; Tool bar</text:p>
          </table:table-cell>
          <table:covered-table-cell/>
        </table:table-row>
        <table:table-row table:style-name="Table35.3">
          <table:table-cell table:style-name="Table35.A2" table:number-columns-spanned="2" office:value-type="string">
            <text:p text:style-name="P47">Browsevar</text:p>
          </table:table-cell>
          <table:covered-table-cell/>
        </table:table-row>
      </table:table>
      <text:p text:style-name="P3"/>
      <text:p text:style-name="P3"/>
      <text:p text:style-name="P15"/>
      <text:p text:style-name="P36"><text:span text:style-name="T3">[3]</text:span> Example of undocking a window. Here Browsevar has been undocked.</text:p>
      <text:p text:style-name="P3"><draw:line text:anchor-type="paragraph" draw:z-index="295" draw:style-name="gr1" draw:text-style-name="P109" svg:x1="5.8807in" svg:y1="0.2043in" svg:x2="6.1354in" svg:y2="0.4941in"><text:p/></draw:line><draw:line text:anchor-type="paragraph" draw:z-index="296" draw:style-name="gr1" draw:text-style-name="P109" svg:x1="6.1354in" svg:y1="0.2043in" svg:x2="5.8807in" svg:y2="0.4941in"><text:p/></draw:line></text:p>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56">Scilab</text:p>
          </table:table-cell>
          <table:covered-table-cell/>
          <table:table-cell table:style-name="Table36.A1" office:value-type="string">
            <text:p text:style-name="Textformatvorlage"/>
          </table:table-cell>
        </table:table-row>
        <table:table-row table:style-name="Table36.1">
          <table:table-cell table:style-name="Table36.A2" table:number-columns-spanned="3" office:value-type="string">
            <text:p text:style-name="P46">Menu bar &amp; Tool bar</text:p>
          </table:table-cell>
          <table:covered-table-cell/>
          <table:covered-table-cell/>
        </table:table-row>
        <table:table-row table:style-name="Table36.3">
          <table:table-cell table:style-name="Table36.A3" office:value-type="string">
            <text:p text:style-name="P47">Command History</text:p>
          </table:table-cell>
          <table:table-cell table:style-name="Table36.A2" table:number-columns-spanned="2" office:value-type="string">
            <text:p text:style-name="P47">Scilab Console</text:p>
            <text:p text:style-name="P47">--&gt;</text:p>
          </table:table-cell>
          <table:covered-table-cell/>
        </table:table-row>
      </table:table>
      <text:p text:style-name="P21">- Scilab Desktop in which Browsevar has been undocked -</text:p>
      <text:p text:style-name="P3"/>
      <text:p text:style-name="P22"/>
      <text:p text:style-name="P22"><draw:line text:anchor-type="paragraph" draw:z-index="297" draw:style-name="gr1" draw:text-style-name="P109" svg:x1="5.2555in" svg:y1="0.1772in" svg:x2="5.5217in" svg:y2="0.4661in"><text:p/></draw:line><draw:line text:anchor-type="paragraph" draw:z-index="298" draw:style-name="gr1" draw:text-style-name="P109" svg:x1="5.5217in" svg:y1="0.1772in" svg:x2="5.2555in" svg:y2="0.4661in"><text:p/></draw:line></text:p>
      <table:table table:name="Table37" table:style-name="Table37">
        <table:table-column table:style-name="Table37.A"/>
        <table:table-column table:style-name="Table37.B"/>
        <table:table-row table:style-name="Table37.1">
          <table:table-cell table:style-name="Table37.A1" office:value-type="string">
            <text:p text:style-name="P56">Browsevar</text:p>
          </table:table-cell>
          <table:table-cell table:style-name="Table37.A1" office:value-type="string">
            <text:p text:style-name="Textformatvorlage"/>
          </table:table-cell>
        </table:table-row>
        <table:table-row table:style-name="Table37.1">
          <table:table-cell table:style-name="Table37.A2" table:number-columns-spanned="2" office:value-type="string">
            <text:p text:style-name="P46">Menu bar &amp; Tool bar</text:p>
          </table:table-cell>
          <table:covered-table-cell/>
        </table:table-row>
        <table:table-row table:style-name="Table37.3">
          <table:table-cell table:style-name="Table37.A2" table:number-columns-spanned="2" office:value-type="string">
            <text:p text:style-name="P47">Browsevar</text:p>
            <text:p text:style-name="P47"/>
            <text:p text:style-name="P47"/>
            <text:p text:style-name="P47"/>
            <text:p text:style-name="P47"/>
            <text:p text:style-name="P47"/>
            <text:p text:style-name="P47"/>
          </table:table-cell>
          <table:covered-table-cell/>
        </table:table-row>
      </table:table>
      <text:p text:style-name="P28">- undocked Browsevar window -</text:p>
      <text:p text:style-name="P26"/>
      <text:p text:style-name="P26"/>
      <text:p text:style-name="P26"/>
      <text:p text:style-name="P74"/>
      <text:p text:style-name="P34">Tile and float possibilities</text:p>
      <text:p text:style-name="P75"/>
      <text:p text:style-name="P75">These functions allow to share the Scilab Desktop in different block. The blocks organization is determined by the user. Tile and float possibilities are pertinent in the case of using :</text:p>
      <text:p text:style-name="P75"/>
      <text:list xml:id="list4353343895856858046" text:style-name="L9">
        <text:list-item>
          <text:p text:style-name="P87">graphical windows</text:p>
        </text:list-item>
        <text:list-item>
          <text:p text:style-name="P87">editor</text:p>
        </text:list-item>
        <text:list-item>
          <text:p text:style-name="P87">Xcos</text:p>
        </text:list-item>
        <text:list-item>
          <text:p text:style-name="P87">Scilab help</text:p>
        </text:list-item>
      </text:list>
      <text:p text:style-name="P75"/>
      <text:p text:style-name="P75">All these functions can be opened on several windows, so to make these functions more user-friendly an tile or cascade organization can be useful.</text:p>
      <text:p text:style-name="P75">Thus, Scilab menus <text:span text:style-name="T17">Window </text:span>and <text:span text:style-name="T17">Desktop</text:span> will have new options for the quoted functions.</text:p>
      <text:p text:style-name="P75"/>
      <text:p text:style-name="P75"/>
      <text:p text:style-name="P19"><text:span text:style-name="T3">[4]</text:span> A document can be split in 2 ways:</text:p>
      <text:p text:style-name="P19"/>
      <table:table table:name="Table8" table:style-name="Table8">
        <table:table-column table:style-name="Table8.A"/>
        <table:table-column table:style-name="Table8.B"/>
        <table:table-row>
          <table:table-cell table:style-name="Table8.A1" office:value-type="string">
            <text:p text:style-name="P51">Split Screen <text:s text:c="18"/>&gt;</text:p>
          </table:table-cell>
          <table:table-cell table:style-name="Table8.B1" office:value-type="string">
            <text:list xml:id="list1373211913" text:continue-list="list531942276" text:style-name="L4">
              <text:list-item>
                <text:p text:style-name="P96">Horizontally</text:p>
              </text:list-item>
            </text:list>
          </table:table-cell>
        </table:table-row>
        <table:table-row>
          <table:table-cell table:style-name="Table8.A2" office:value-type="string">
            <text:p text:style-name="P50"/>
          </table:table-cell>
          <table:table-cell table:style-name="Table8.B2" office:value-type="string">
            <text:list xml:id="list350774297" text:continue-numbering="true" text:style-name="L4">
              <text:list-header>
                <text:p text:style-name="P96"><text:s text:c="4"/>Vertically</text:p>
              </text:list-header>
            </text:list>
          </table:table-cell>
        </table:table-row>
        <table:table-row>
          <table:table-cell table:style-name="Table8.A2" office:value-type="string">
            <text:p text:style-name="P50"/>
          </table:table-cell>
          <table:table-cell table:style-name="Table8.B2" office:value-type="string">
            <text:list xml:id="list405905479" text:continue-numbering="true" text:style-name="L4">
              <text:list-header>
                <text:p text:style-name="P96"><text:s text:c="4"/>Off</text:p>
              </text:list-header>
            </text:list>
          </table:table-cell>
        </table:table-row>
      </table:table>
      <text:p text:style-name="P19"/>
      <text:p text:style-name="P19"/>
      <text:p text:style-name="P19">Example of splitting (horizontally) a document. Here a document of Editor has been split.</text:p>
      <text:p text:style-name="P19"><draw:line text:anchor-type="paragraph" draw:z-index="25" draw:style-name="gr1" draw:text-style-name="P109" svg:x1="6.1118in" svg:y1="0.2161in" svg:x2="5.8618in" svg:y2="0.4972in"><text:p/></draw:line><draw:line text:anchor-type="paragraph" draw:z-index="26" draw:style-name="gr1" draw:text-style-name="P109" svg:x1="5.8618in" svg:y1="0.2161in" svg:x2="6.1118in" svg:y2="0.4972in"><text:p/></draw:line><draw:line text:anchor-type="paragraph" draw:z-index="27" draw:style-name="gr1" draw:text-style-name="P109" svg:x1="5.8929in" svg:y1="0.789in" svg:x2="6.122in" svg:y2="1.039in"><text:p/></draw:line><draw:line text:anchor-type="paragraph" draw:z-index="28" draw:style-name="gr1" draw:text-style-name="P109" svg:x1="6.122in" svg:y1="0.789in" svg:x2="5.8929in" svg:y2="1.039in"><text:p/></draw:line></text:p>
      <table:table table:name="Table7" table:style-name="Table7">
        <table:table-column table:style-name="Table7.A"/>
        <table:table-column table:style-name="Table7.B"/>
        <table:table-row table:style-name="Table7.1">
          <table:table-cell table:style-name="Table7.A1" office:value-type="string">
            <text:p text:style-name="P56">Editor</text:p>
          </table:table-cell>
          <table:table-cell table:style-name="Table7.A1" office:value-type="string">
            <text:p text:style-name="Textformatvorlage"/>
          </table:table-cell>
        </table:table-row>
        <table:table-row table:style-name="Table7.1">
          <table:table-cell table:style-name="Table7.A2" table:number-columns-spanned="2" office:value-type="string">
            <text:p text:style-name="P46">Menu bar &amp; Tool bar</text:p>
          </table:table-cell>
          <table:covered-table-cell/>
        </table:table-row>
        <table:table-row table:style-name="Table7.3">
          <table:table-cell table:style-name="Table7.A3" office:value-type="string">
            <text:p text:style-name="P47">Untitled1</text:p>
          </table:table-cell>
          <table:table-cell table:style-name="Table7.A2" office:value-type="string">
            <text:p text:style-name="P47"/>
          </table:table-cell>
        </table:table-row>
        <table:table-row table:style-name="Table7.4">
          <table:table-cell table:style-name="Table7.A2" table:number-columns-spanned="2" office:value-type="string">
            <text:p text:style-name="P54">A = “Long life to Scilab”;</text:p>
          </table:table-cell>
          <table:covered-table-cell/>
        </table:table-row>
        <table:table-row table:style-name="Table7.5">
          <table:table-cell table:style-name="Table7.A2" table:number-columns-spanned="2" office:value-type="string">
            <text:p text:style-name="P54">A = “Long life to Scilab”;</text:p>
          </table:table-cell>
          <table:covered-table-cell/>
        </table:table-row>
      </table:table>
      <text:p text:style-name="P19"/>
      <text:p text:style-name="P19"/>
      <text:p text:style-name="P19"><text:span text:style-name="T1">Note</text:span>: <text:tab/>The split action is only available on a document (Untitled1) not for the function window <text:tab/>(Editor).</text:p>
      <text:p text:style-name="P19"/>
      <text:p text:style-name="P19"><text:tab/>We can also split a document in “Vertically” mode and disable splitting with “Off”.</text:p>
      <text:p text:style-name="P19"/>
      <text:p text:style-name="P19"/>
      <text:p text:style-name="P19"/>
      <text:p text:style-name="P38"><text:span text:style-name="T3">[5]</text:span> Example of organizing a X window in tile mode:</text:p>
      <text:p text:style-name="P19"><text:tab/><text:tab/><text:tab/><text:tab/><text:tab/><text:tab/><text:tab/></text:p>
      <table:table table:name="Table9" table:style-name="Table9">
        <table:table-column table:style-name="Table9.A"/>
        <table:table-column table:style-name="Table9.B"/>
        <table:table-row>
          <table:table-cell table:style-name="Table9.A1" office:value-type="string">
            <text:p text:style-name="P51">Tile <text:s text:c="18"/>&gt;</text:p>
          </table:table-cell>
          <table:table-cell table:style-name="Table9.B1" table:number-rows-spanned="3" office:value-type="string">
            <table:table table:name="Table10" table:style-name="Table10">
              <table:table-column table:style-name="Table10.A" table:number-columns-repeated="3"/>
              <table:table-column table:style-name="Table10.D"/>
              <table:table-row>
                <table:table-cell table:style-name="Table10.A1" office:value-type="string">
                  <text:p text:style-name="P51"/>
                </table:table-cell>
                <table:table-cell table:style-name="Table10.A1" office:value-type="string">
                  <text:p text:style-name="P51"/>
                </table:table-cell>
                <table:table-cell table:style-name="Table10.C1" office:value-type="string">
                  <text:p text:style-name="P51"/>
                </table:table-cell>
                <table:table-cell table:style-name="Table10.D1" office:value-type="string">
                  <text:p text:style-name="P51"/>
                </table:table-cell>
              </table:table-row>
              <table:table-row>
                <table:table-cell table:style-name="Table10.A2" office:value-type="string">
                  <text:p text:style-name="P51"/>
                </table:table-cell>
                <table:table-cell table:style-name="Table10.A2" office:value-type="string">
                  <text:p text:style-name="P51"/>
                </table:table-cell>
                <table:table-cell table:style-name="Table10.C2" office:value-type="string">
                  <text:p text:style-name="P51"/>
                </table:table-cell>
                <table:table-cell table:style-name="Table10.D2" office:value-type="string">
                  <text:p text:style-name="P51"/>
                </table:table-cell>
              </table:table-row>
              <table:table-row>
                <table:table-cell table:style-name="Table10.C2" office:value-type="string">
                  <text:p text:style-name="P51"/>
                </table:table-cell>
                <table:table-cell table:style-name="Table10.C2" office:value-type="string">
                  <text:p text:style-name="P51"/>
                </table:table-cell>
                <table:table-cell table:style-name="Table10.C2" office:value-type="string">
                  <text:p text:style-name="P51"/>
                </table:table-cell>
                <table:table-cell table:style-name="Table10.D2" office:value-type="string">
                  <text:p text:style-name="P51"/>
                </table:table-cell>
              </table:table-row>
              <table:table-row>
                <table:table-cell table:style-name="Table10.C2" office:value-type="string">
                  <text:p text:style-name="P51"/>
                </table:table-cell>
                <table:table-cell table:style-name="Table10.C2" office:value-type="string">
                  <text:p text:style-name="P51"/>
                </table:table-cell>
                <table:table-cell table:style-name="Table10.C2" office:value-type="string">
                  <text:p text:style-name="P51"/>
                </table:table-cell>
                <table:table-cell table:style-name="Table10.D2" office:value-type="string">
                  <text:p text:style-name="P51"/>
                </table:table-cell>
              </table:table-row>
            </table:table>
            <text:p text:style-name="P77">Cancel</text:p>
          </table:table-cell>
        </table:table-row>
        <table:table-row>
          <table:table-cell table:style-name="Table9.A2" office:value-type="string">
            <text:p text:style-name="P50"/>
          </table:table-cell>
          <table:covered-table-cell/>
        </table:table-row>
        <table:table-row>
          <table:table-cell table:style-name="Table9.A2" office:value-type="string">
            <text:p text:style-name="P50"/>
          </table:table-cell>
          <table:covered-table-cell/>
        </table:table-row>
      </table:table>
      <text:p text:style-name="P19"/>
      <text:p text:style-name="P19"/>
      <text:p text:style-name="P19">Example of a tile action on a X window (in this example the X window is Editor). Here Editor has been organized in 4 tiles.</text:p>
      <text:p text:style-name="P19"><draw:line text:anchor-type="paragraph" draw:z-index="29" draw:style-name="gr1" draw:text-style-name="P109" svg:x1="6.4866in" svg:y1="0.2055in" svg:x2="6.2366in" svg:y2="0.4866in"><text:p/></draw:line><draw:line text:anchor-type="paragraph" draw:z-index="30" draw:style-name="gr1" draw:text-style-name="P109" svg:x1="6.2366in" svg:y1="0.2055in" svg:x2="6.4866in" svg:y2="0.4866in"><text:p/></draw:line><draw:line text:anchor-type="paragraph" draw:z-index="31" draw:style-name="gr1" draw:text-style-name="P109" svg:x1="3.0909in" svg:y1="0.848in" svg:x2="3.3512in" svg:y2="1.0878in"><text:p/></draw:line><draw:line text:anchor-type="paragraph" draw:z-index="32" draw:style-name="gr1" draw:text-style-name="P109" svg:x1="3.3512in" svg:y1="0.848in" svg:x2="3.0909in" svg:y2="1.0878in"><text:p/></draw:line><draw:line text:anchor-type="paragraph" draw:z-index="33" draw:style-name="gr1" draw:text-style-name="P109" svg:x1="6.2264in" svg:y1="0.8374in" svg:x2="6.4453in" svg:y2="1.0772in"><text:p/></draw:line><draw:line text:anchor-type="paragraph" draw:z-index="34" draw:style-name="gr1" draw:text-style-name="P109" svg:x1="6.4453in" svg:y1="0.8374in" svg:x2="6.2264in" svg:y2="1.0772in"><text:p/></draw:line><draw:line text:anchor-type="paragraph" draw:z-index="35" draw:style-name="gr1" draw:text-style-name="P109" svg:x1="3.0807in" svg:y1="2.7646in" svg:x2="3.3409in" svg:y2="3.0146in"><text:p/></draw:line><draw:line text:anchor-type="paragraph" draw:z-index="36" draw:style-name="gr1" draw:text-style-name="P109" svg:x1="3.3409in" svg:y1="2.7646in" svg:x2="3.0807in" svg:y2="3.0146in"><text:p/></draw:line><draw:line text:anchor-type="paragraph" draw:z-index="37" draw:style-name="gr1" draw:text-style-name="P109" svg:x1="6.2055in" svg:y1="2.7646in" svg:x2="6.4453in" svg:y2="3.0043in"><text:p/></draw:line><draw:line text:anchor-type="paragraph" draw:z-index="38" draw:style-name="gr1" draw:text-style-name="P109" svg:x1="6.4453in" svg:y1="2.7646in" svg:x2="6.2055in" svg:y2="3.0043in"><text:p/></draw:line></text:p>
      <table:table table:name="Table11" table:style-name="Table11">
        <table:table-column table:style-name="Table11.A"/>
        <table:table-column table:style-name="Table11.B"/>
        <table:table-row table:style-name="Table11.1">
          <table:table-cell table:style-name="Table11.A1" office:value-type="string">
            <text:p text:style-name="P56">Editor</text:p>
          </table:table-cell>
          <table:table-cell table:style-name="Table11.A1" office:value-type="string">
            <text:p text:style-name="Textformatvorlage"/>
          </table:table-cell>
        </table:table-row>
        <table:table-row table:style-name="Table11.1">
          <table:table-cell table:style-name="Table11.A2" table:number-columns-spanned="2" office:value-type="string">
            <text:p text:style-name="P46">Menu bar &amp; Tool bar</text:p>
          </table:table-cell>
          <table:covered-table-cell/>
        </table:table-row>
        <table:table-row table:style-name="Table11.3">
          <table:table-cell table:style-name="Table11.A2" table:number-columns-spanned="2" office:value-type="string">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0">Untitled1</text:p>
                </table:table-cell>
                <table:table-cell table:style-name="Table12.A1" office:value-type="string">
                  <text:p text:style-name="P50"/>
                </table:table-cell>
                <table:table-cell table:style-name="Table12.A1" office:value-type="string">
                  <text:p text:style-name="P50">Untitled2</text:p>
                </table:table-cell>
                <table:table-cell table:style-name="Table12.D1" office:value-type="string">
                  <text:p text:style-name="P50"/>
                </table:table-cell>
              </table:table-row>
              <table:table-row table:style-name="Table12.2">
                <table:table-cell table:style-name="Table12.A2" table:number-columns-spanned="2" office:value-type="string">
                  <text:p text:style-name="P50">A = 1;</text:p>
                </table:table-cell>
                <table:covered-table-cell/>
                <table:table-cell table:style-name="Table12.C2" table:number-columns-spanned="2" office:value-type="string">
                  <text:p text:style-name="P50">B = 2;</text:p>
                </table:table-cell>
                <table:covered-table-cell/>
              </table:table-row>
              <table:table-row table:style-name="Table12.3">
                <table:table-cell table:style-name="Table12.A2" office:value-type="string">
                  <text:p text:style-name="P50">Untitled3</text:p>
                </table:table-cell>
                <table:table-cell table:style-name="Table12.A2" office:value-type="string">
                  <text:p text:style-name="P50"/>
                </table:table-cell>
                <table:table-cell table:style-name="Table12.A2" office:value-type="string">
                  <text:p text:style-name="P50">Untitled4</text:p>
                </table:table-cell>
                <table:table-cell table:style-name="Table12.C2" office:value-type="string">
                  <text:p text:style-name="P50"/>
                </table:table-cell>
              </table:table-row>
              <table:table-row table:style-name="Table12.2">
                <table:table-cell table:style-name="Table12.A2" table:number-columns-spanned="2" office:value-type="string">
                  <text:p text:style-name="P50"><draw:custom-shape text:anchor-type="paragraph" draw:z-index="55" draw:style-name="gr9" svg:width="5.2606in" svg:height="0.563in" svg:x="-0.161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C = 3;</text:p>
                </table:table-cell>
                <table:covered-table-cell/>
                <table:table-cell table:style-name="Table12.C2" table:number-columns-spanned="2" office:value-type="string">
                  <text:p text:style-name="P50">D = 4;</text:p>
                </table:table-cell>
                <table:covered-table-cell/>
              </table:table-row>
            </table:table>
            <text:p text:style-name="P47"><draw:rect text:anchor-type="paragraph" draw:z-index="39" draw:style-name="gr8" draw:text-style-name="P110" svg:width="1.1461in" svg:height="0.2189in" svg:x="0.0126in" svg:y="0.0598in"><text:p text:style-name="P110">Untitled1</text:p></draw:rect><draw:rect text:anchor-type="paragraph" draw:z-index="41" draw:style-name="gr8" draw:text-style-name="P109" svg:width="1.1461in" svg:height="0.2189in" svg:x="2.3752in" svg:y="0.0598in"><text:p text:style-name="P109">Untitled3</text:p></draw:rect><draw:rect text:anchor-type="paragraph" draw:z-index="42" draw:style-name="gr8" draw:text-style-name="P109" svg:width="1.1461in" svg:height="0.2189in" svg:x="3.5563in" svg:y="0.0598in"><text:p text:style-name="P109">Untitled4</text:p></draw:rect><draw:line text:anchor-type="paragraph" draw:z-index="43" draw:style-name="gr1" draw:text-style-name="P109" svg:x1="1.0228in" svg:y1="0.0598in" svg:x2="1.0228in" svg:y2="0.2787in"><text:p/></draw:line><draw:line text:anchor-type="paragraph" draw:z-index="44" draw:style-name="gr1" draw:text-style-name="P109" svg:x1="2.2043in" svg:y1="0.0598in" svg:x2="2.2043in" svg:y2="0.2787in"><text:p/></draw:line><draw:rect text:anchor-type="paragraph" draw:z-index="40" draw:style-name="gr8" draw:text-style-name="P109" svg:width="1.1461in" svg:height="0.2189in" svg:x="1.1937in" svg:y="0.0598in"><text:p text:style-name="P109">Untitled2</text:p></draw:rect><draw:line text:anchor-type="paragraph" draw:z-index="45" draw:style-name="gr1" draw:text-style-name="P109" svg:x1="3.3854in" svg:y1="0.0598in" svg:x2="3.3854in" svg:y2="0.2787in"><text:p/></draw:line><draw:line text:anchor-type="paragraph" draw:z-index="46" draw:style-name="gr1" draw:text-style-name="P109" svg:x1="4.5665in" svg:y1="0.0598in" svg:x2="4.5665in" svg:y2="0.2787in"><text:p/></draw:line><draw:line text:anchor-type="paragraph" draw:z-index="47" draw:style-name="gr1" draw:text-style-name="P109" svg:x1="1.0228in" svg:y1="0.0598in" svg:x2="1.1583in" svg:y2="0.2787in"><text:p/></draw:line><draw:line text:anchor-type="paragraph" draw:z-index="48" draw:style-name="gr1" draw:text-style-name="P109" svg:x1="1.1583in" svg:y1="0.0598in" svg:x2="1.0228in" svg:y2="0.2787in"><text:p/></draw:line><draw:line text:anchor-type="paragraph" draw:z-index="49" draw:style-name="gr1" draw:text-style-name="P109" svg:x1="2.2043in" svg:y1="0.0598in" svg:x2="2.3398in" svg:y2="0.2787in"><text:p/></draw:line><draw:line text:anchor-type="paragraph" draw:z-index="50" draw:style-name="gr1" draw:text-style-name="P109" svg:x1="2.3398in" svg:y1="0.0598in" svg:x2="2.2043in" svg:y2="0.2787in"><text:p/></draw:line><draw:line text:anchor-type="paragraph" draw:z-index="51" draw:style-name="gr1" draw:text-style-name="P109" svg:x1="3.3854in" svg:y1="0.0598in" svg:x2="3.5209in" svg:y2="0.2787in"><text:p/></draw:line><draw:line text:anchor-type="paragraph" draw:z-index="52" draw:style-name="gr1" draw:text-style-name="P109" svg:x1="3.5209in" svg:y1="0.0598in" svg:x2="3.3854in" svg:y2="0.2787in"><text:p/></draw:line><draw:line text:anchor-type="paragraph" draw:z-index="53" draw:style-name="gr1" draw:text-style-name="P109" svg:x1="4.5665in" svg:y1="0.0598in" svg:x2="4.702in" svg:y2="0.2787in"><text:p/></draw:line><draw:line text:anchor-type="paragraph" draw:z-index="54" draw:style-name="gr1" draw:text-style-name="P109" svg:x1="4.702in" svg:y1="0.0598in" svg:x2="4.5665in" svg:y2="0.2787in"><text:p/></draw:line></text:p>
          </table:table-cell>
          <table:covered-table-cell/>
        </table:table-row>
      </table:table>
      <text:p text:style-name="P19"><draw:line text:anchor-type="paragraph" draw:z-index="56" draw:style-name="gr10" draw:text-style-name="P109" svg:x1="2.7161in" svg:y1="0.1492in" svg:x2="3.0598in" svg:y2="0.4827in"><text:p/></draw:line></text:p>
      <text:p text:style-name="P19"/>
      <text:p text:style-name="P19"><draw:frame text:anchor-type="paragraph" draw:z-index="57" draw:style-name="gr11" svg:width="2.1976in" svg:height="0.3335in" svg:x="2.2457in" svg:y="0.102in"><draw:text-box><text:p>Watch section “<text:span text:style-name="T18">Document Bar</text:span>”</text:p></draw:text-box></draw:frame></text:p>
      <text:p text:style-name="P19"/>
      <text:p text:style-name="P19"/>
      <text:p text:style-name="P19"/>
      <text:p text:style-name="P19"><text:span text:style-name="T1">Note</text:span>: <text:tab/>A tile can be empty (without any document), it will appear as a plain tile.</text:p>
      <text:p text:style-name="P19"/>
      <text:p text:style-name="P25"><text:span text:style-name="T8"><text:tab/>We can also split an empty tile into many others tiles who will become themselves </text:span>full-<text:tab/>fledged <text:s/><text:span text:style-name="T8">tiles. To be made we need to </text:span><text:span text:style-name="T7">right-click on a plain tile</text:span><text:span text:style-name="T8"> and we will be able (by a <text:tab/>contextual menu) to split it in “</text:span>Top/Bottom Tile<text:span text:style-name="T8">” or “</text:span>Left/Right Tile<text:span text:style-name="T8">”.</text:span></text:p>
      <text:p text:style-name="P19"/>
      <text:p text:style-name="P38"><text:span text:style-name="T3">[6]</text:span> Example of configuring a tile organization for a X window:</text:p>
      <text:p text:style-name="P19"/>
      <text:p text:style-name="P19">When we click on “<text:span text:style-name="T18">Tile...</text:span>” of the <text:span text:style-name="T3">Menu Window</text:span> the following configuration box will appear.</text:p>
      <text:p text:style-name="P19"/>
      <text:p text:style-name="P19"><draw:rect text:anchor-type="paragraph" draw:z-index="58" draw:style-name="gr12" draw:text-style-name="P109" svg:width="3.563in" svg:height="2.8441in" svg:x="1.5807in" svg:y="0.1945in"><text:p/></draw:rect></text:p>
      <text:p text:style-name="P19"><draw:frame draw:style-name="fr1" draw:name="graphics1" text:anchor-type="paragraph" svg:x="1.7689in" svg:y="0.1398in" svg:width="0.1957in" svg:height="0.1717in" draw:z-index="64"><draw:image xlink:href="Pictures/100000000000012C0000012C6AD6F222.jpg" xlink:type="simple" xlink:show="embed" xlink:actuate="onLoad"/></draw:frame><draw:rect text:anchor-type="paragraph" draw:z-index="59" draw:style-name="gr13" draw:text-style-name="P109" svg:width="1.7606in" svg:height="2.1878in" svg:x="1.6638in" svg:y="0.0772in"><text:p/></draw:rect><draw:custom-shape text:anchor-type="paragraph" draw:z-index="60" draw:style-name="gr14" svg:width="1.4587in" svg:height="0.3543in" svg:x="3.6016in" svg:y="0.098in"><text:p text:style-name="P109">Select 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style-name="gr15" draw:text-style-name="P109" svg:x1="3.3303in" svg:y1="0.1709in" svg:x2="3.3201in" svg:y2="2.1811in"><text:p/></draw:line><draw:frame text:anchor-type="paragraph" draw:z-index="63" draw:style-name="gr16" svg:width="1.4067in" svg:height="1.6776in" svg:x="1.7161in" svg:y="0.1398in"><draw:text-box><text:p><text:s text:c="7"/>Untitled1</text:p><text:p><text:s text:c="7"/>Untitled2</text:p><text:p><text:s text:c="7"/>Untitled3</text:p><text:p><text:s text:c="7"/>Untitled4</text:p></draw:text-box></draw:frame><draw:custom-shape text:anchor-type="paragraph" draw:z-index="95" draw:style-name="gr5" draw:text-style-name="P109" svg:width="0.1252in" svg:height="0.7606in" svg:x="5.2575in" svg:y="0.10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96" draw:style-name="gr23" draw:text-style-name="P114" svg:width="1.1567in" svg:height="0.7295in" svg:x="5.4661in" svg:y="0.1398in"><draw:text-box><text:p><text:span text:style-name="T4">Select or deselect documents to display in tiles</text:span></text:p></draw:text-box></draw:frame><draw:custom-shape text:anchor-type="paragraph" draw:z-index="97" draw:style-name="gr5" draw:text-style-name="P109" svg:width="0.1358in" svg:height="0.865in" svg:x="1.2681in" svg:y="0.087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98" draw:style-name="gr24" draw:text-style-name="P114" svg:width="1.0213in" svg:height="0.7606in" svg:x="0.1429in" svg:y="0.1291in"><draw:text-box><text:p><text:span text:style-name="T4">Check box allows to <text:s/>select which document will be displayed in tiles</text:span></text:p></draw:text-box></draw:frame></text:p>
      <text:p text:style-name="P19"><draw:frame draw:style-name="fr1" draw:name="graphics2" text:anchor-type="paragraph" svg:x="1.7689in" svg:y="0.1661in" svg:width="0.1957in" svg:height="0.1717in" draw:z-index="65"><draw:image xlink:href="Pictures/100000000000012C0000012C6AD6F222.jpg" xlink:type="simple" xlink:show="embed" xlink:actuate="onLoad"/></draw:frame></text:p>
      <text:p text:style-name="P19"><draw:custom-shape text:anchor-type="paragraph" draw:z-index="61" draw:style-name="gr14" svg:width="1.4587in" svg:height="0.3543in" svg:x="3.6016in" svg:y="0.1189in"><text:p text:style-name="P109">Deselect 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draw:rect text:anchor-type="paragraph" draw:z-index="66" draw:style-name="gr13" draw:text-style-name="P109" svg:width="0.5315in" svg:height="0.2921in" svg:x="4.4972in" svg:y="0.0319in"><text:p/></draw:rect><draw:line text:anchor-type="paragraph" draw:z-index="68" draw:style-name="gr1" draw:text-style-name="P109" svg:x1="4.872in" svg:y1="0.0319in" svg:x2="4.872in" svg:y2="0.3339in"><text:p/></draw:line><draw:line text:anchor-type="paragraph" draw:z-index="70" draw:style-name="gr1" draw:text-style-name="P109" svg:x1="4.872in" svg:y1="0.1882in" svg:x2="5.0283in" svg:y2="0.1882in"><text:p/></draw:line><draw:line text:anchor-type="paragraph" draw:z-index="72" draw:style-name="gr1" draw:text-style-name="P109" svg:x1="4.872in" svg:y1="0.1882in" svg:x2="4.9555in" svg:y2="0.0319in"><text:p/></draw:line><draw:line text:anchor-type="paragraph" draw:z-index="74" draw:style-name="gr1" draw:text-style-name="P109" svg:x1="5.0283in" svg:y1="0.1882in" svg:x2="4.9555in" svg:y2="0.0319in"><text:p/></draw:line><draw:line text:anchor-type="paragraph" draw:z-index="76" draw:style-name="gr1" draw:text-style-name="P109" svg:x1="4.872in" svg:y1="0.1882in" svg:x2="4.9346in" svg:y2="0.3236in"><text:p/></draw:line><draw:line text:anchor-type="paragraph" draw:z-index="77" draw:style-name="gr1" draw:text-style-name="P109" svg:x1="5.0283in" svg:y1="0.1882in" svg:x2="4.9346in" svg:y2="0.3236in"><text:p/></draw:line><draw:frame text:anchor-type="paragraph" draw:z-index="80" draw:style-name="gr17" draw:text-style-name="P112" svg:width="0.1461in" svg:height="0.2252in" svg:x="4.7264in" svg:y="0.0319in"><draw:text-box><text:p><text:span text:style-name="T26">3</text:span></text:p></draw:text-box></draw:frame><draw:frame text:anchor-type="paragraph" draw:z-index="82" draw:style-name="gr18" draw:text-style-name="P113" svg:width="0.8752in" svg:height="0.2295in" svg:x="3.539in" svg:y="0.0736in"><draw:text-box><text:p><text:span text:style-name="T3">Columns :</text:span></text:p></draw:text-box></draw:frame><draw:frame text:anchor-type="paragraph" draw:z-index="83" draw:style-name="gr18" draw:text-style-name="P113" svg:width="0.8752in" svg:height="0.2295in" svg:x="3.539in" svg:y="0.4673in"><draw:text-box><text:p><text:span text:style-name="T3">Rows :</text:span></text:p></draw:text-box></draw:frame><draw:custom-shape text:anchor-type="paragraph" draw:z-index="91" draw:style-name="gr5" draw:text-style-name="P109" svg:width="0.1252in" svg:height="0.7087in" svg:x="5.2575in" svg:y="0.031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92" draw:style-name="gr20" draw:text-style-name="P114" svg:width="1.115in" svg:height="0.6398in" svg:x="5.4555in" svg:y="0.0634in"><draw:text-box><text:p><text:span text:style-name="T4">Configuration of the number of tiles per row and column by spinners</text:span></text:p></draw:text-box></draw:frame></text:p>
      <text:p text:style-name="P19"/>
      <text:p text:style-name="P19"><draw:rect text:anchor-type="paragraph" draw:z-index="67" draw:style-name="gr13" draw:text-style-name="P109" svg:width="0.5315in" svg:height="0.2921in" svg:x="4.5075in" svg:y="0.0453in"><text:p/></draw:rect><draw:line text:anchor-type="paragraph" draw:z-index="71" draw:style-name="gr1" draw:text-style-name="P109" svg:x1="4.872in" svg:y1="0.2031in" svg:x2="5.0386in" svg:y2="0.1929in"><text:p/></draw:line><draw:line text:anchor-type="paragraph" draw:z-index="73" draw:style-name="gr1" draw:text-style-name="P109" svg:x1="4.872in" svg:y1="0.1933in" svg:x2="4.9449in" svg:y2="0.0453in"><text:p/></draw:line><draw:line text:anchor-type="paragraph" draw:z-index="75" draw:style-name="gr1" draw:text-style-name="P109" svg:x1="5.039in" svg:y1="0.1933in" svg:x2="4.9453in" svg:y2="0.0453in"><text:p/></draw:line><draw:line text:anchor-type="paragraph" draw:z-index="78" draw:style-name="gr1" draw:text-style-name="P109" svg:x1="4.872in" svg:y1="0.1929in" svg:x2="4.9449in" svg:y2="0.3366in"><text:p/></draw:line><draw:line text:anchor-type="paragraph" draw:z-index="79" draw:style-name="gr1" draw:text-style-name="P109" svg:x1="5.039in" svg:y1="0.1929in" svg:x2="4.9453in" svg:y2="0.3366in"><text:p/></draw:line><draw:frame text:anchor-type="paragraph" draw:z-index="81" draw:style-name="gr17" draw:text-style-name="P112" svg:width="0.1461in" svg:height="0.2252in" svg:x="4.7264in" svg:y="0.0701in"><draw:text-box><text:p><text:span text:style-name="T26">3</text:span></text:p></draw:text-box></draw:frame></text:p>
      <text:p text:style-name="P19"/>
      <text:p text:style-name="P19"><draw:line text:anchor-type="paragraph" draw:z-index="69" draw:style-name="gr1" draw:text-style-name="P109" svg:x1="4.872in" svg:y1="-0.3618in" svg:x2="4.872in" svg:y2="-0.0598in"><text:p/></draw:line><draw:frame text:anchor-type="paragraph" draw:z-index="84" draw:style-name="gr18" draw:text-style-name="P113" svg:width="0.8752in" svg:height="0.2295in" svg:x="3.539in" svg:y="0.1465in"><draw:text-box><text:p><text:span text:style-name="T3">Grid :</text:span></text:p></draw:text-box></draw:frame><draw:custom-shape text:anchor-type="paragraph" draw:z-index="85" draw:style-name="gr19" svg:width="0.5524in" svg:height="0.3858in" svg:x="4.5075in" svg:y="0.06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86" draw:style-name="gr1" draw:text-style-name="P109" svg:width="0.3441in" svg:height="0.2606in" svg:x="4.622in" svg:y="0.1252in"><text:p/></draw:rect><draw:line text:anchor-type="paragraph" draw:z-index="87" draw:style-name="gr1" draw:text-style-name="P109" svg:x1="4.789in" svg:y1="0.1252in" svg:x2="4.7992in" svg:y2="0.3854in"><text:p/></draw:line></text:p>
      <text:p text:style-name="P19"><draw:line text:anchor-type="paragraph" draw:z-index="88" draw:style-name="gr1" draw:text-style-name="P109" svg:x1="4.622in" svg:y1="0.0598in" svg:x2="4.9657in" svg:y2="0.0598in"><text:p/></draw:line><draw:line text:anchor-type="paragraph" draw:z-index="93" draw:style-name="gr21" draw:text-style-name="P109" svg:x1="5.2055in" svg:y1="0.122in" svg:x2="5.5181in" svg:y2="0.2992in"><text:p/></draw:line><draw:frame text:anchor-type="paragraph" draw:z-index="94" draw:style-name="gr22" draw:text-style-name="P114" svg:width="1.0106in" svg:height="0.7996in" svg:x="5.5701in" svg:y="0.1327in"><draw:text-box><text:p><text:span text:style-name="T4">Configuration of number of tiles per row and column with a grid</text:span></text:p></draw:text-box></draw:frame></text:p>
      <text:p text:style-name="P19"><draw:custom-shape text:anchor-type="paragraph" draw:z-index="89" draw:style-name="gr14" svg:width="1.4587in" svg:height="0.3543in" svg:x="1.7783in" svg:y="0.1583in"><text:p text:style-name="P109">O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0" draw:style-name="gr14" svg:width="1.4587in" svg:height="0.3543in" svg:x="3.4138in" svg:y="0.1366in"><text:p text:style-name="P109">Canc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19"/>
      <text:p text:style-name="P19"><text:span text:style-name="T1">Note</text:span>:<text:tab/>Configuration of tiles with a grid is made in the following way:</text:p>
      <text:p text:style-name="P19"><text:tab/>when we click on the grid button, a grid will appear. It allows to select graphically the <text:tab/>number of row and column. To select a disposition we must keep the mouse button pressed, <text:tab/>otherwise the selection will not be taken in account and the grid will disappear.</text:p>
      <text:p text:style-name="P19"><text:tab/>One the selection is made, the above spinners will be updated automatically.</text:p>
      <text:p text:style-name="P19"/>
      <text:p text:style-name="P19"/>
      <text:p text:style-name="P19"><draw:line text:anchor-type="paragraph" draw:z-index="102" draw:style-name="gr1" draw:text-style-name="P109" svg:x1="3.3909in" svg:y1="0.1866in" svg:x2="3.7346in" svg:y2="0.1866in"><text:p/></draw:line><draw:custom-shape text:anchor-type="paragraph" draw:z-index="100" draw:style-name="gr19" svg:width="0.5524in" svg:height="0.3858in" svg:x="3.2866in" svg:y="0.0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01" draw:style-name="gr1" draw:text-style-name="P109" svg:width="0.3441in" svg:height="0.2606in" svg:x="3.3909in" svg:y="0.0516in"><text:p/></draw:rect><draw:line text:anchor-type="paragraph" draw:z-index="103" draw:style-name="gr1" draw:text-style-name="P109" svg:x1="3.5701in" svg:y1="0.0516in" svg:x2="3.5803in" svg:y2="0.3118in"><text:p/></draw:line><draw:frame text:anchor-type="paragraph" draw:z-index="99" draw:style-name="gr18" draw:text-style-name="P113" svg:width="0.6067in" svg:height="0.2295in" svg:x="2.4953in" svg:y="0.0783in"><draw:text-box><text:p><text:span text:style-name="T3">Grid :</text:span></text:p></draw:text-box></draw:frame></text:p>
      <text:p text:style-name="P19"/>
      <table:table table:name="Table13" table:style-name="Table13">
        <table:table-column table:style-name="Table13.A"/>
        <table:table-row>
          <table:table-cell table:style-name="Table13.A1" office:value-type="string">
            <table:table table:name="Table14" table:style-name="Table14">
              <table:table-column table:style-name="Table14.A" table:number-columns-repeated="3"/>
              <table:table-column table:style-name="Table14.D"/>
              <table:table-row>
                <table:table-cell table:style-name="Table14.A1" office:value-type="string">
                  <text:p text:style-name="P50"/>
                </table:table-cell>
                <table:table-cell table:style-name="Table14.A1" office:value-type="string">
                  <text:p text:style-name="P50"/>
                </table:table-cell>
                <table:table-cell table:style-name="Table14.A1" office:value-type="string">
                  <text:p text:style-name="P50"/>
                </table:table-cell>
                <table:table-cell table:style-name="Table14.D1" office:value-type="string">
                  <text:p text:style-name="P50"/>
                </table:table-cell>
              </table:table-row>
              <table:table-row>
                <table:table-cell table:style-name="Table14.A2" office:value-type="string">
                  <text:p text:style-name="P50"/>
                </table:table-cell>
                <table:table-cell table:style-name="Table14.A2" office:value-type="string">
                  <text:p text:style-name="P50"/>
                </table:table-cell>
                <table:table-cell table:style-name="Table14.A2" office:value-type="string">
                  <text:p text:style-name="P50"/>
                </table:table-cell>
                <table:table-cell table:style-name="Table14.D2" office:value-type="string">
                  <text:p text:style-name="P50"/>
                </table:table-cell>
              </table:table-row>
              <table:table-row>
                <table:table-cell table:style-name="Table14.A2" office:value-type="string">
                  <text:p text:style-name="P50"/>
                </table:table-cell>
                <table:table-cell table:style-name="Table14.A2" office:value-type="string">
                  <text:p text:style-name="P50"/>
                </table:table-cell>
                <table:table-cell table:style-name="Table14.A2" office:value-type="string">
                  <text:p text:style-name="P50"/>
                </table:table-cell>
                <table:table-cell table:style-name="Table14.D2" office:value-type="string">
                  <text:p text:style-name="P50"/>
                </table:table-cell>
              </table:table-row>
              <table:table-row>
                <table:table-cell table:style-name="Table14.A4" office:value-type="string">
                  <text:p text:style-name="P50"/>
                </table:table-cell>
                <table:table-cell table:style-name="Table14.A4" office:value-type="string">
                  <text:p text:style-name="P50"/>
                </table:table-cell>
                <table:table-cell table:style-name="Table14.A4" office:value-type="string">
                  <text:p text:style-name="P50"/>
                </table:table-cell>
                <table:table-cell table:style-name="Table14.D2" office:value-type="string">
                  <text:p text:style-name="P50"/>
                </table:table-cell>
              </table:table-row>
            </table:table>
            <text:p text:style-name="P52">Cancel</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Result of the configuration:</text:p>
      <text:p text:style-name="P19"><draw:line text:anchor-type="paragraph" draw:z-index="120" draw:style-name="gr1" draw:text-style-name="P109" svg:x1="6.1535in" svg:y1="0.211in" svg:x2="6.4346in" svg:y2="0.4921in"><text:p/></draw:line><draw:line text:anchor-type="paragraph" draw:z-index="121" draw:style-name="gr1" draw:text-style-name="P109" svg:x1="6.4346in" svg:y1="0.211in" svg:x2="6.1535in" svg:y2="0.4921in"><text:p/></draw:line><draw:line text:anchor-type="paragraph" draw:z-index="122" draw:style-name="gr1" draw:text-style-name="P109" svg:x1="2.1016in" svg:y1="0.8362in" svg:x2="2.3307in" svg:y2="1.0862in"><text:p/></draw:line><draw:line text:anchor-type="paragraph" draw:z-index="123" draw:style-name="gr1" draw:text-style-name="P109" svg:x1="4.1327in" svg:y1="0.8362in" svg:x2="4.3516in" svg:y2="1.0862in"><text:p/></draw:line><draw:line text:anchor-type="paragraph" draw:z-index="124" draw:style-name="gr1" draw:text-style-name="P109" svg:x1="2.3307in" svg:y1="0.8362in" svg:x2="2.1016in" svg:y2="1.0862in"><text:p/></draw:line><draw:line text:anchor-type="paragraph" draw:z-index="125" draw:style-name="gr1" draw:text-style-name="P109" svg:x1="4.3516in" svg:y1="0.8362in" svg:x2="4.1327in" svg:y2="1.0862in"><text:p/></draw:line></text:p>
      <table:table table:name="Table15" table:style-name="Table15">
        <table:table-column table:style-name="Table15.A"/>
        <table:table-column table:style-name="Table15.B"/>
        <text:soft-page-break/>
        <table:table-row table:style-name="Table15.1">
          <table:table-cell table:style-name="Table15.A1" office:value-type="string">
            <text:p text:style-name="P56">Editor</text:p>
          </table:table-cell>
          <table:table-cell table:style-name="Table15.A1" office:value-type="string">
            <text:p text:style-name="Textformatvorlage"/>
          </table:table-cell>
        </table:table-row>
        <table:table-row table:style-name="Table15.1">
          <table:table-cell table:style-name="Table15.A2" table:number-columns-spanned="2" office:value-type="string">
            <text:p text:style-name="P46">Menu bar &amp; Tool bar</text:p>
          </table:table-cell>
          <table:covered-table-cell/>
        </table:table-row>
        <table:table-row table:style-name="Table15.3">
          <table:table-cell table:style-name="Table15.A2" table:number-columns-spanned="2" office:value-type="string">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50">Untitled1</text:p>
                </table:table-cell>
                <table:table-cell table:style-name="Table16.A1" office:value-type="string">
                  <text:p text:style-name="P50"/>
                </table:table-cell>
                <table:table-cell table:style-name="Table16.A1" office:value-type="string">
                  <text:p text:style-name="P50">Untitled2</text:p>
                </table:table-cell>
                <table:table-cell table:style-name="Table16.A1" office:value-type="string">
                  <text:p text:style-name="P50"/>
                </table:table-cell>
                <table:table-cell table:style-name="Table16.E1" table:number-rows-spanned="2" office:value-type="string">
                  <text:p text:style-name="P50"/>
                </table:table-cell>
              </table:table-row>
              <table:table-row table:style-name="Table16.2">
                <table:table-cell table:style-name="Table16.A2" table:number-columns-spanned="2" office:value-type="string">
                  <text:p text:style-name="P50">A = 1;</text:p>
                </table:table-cell>
                <table:covered-table-cell/>
                <table:table-cell table:style-name="Table16.A2" table:number-columns-spanned="2" office:value-type="string">
                  <text:p text:style-name="P50">B = 2;</text:p>
                </table:table-cell>
                <table:covered-table-cell/>
                <table:covered-table-cell/>
              </table:table-row>
              <table:table-row table:style-name="Table16.3">
                <table:table-cell table:style-name="Table16.A2" table:number-columns-spanned="2" office:value-type="string">
                  <text:p text:style-name="P50"/>
                </table:table-cell>
                <table:covered-table-cell/>
                <table:table-cell table:style-name="Table16.A2" table:number-columns-spanned="2" office:value-type="string">
                  <text:p text:style-name="P50"/>
                </table:table-cell>
                <table:covered-table-cell/>
                <table:table-cell table:style-name="Table16.E3" office:value-type="string">
                  <text:p text:style-name="P50"/>
                </table:table-cell>
              </table:table-row>
              <table:table-row table:style-name="Table16.4">
                <table:table-cell table:style-name="Table16.A2" table:number-columns-spanned="2" office:value-type="string">
                  <text:p text:style-name="P50"/>
                </table:table-cell>
                <table:covered-table-cell/>
                <table:table-cell table:style-name="Table16.A2" table:number-columns-spanned="2" office:value-type="string">
                  <text:p text:style-name="P50"/>
                </table:table-cell>
                <table:covered-table-cell/>
                <table:table-cell table:style-name="Table16.E3" office:value-type="string">
                  <text:p text:style-name="P50"/>
                </table:table-cell>
              </table:table-row>
            </table:table>
            <text:p text:style-name="P47"><draw:rect text:anchor-type="paragraph" draw:z-index="104" draw:style-name="gr8" draw:text-style-name="P110" svg:width="1.1461in" svg:height="0.2189in" svg:x="0.0043in" svg:y="0.0882in"><text:p text:style-name="P110">Untitled1</text:p></draw:rect><draw:rect text:anchor-type="paragraph" draw:z-index="105" draw:style-name="gr8" draw:text-style-name="P110" svg:width="1.1461in" svg:height="0.2189in" svg:x="1.1937in" svg:y="0.0882in"><text:p text:style-name="P110">Untitled2</text:p></draw:rect><draw:rect text:anchor-type="paragraph" draw:z-index="106" draw:style-name="gr8" draw:text-style-name="P110" svg:width="1.1461in" svg:height="0.2189in" svg:x="2.3917in" svg:y="0.0882in"><text:p text:style-name="P110">Untitled3</text:p></draw:rect><draw:rect text:anchor-type="paragraph" draw:z-index="107" draw:style-name="gr8" draw:text-style-name="P110" svg:width="1.1461in" svg:height="0.2189in" svg:x="3.5898in" svg:y="0.0882in"><text:p text:style-name="P110">Untitled4</text:p></draw:rect><draw:line text:anchor-type="paragraph" draw:z-index="108" draw:style-name="gr1" draw:text-style-name="P109" svg:x1="0.9992in" svg:y1="0.0882in" svg:x2="0.9992in" svg:y2="0.3071in"><text:p/></draw:line><draw:line text:anchor-type="paragraph" draw:z-index="109" draw:style-name="gr1" draw:text-style-name="P109" svg:x1="2.1992in" svg:y1="0.0882in" svg:x2="2.1992in" svg:y2="0.3071in"><text:p/></draw:line><draw:line text:anchor-type="paragraph" draw:z-index="110" draw:style-name="gr1" draw:text-style-name="P109" svg:x1="3.4075in" svg:y1="0.0882in" svg:x2="3.4075in" svg:y2="0.3071in"><text:p/></draw:line><draw:line text:anchor-type="paragraph" draw:z-index="111" draw:style-name="gr1" draw:text-style-name="P109" svg:x1="4.6161in" svg:y1="0.0882in" svg:x2="4.6161in" svg:y2="0.3071in"><text:p/></draw:line><draw:line text:anchor-type="paragraph" draw:z-index="112" draw:style-name="gr1" draw:text-style-name="P109" svg:x1="0.9992in" svg:y1="0.0882in" svg:x2="1.15in" svg:y2="0.3071in"><text:p/></draw:line><draw:line text:anchor-type="paragraph" draw:z-index="113" draw:style-name="gr1" draw:text-style-name="P109" svg:x1="2.1992in" svg:y1="0.0882in" svg:x2="2.3394in" svg:y2="0.3071in"><text:p/></draw:line><draw:line text:anchor-type="paragraph" draw:z-index="114" draw:style-name="gr1" draw:text-style-name="P109" svg:x1="3.4075in" svg:y1="0.0882in" svg:x2="3.5374in" svg:y2="0.3071in"><text:p/></draw:line><draw:line text:anchor-type="paragraph" draw:z-index="115" draw:style-name="gr1" draw:text-style-name="P109" svg:x1="4.6161in" svg:y1="0.0882in" svg:x2="4.7354in" svg:y2="0.3071in"><text:p/></draw:line><draw:line text:anchor-type="paragraph" draw:z-index="116" draw:style-name="gr1" draw:text-style-name="P109" svg:x1="0.9992in" svg:y1="0.3071in" svg:x2="1.15in" svg:y2="0.0882in"><text:p/></draw:line><draw:line text:anchor-type="paragraph" draw:z-index="117" draw:style-name="gr1" draw:text-style-name="P109" svg:x1="2.1992in" svg:y1="0.3071in" svg:x2="2.3394in" svg:y2="0.0882in"><text:p/></draw:line><draw:line text:anchor-type="paragraph" draw:z-index="118" draw:style-name="gr1" draw:text-style-name="P109" svg:x1="3.4075in" svg:y1="0.3071in" svg:x2="3.5374in" svg:y2="0.0882in"><text:p/></draw:line><draw:line text:anchor-type="paragraph" draw:z-index="119" draw:style-name="gr1" draw:text-style-name="P109" svg:x1="4.6161in" svg:y1="0.3071in" svg:x2="4.7354in" svg:y2="0.0882in"><text:p/></draw:line></text:p>
          </table:table-cell>
          <table:covered-table-cell/>
        </table:table-row>
      </table:table>
      <text:p text:style-name="P19"/>
      <text:p text:style-name="P19"/>
      <text:p text:style-name="P19"/>
      <text:p text:style-name="P19"/>
      <text:p text:style-name="P19"/>
      <text:p text:style-name="P19"/>
      <text:p text:style-name="P19"/>
      <text:p text:style-name="P19"/>
      <text:p text:style-name="P38"><text:span text:style-name="T3">[7]</text:span> Example of left/right tile on Editor:</text:p>
      <text:p text:style-name="P19"><draw:line text:anchor-type="paragraph" draw:z-index="142" draw:style-name="gr1" draw:text-style-name="P109" svg:x1="5.872in" svg:y1="0.211in" svg:x2="6.1323in" svg:y2="0.4921in"><text:p/></draw:line><draw:line text:anchor-type="paragraph" draw:z-index="143" draw:style-name="gr1" draw:text-style-name="P109" svg:x1="6.1323in" svg:y1="0.211in" svg:x2="5.872in" svg:y2="0.4921in"><text:p/></draw:line><draw:line text:anchor-type="paragraph" draw:z-index="144" draw:style-name="gr1" draw:text-style-name="P109" svg:x1="3.0807in" svg:y1="0.8362in" svg:x2="3.3409in" svg:y2="1.0862in"><text:p/></draw:line><draw:line text:anchor-type="paragraph" draw:z-index="145" draw:style-name="gr1" draw:text-style-name="P109" svg:x1="5.8516in" svg:y1="0.8362in" svg:x2="6.1016in" svg:y2="1.0862in"><text:p/></draw:line><draw:line text:anchor-type="paragraph" draw:z-index="146" draw:style-name="gr1" draw:text-style-name="P109" svg:x1="3.3409in" svg:y1="0.8362in" svg:x2="3.0807in" svg:y2="1.0862in"><text:p/></draw:line><draw:line text:anchor-type="paragraph" draw:z-index="147" draw:style-name="gr1" draw:text-style-name="P109" svg:x1="6.1016in" svg:y1="0.8362in" svg:x2="5.8516in" svg:y2="1.0862in"><text:p/></draw:line></text:p>
      <table:table table:name="Table17" table:style-name="Table17">
        <table:table-column table:style-name="Table17.A"/>
        <table:table-column table:style-name="Table17.B"/>
        <table:table-row table:style-name="Table17.1">
          <table:table-cell table:style-name="Table17.A1" office:value-type="string">
            <text:p text:style-name="P56">Editor</text:p>
          </table:table-cell>
          <table:table-cell table:style-name="Table17.A1" office:value-type="string">
            <text:p text:style-name="Textformatvorlage"/>
          </table:table-cell>
        </table:table-row>
        <table:table-row table:style-name="Table17.1">
          <table:table-cell table:style-name="Table17.A2" table:number-columns-spanned="2" office:value-type="string">
            <text:p text:style-name="P46">Menu bar &amp; Tool bar</text:p>
          </table:table-cell>
          <table:covered-table-cell/>
        </table:table-row>
        <table:table-row table:style-name="Table17.3">
          <table:table-cell table:style-name="Table17.A2" table:number-columns-spanned="2" office:value-type="string">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50">Untitled1</text:p>
                </table:table-cell>
                <table:table-cell table:style-name="Table18.A1" office:value-type="string">
                  <text:p text:style-name="P50"/>
                </table:table-cell>
                <table:table-cell table:style-name="Table18.A1" office:value-type="string">
                  <text:p text:style-name="P50">Untitled2</text:p>
                </table:table-cell>
                <table:table-cell table:style-name="Table18.D1" office:value-type="string">
                  <text:p text:style-name="P50"/>
                </table:table-cell>
              </table:table-row>
              <table:table-row table:style-name="Table18.2">
                <table:table-cell table:style-name="Table18.A2" table:number-columns-spanned="2" office:value-type="string">
                  <text:p text:style-name="P50">A = 1;</text:p>
                </table:table-cell>
                <table:covered-table-cell/>
                <table:table-cell table:style-name="Table18.C2" table:number-columns-spanned="2" office:value-type="string">
                  <text:p text:style-name="P50">B = 2;</text:p>
                </table:table-cell>
                <table:covered-table-cell/>
              </table:table-row>
            </table:table>
            <text:p text:style-name="P54"><draw:rect text:anchor-type="paragraph" draw:z-index="126" draw:style-name="gr8" draw:text-style-name="P110" svg:width="1.1461in" svg:height="0.2189in" svg:x="0.0043in" svg:y="0.0362in"><text:p text:style-name="P110">Untitled1</text:p></draw:rect><draw:rect text:anchor-type="paragraph" draw:z-index="127" draw:style-name="gr8" draw:text-style-name="P110" svg:width="1.1461in" svg:height="0.2189in" svg:x="1.1972in" svg:y="0.0307in"><text:p text:style-name="P110">Untitled2</text:p></draw:rect><draw:rect text:anchor-type="paragraph" draw:z-index="128" draw:style-name="gr8" draw:text-style-name="P110" svg:width="1.1461in" svg:height="0.2189in" svg:x="2.3953in" svg:y="0.0311in"><text:p text:style-name="P110">Untitled3</text:p></draw:rect><draw:rect text:anchor-type="paragraph" draw:z-index="129" draw:style-name="gr8" draw:text-style-name="P110" svg:width="1.1461in" svg:height="0.2189in" svg:x="3.5929in" svg:y="0.0398in"><text:p text:style-name="P110">Untitled4</text:p></draw:rect><draw:line text:anchor-type="paragraph" draw:z-index="130" draw:style-name="gr1" draw:text-style-name="P109" svg:x1="1.0217in" svg:y1="0.0362in" svg:x2="1.0217in" svg:y2="0.2551in"><text:p/></draw:line><draw:line text:anchor-type="paragraph" draw:z-index="131" draw:style-name="gr1" draw:text-style-name="P109" svg:x1="2.2091in" svg:y1="0.0307in" svg:x2="2.2091in" svg:y2="0.2496in"><text:p/></draw:line><draw:line text:anchor-type="paragraph" draw:z-index="132" draw:style-name="gr1" draw:text-style-name="P109" svg:x1="3.3965in" svg:y1="0.0311in" svg:x2="3.3965in" svg:y2="0.25in"><text:p/></draw:line><draw:line text:anchor-type="paragraph" draw:z-index="133" draw:style-name="gr1" draw:text-style-name="P109" svg:x1="4.6047in" svg:y1="0.0398in" svg:x2="4.6047in" svg:y2="0.2587in"><text:p/></draw:line><draw:line text:anchor-type="paragraph" draw:z-index="134" draw:style-name="gr1" draw:text-style-name="P109" svg:x1="1.0217in" svg:y1="0.0362in" svg:x2="1.15in" svg:y2="0.2551in"><text:p/></draw:line><draw:line text:anchor-type="paragraph" draw:z-index="135" draw:style-name="gr1" draw:text-style-name="P109" svg:x1="2.2091in" svg:y1="0.0307in" svg:x2="2.3429in" svg:y2="0.2496in"><text:p/></draw:line><draw:line text:anchor-type="paragraph" draw:z-index="136" draw:style-name="gr1" draw:text-style-name="P109" svg:x1="3.3965in" svg:y1="0.0311in" svg:x2="3.5409in" svg:y2="0.25in"><text:p/></draw:line><draw:line text:anchor-type="paragraph" draw:z-index="137" draw:style-name="gr1" draw:text-style-name="P109" svg:x1="4.6047in" svg:y1="0.0398in" svg:x2="4.7386in" svg:y2="0.2587in"><text:p/></draw:line><draw:line text:anchor-type="paragraph" draw:z-index="138" draw:style-name="gr1" draw:text-style-name="P109" svg:x1="1.0217in" svg:y1="0.2551in" svg:x2="1.15in" svg:y2="0.0362in"><text:p/></draw:line><draw:line text:anchor-type="paragraph" draw:z-index="139" draw:style-name="gr1" draw:text-style-name="P109" svg:x1="2.2091in" svg:y1="0.2496in" svg:x2="2.3429in" svg:y2="0.0307in"><text:p/></draw:line><draw:line text:anchor-type="paragraph" draw:z-index="140" draw:style-name="gr1" draw:text-style-name="P109" svg:x1="3.3965in" svg:y1="0.25in" svg:x2="3.5409in" svg:y2="0.0311in"><text:p/></draw:line><draw:line text:anchor-type="paragraph" draw:z-index="141" draw:style-name="gr1" draw:text-style-name="P109" svg:x1="4.6047in" svg:y1="0.2587in" svg:x2="4.7386in" svg:y2="0.0398in"><text:p/></draw:line></text:p>
          </table:table-cell>
          <table:covered-table-cell/>
        </table:table-row>
      </table:table>
      <text:p text:style-name="P19"/>
      <text:p text:style-name="P19"/>
      <text:p text:style-name="P19"><text:span text:style-name="T1">Note</text:span>:<text:tab/>Top/Bottom Tile will split Editor's screen horizontally.</text:p>
      <text:p text:style-name="P19"/>
      <text:p text:style-name="P19"/>
      <text:p text:style-name="P19"/>
      <text:p text:style-name="P38"><text:span text:style-name="T3">[8]</text:span> Example of organizing documents in float style in Editor:</text:p>
      <text:p text:style-name="P19"><draw:line text:anchor-type="paragraph" draw:z-index="166" draw:style-name="gr1" draw:text-style-name="P109" svg:x1="6.1323in" svg:y1="0.2071in" svg:x2="5.872in" svg:y2="0.4988in"><text:p/></draw:line><draw:line text:anchor-type="paragraph" draw:z-index="167" draw:style-name="gr1" draw:text-style-name="P109" svg:x1="5.872in" svg:y1="0.2071in" svg:x2="6.1323in" svg:y2="0.4988in"><text:p/></draw:line></text:p>
      <table:table table:name="Table19" table:style-name="Table19">
        <table:table-column table:style-name="Table19.A"/>
        <table:table-column table:style-name="Table19.B"/>
        <table:table-row table:style-name="Table19.1">
          <table:table-cell table:style-name="Table19.A1" office:value-type="string">
            <text:p text:style-name="P56">Editor</text:p>
          </table:table-cell>
          <table:table-cell table:style-name="Table19.A1" office:value-type="string">
            <text:p text:style-name="Textformatvorlage"/>
          </table:table-cell>
        </table:table-row>
        <table:table-row table:style-name="Table19.1">
          <table:table-cell table:style-name="Table19.A2" table:number-columns-spanned="2" office:value-type="string">
            <text:p text:style-name="P46">Menu bar &amp; Tool bar</text:p>
          </table:table-cell>
          <table:covered-table-cell/>
        </table:table-row>
        <table:table-row table:style-name="Table19.3">
          <table:table-cell table:style-name="Table19.A2" table:number-columns-spanned="2" office:value-type="string">
            <text:p text:style-name="P47"><draw:rect text:anchor-type="paragraph" draw:z-index="148" draw:style-name="gr13" draw:text-style-name="P109" svg:width="3.9795in" svg:height="2.5106in" svg:x="0.0319in" svg:y="0.0319in"><text:p/></draw:rect><draw:rect text:anchor-type="paragraph" draw:z-index="149" draw:style-name="gr13" draw:text-style-name="P109" svg:width="3.9795in" svg:height="2.5106in" svg:x="0.3445in" svg:y="0.3547in"><text:p/></draw:rect><draw:rect text:anchor-type="paragraph" draw:z-index="150" draw:style-name="gr13" draw:text-style-name="P109" svg:width="3.9795in" svg:height="2.5106in" svg:x="0.6673in" svg:y="0.6882in"><text:p/></draw:rect><draw:line text:anchor-type="paragraph" draw:z-index="151" draw:style-name="gr1" draw:text-style-name="P109" svg:x1="0.0319in" svg:y1="0.2193in" svg:x2="4.011in" svg:y2="0.2091in"><text:p/></draw:line><draw:line text:anchor-type="paragraph" draw:z-index="152" draw:style-name="gr1" draw:text-style-name="P109" svg:x1="0.3445in" svg:y1="0.5421in" svg:x2="4.3236in" svg:y2="0.5319in"><text:p/></draw:line><draw:line text:anchor-type="paragraph" draw:z-index="153" draw:style-name="gr1" draw:text-style-name="P109" svg:x1="0.6673in" svg:y1="0.8654in" svg:x2="4.6465in" svg:y2="0.8756in"><text:p/></draw:line><draw:line text:anchor-type="paragraph" draw:z-index="154" draw:style-name="gr1" draw:text-style-name="P109" svg:x1="3.8236in" svg:y1="0.0319in" svg:x2="3.8236in" svg:y2="0.2091in"><text:p/></draw:line><draw:line text:anchor-type="paragraph" draw:z-index="155" draw:style-name="gr1" draw:text-style-name="P109" svg:x1="4.1362in" svg:y1="0.3547in" svg:x2="4.1362in" svg:y2="0.5319in"><text:p/></draw:line><draw:line text:anchor-type="paragraph" draw:z-index="156" draw:style-name="gr1" draw:text-style-name="P109" svg:x1="4.4693in" svg:y1="0.6882in" svg:x2="4.4693in" svg:y2="0.8654in"><text:p/></draw:line><draw:line text:anchor-type="paragraph" draw:z-index="157" draw:style-name="gr1" draw:text-style-name="P109" svg:x1="4.011in" svg:y1="0.0319in" svg:x2="3.8236in" svg:y2="0.2091in"><text:p/></draw:line><draw:line text:anchor-type="paragraph" draw:z-index="158" draw:style-name="gr1" draw:text-style-name="P109" svg:x1="4.3236in" svg:y1="0.3547in" svg:x2="4.1362in" svg:y2="0.5319in"><text:p/></draw:line><draw:line text:anchor-type="paragraph" draw:z-index="159" draw:style-name="gr1" draw:text-style-name="P109" svg:x1="4.6465in" svg:y1="0.6882in" svg:x2="4.4693in" svg:y2="0.8654in"><text:p/></draw:line><draw:line text:anchor-type="paragraph" draw:z-index="160" draw:style-name="gr1" draw:text-style-name="P109" svg:x1="3.8236in" svg:y1="0.0319in" svg:x2="4.011in" svg:y2="0.2091in"><text:p/></draw:line><draw:line text:anchor-type="paragraph" draw:z-index="161" draw:style-name="gr1" draw:text-style-name="P109" svg:x1="4.1362in" svg:y1="0.3547in" svg:x2="4.3236in" svg:y2="0.5319in"><text:p/></draw:line><draw:line text:anchor-type="paragraph" draw:z-index="162" draw:style-name="gr1" draw:text-style-name="P109" svg:x1="4.4693in" svg:y1="0.6882in" svg:x2="4.6465in" svg:y2="0.8756in"><text:p/></draw:line><draw:frame text:anchor-type="paragraph" draw:z-index="163" draw:style-name="gr25" draw:text-style-name="P115" svg:width="3.8024in" svg:height="0.1776in" svg:x="0.6673in" svg:y="0.6882in"><draw:text-box><text:p><text:span text:style-name="T27">Untitled3</text:span></text:p></draw:text-box></draw:frame><draw:frame text:anchor-type="paragraph" draw:z-index="164" draw:style-name="gr26" draw:text-style-name="P115" svg:width="3.7921in" svg:height="0.1776in" svg:x="0.3445in" svg:y="0.3547in"><draw:text-box><text:p><text:span text:style-name="T27">Untitled2</text:span></text:p></draw:text-box></draw:frame><draw:frame text:anchor-type="paragraph" draw:z-index="165" draw:style-name="gr26" draw:text-style-name="P115" svg:width="3.7921in" svg:height="0.1776in" svg:x="0.0319in" svg:y="0.0319in"><draw:text-box><text:p><text:span text:style-name="T27">Untitled1</text:span></text:p></draw:text-box></draw:frame></text:p>
          </table:table-cell>
          <table:covered-table-cell/>
        </table:table-row>
        <table:table-row table:style-name="Table19.4">
          <table:table-cell table:style-name="Table19.A2" table:number-columns-spanned="2" office:value-type="string">
            <text:p text:style-name="P47"><draw:rect text:anchor-type="paragraph" draw:z-index="168" draw:style-name="gr27" draw:text-style-name="P110" svg:width="1.1461in" svg:height="0.2189in" svg:x="0.0043in" svg:y="0.0362in"><text:p text:style-name="P110">Untitled1</text:p></draw:rect><draw:rect text:anchor-type="paragraph" draw:z-index="169" draw:style-name="gr27" draw:text-style-name="P110" svg:width="1.1461in" svg:height="0.2189in" svg:x="1.1972in" svg:y="0.0307in"><text:p text:style-name="P110">Untitled2</text:p></draw:rect><draw:rect text:anchor-type="paragraph" draw:z-index="170" draw:style-name="gr8" draw:text-style-name="P110" svg:width="1.1461in" svg:height="0.2189in" svg:x="2.3953in" svg:y="0.0311in"><text:p text:style-name="P110">Untitled3</text:p></draw:rect><draw:line text:anchor-type="paragraph" draw:z-index="171" draw:style-name="gr1" draw:text-style-name="P109" svg:x1="1.0008in" svg:y1="0.0362in" svg:x2="1.0008in" svg:y2="0.2551in"><text:p/></draw:line><draw:line text:anchor-type="paragraph" draw:z-index="172" draw:style-name="gr1" draw:text-style-name="P109" svg:x1="2.1984in" svg:y1="0.0307in" svg:x2="2.1984in" svg:y2="0.2496in"><text:p/></draw:line><draw:line text:anchor-type="paragraph" draw:z-index="173" draw:style-name="gr1" draw:text-style-name="P109" svg:x1="3.3965in" svg:y1="0.0311in" svg:x2="3.3965in" svg:y2="0.25in"><text:p/></draw:line><draw:line text:anchor-type="paragraph" draw:z-index="174" draw:style-name="gr1" draw:text-style-name="P109" svg:x1="1.0008in" svg:y1="0.0362in" svg:x2="1.15in" svg:y2="0.2551in"><text:p/></draw:line><draw:line text:anchor-type="paragraph" draw:z-index="175" draw:style-name="gr1" draw:text-style-name="P109" svg:x1="2.1984in" svg:y1="0.0307in" svg:x2="2.3429in" svg:y2="0.2496in"><text:p/></draw:line><draw:line text:anchor-type="paragraph" draw:z-index="176" draw:style-name="gr1" draw:text-style-name="P109" svg:x1="3.3965in" svg:y1="0.0311in" svg:x2="3.5409in" svg:y2="0.25in"><text:p/></draw:line><draw:line text:anchor-type="paragraph" draw:z-index="177" draw:style-name="gr1" draw:text-style-name="P109" svg:x1="1.0008in" svg:y1="0.2551in" svg:x2="1.15in" svg:y2="0.0362in"><text:p/></draw:line><draw:line text:anchor-type="paragraph" draw:z-index="178" draw:style-name="gr1" draw:text-style-name="P109" svg:x1="2.1984in" svg:y1="0.2496in" svg:x2="2.3429in" svg:y2="0.0307in"><text:p/></draw:line><draw:line text:anchor-type="paragraph" draw:z-index="179" draw:style-name="gr1" draw:text-style-name="P109" svg:x1="3.3965in" svg:y1="0.25in" svg:x2="3.5409in" svg:y2="0.0311in"><text:p/></draw:line></text:p>
          </table:table-cell>
          <table:covered-table-cell/>
        </table:table-row>
      </table:table>
      <text:p text:style-name="P19"/>
      <text:p text:style-name="P19"/>
      <text:p text:style-name="P19"><text:span text:style-name="T1">Note</text:span>:<text:tab/>We can move and resize documents inside the Editor window.</text:p>
      <text:p text:style-name="P19"/>
      <text:p text:style-name="P38"><text:span text:style-name="T3">[9]</text:span> Example of maximizing a document in Editor:</text:p>
      <text:p text:style-name="P19"><draw:line text:anchor-type="paragraph" draw:z-index="192" draw:style-name="gr1" draw:text-style-name="P109" svg:x1="5.8827in" svg:y1="0.2028in" svg:x2="6.1327in" svg:y2="0.4945in"><text:p/></draw:line><draw:line text:anchor-type="paragraph" draw:z-index="193" draw:style-name="gr1" draw:text-style-name="P109" svg:x1="6.1327in" svg:y1="0.2028in" svg:x2="5.8827in" svg:y2="0.4945in"><text:p/></draw:line></text:p>
      <table:table table:name="Table20" table:style-name="Table20">
        <table:table-column table:style-name="Table20.A"/>
        <table:table-column table:style-name="Table20.B"/>
        <table:table-row table:style-name="Table20.1">
          <table:table-cell table:style-name="Table20.A1" office:value-type="string">
            <text:p text:style-name="P56">Editor</text:p>
          </table:table-cell>
          <table:table-cell table:style-name="Table20.A1" office:value-type="string">
            <text:p text:style-name="Textformatvorlage"/>
          </table:table-cell>
        </table:table-row>
        <table:table-row table:style-name="Table20.1">
          <table:table-cell table:style-name="Table20.A2" table:number-columns-spanned="2" office:value-type="string">
            <text:p text:style-name="P46">Menu bar &amp; Tool bar</text:p>
          </table:table-cell>
          <table:covered-table-cell/>
        </table:table-row>
        <table:table-row table:style-name="Table20.3">
          <table:table-cell table:style-name="Table20.A2" table:number-columns-spanned="2" office:value-type="string">
            <text:p text:style-name="P54">A = 1;</text:p>
          </table:table-cell>
          <table:covered-table-cell/>
        </table:table-row>
        <table:table-row table:style-name="Table20.4">
          <table:table-cell table:style-name="Table20.A2" table:number-columns-spanned="2" office:value-type="string">
            <text:p text:style-name="P54"><draw:rect text:anchor-type="paragraph" draw:z-index="180" draw:style-name="gr8" draw:text-style-name="P110" svg:width="1.1461in" svg:height="0.2189in" svg:x="0.0043in" svg:y="0.0362in"><text:p text:style-name="P110">Untitled1</text:p></draw:rect><draw:rect text:anchor-type="paragraph" draw:z-index="181" draw:style-name="gr27" draw:text-style-name="P110" svg:width="1.1461in" svg:height="0.2189in" svg:x="1.1972in" svg:y="0.0307in"><text:p text:style-name="P110">Untitled2</text:p></draw:rect><draw:rect text:anchor-type="paragraph" draw:z-index="182" draw:style-name="gr27" draw:text-style-name="P110" svg:width="1.1461in" svg:height="0.2189in" svg:x="2.3953in" svg:y="0.0311in"><text:p text:style-name="P110">Untitled3</text:p></draw:rect><draw:line text:anchor-type="paragraph" draw:z-index="183" draw:style-name="gr1" draw:text-style-name="P109" svg:x1="1.0319in" svg:y1="0.0362in" svg:x2="1.0319in" svg:y2="0.2551in"><text:p/></draw:line><draw:line text:anchor-type="paragraph" draw:z-index="184" draw:style-name="gr1" draw:text-style-name="P109" svg:x1="2.2193in" svg:y1="0.0307in" svg:x2="2.2193in" svg:y2="0.2496in"><text:p/></draw:line><draw:line text:anchor-type="paragraph" draw:z-index="185" draw:style-name="gr1" draw:text-style-name="P109" svg:x1="3.428in" svg:y1="0.0311in" svg:x2="3.428in" svg:y2="0.25in"><text:p/></draw:line><draw:line text:anchor-type="paragraph" draw:z-index="186" draw:style-name="gr1" draw:text-style-name="P109" svg:x1="1.0319in" svg:y1="0.0362in" svg:x2="1.15in" svg:y2="0.2551in"><text:p/></draw:line><draw:line text:anchor-type="paragraph" draw:z-index="187" draw:style-name="gr1" draw:text-style-name="P109" svg:x1="2.2193in" svg:y1="0.0307in" svg:x2="2.3429in" svg:y2="0.2496in"><text:p/></draw:line><draw:line text:anchor-type="paragraph" draw:z-index="188" draw:style-name="gr1" draw:text-style-name="P109" svg:x1="3.428in" svg:y1="0.0311in" svg:x2="3.5413in" svg:y2="0.25in"><text:p/></draw:line><draw:line text:anchor-type="paragraph" draw:z-index="189" draw:style-name="gr1" draw:text-style-name="P109" svg:x1="1.0319in" svg:y1="0.2551in" svg:x2="1.15in" svg:y2="0.0362in"><text:p/></draw:line><draw:line text:anchor-type="paragraph" draw:z-index="190" draw:style-name="gr1" draw:text-style-name="P109" svg:x1="2.2193in" svg:y1="0.2496in" svg:x2="2.3429in" svg:y2="0.0307in"><text:p/></draw:line><draw:line text:anchor-type="paragraph" draw:z-index="191" draw:style-name="gr1" draw:text-style-name="P109" svg:x1="3.428in" svg:y1="0.25in" svg:x2="3.5413in" svg:y2="0.0311in"><text:p/></draw:line></text:p>
          </table:table-cell>
          <table:covered-table-cell/>
        </table:table-row>
      </table:table>
      <text:p text:style-name="P19"/>
      <text:p text:style-name="P19"/>
      <text:p text:style-name="P19"/>
      <text:p text:style-name="P19"/>
      <text:p text:style-name="P38"><text:span text:style-name="T3">[10]</text:span> Example of minimize action in Editor:</text:p>
      <text:p text:style-name="P19"><draw:line text:anchor-type="paragraph" draw:z-index="206" draw:style-name="gr1" draw:text-style-name="P109" svg:x1="5.872in" svg:y1="0.2091in" svg:x2="6.1429in" svg:y2="0.4902in"><text:p/></draw:line><draw:line text:anchor-type="paragraph" draw:z-index="207" draw:style-name="gr1" draw:text-style-name="P109" svg:x1="6.1429in" svg:y1="0.2091in" svg:x2="5.872in" svg:y2="0.4902in"><text:p/></draw:line></text:p>
      <table:table table:name="Table21" table:style-name="Table21">
        <table:table-column table:style-name="Table21.A"/>
        <table:table-column table:style-name="Table21.B"/>
        <table:table-row table:style-name="Table21.1">
          <table:table-cell table:style-name="Table21.A1" office:value-type="string">
            <text:p text:style-name="P56">Editor</text:p>
          </table:table-cell>
          <table:table-cell table:style-name="Table21.A1" office:value-type="string">
            <text:p text:style-name="Textformatvorlage"/>
          </table:table-cell>
        </table:table-row>
        <table:table-row table:style-name="Table21.1">
          <table:table-cell table:style-name="Table21.A2" table:number-columns-spanned="2" office:value-type="string">
            <text:p text:style-name="P46">Menu bar &amp; Tool bar</text:p>
          </table:table-cell>
          <table:covered-table-cell/>
        </table:table-row>
        <table:table-row table:style-name="Table21.3">
          <table:table-cell table:style-name="Table21.A3" table:number-columns-spanned="2" office:value-type="string">
            <text:p text:style-name="P54"/>
          </table:table-cell>
          <table:covered-table-cell/>
        </table:table-row>
        <table:table-row table:style-name="Table21.4">
          <table:table-cell table:style-name="Table21.A2" table:number-columns-spanned="2" office:value-type="string">
            <text:p text:style-name="P54"><draw:rect text:anchor-type="paragraph" draw:z-index="194" draw:style-name="gr27" draw:text-style-name="P110" svg:width="1.1461in" svg:height="0.2189in" svg:x="0.0043in" svg:y="0.0362in"><text:p text:style-name="P110">Untitled1</text:p></draw:rect><draw:rect text:anchor-type="paragraph" draw:z-index="195" draw:style-name="gr27" draw:text-style-name="P110" svg:width="1.1461in" svg:height="0.2189in" svg:x="1.1972in" svg:y="0.0307in"><text:p text:style-name="P110">Untitled2</text:p></draw:rect><draw:rect text:anchor-type="paragraph" draw:z-index="196" draw:style-name="gr27" draw:text-style-name="P110" svg:width="1.1461in" svg:height="0.2189in" svg:x="2.3953in" svg:y="0.0311in"><text:p text:style-name="P110">Untitled3</text:p></draw:rect><draw:line text:anchor-type="paragraph" draw:z-index="197" draw:style-name="gr1" draw:text-style-name="P109" svg:x1="1.0319in" svg:y1="0.0362in" svg:x2="1.0319in" svg:y2="0.2551in"><text:p/></draw:line><draw:line text:anchor-type="paragraph" draw:z-index="198" draw:style-name="gr1" draw:text-style-name="P109" svg:x1="2.2193in" svg:y1="0.0307in" svg:x2="2.2193in" svg:y2="0.2496in"><text:p/></draw:line><draw:line text:anchor-type="paragraph" draw:z-index="199" draw:style-name="gr1" draw:text-style-name="P109" svg:x1="3.428in" svg:y1="0.0311in" svg:x2="3.428in" svg:y2="0.25in"><text:p/></draw:line><draw:line text:anchor-type="paragraph" draw:z-index="200" draw:style-name="gr1" draw:text-style-name="P109" svg:x1="1.0319in" svg:y1="0.0362in" svg:x2="1.15in" svg:y2="0.2551in"><text:p/></draw:line><draw:line text:anchor-type="paragraph" draw:z-index="201" draw:style-name="gr1" draw:text-style-name="P109" svg:x1="2.2193in" svg:y1="0.0307in" svg:x2="2.3429in" svg:y2="0.2496in"><text:p/></draw:line><draw:line text:anchor-type="paragraph" draw:z-index="202" draw:style-name="gr1" draw:text-style-name="P109" svg:x1="3.428in" svg:y1="0.0311in" svg:x2="3.5413in" svg:y2="0.25in"><text:p/></draw:line><draw:line text:anchor-type="paragraph" draw:z-index="203" draw:style-name="gr1" draw:text-style-name="P109" svg:x1="1.0319in" svg:y1="0.2551in" svg:x2="1.15in" svg:y2="0.0362in"><text:p/></draw:line><draw:line text:anchor-type="paragraph" draw:z-index="204" draw:style-name="gr1" draw:text-style-name="P109" svg:x1="2.2193in" svg:y1="0.2496in" svg:x2="2.3429in" svg:y2="0.0307in"><text:p/></draw:line><draw:line text:anchor-type="paragraph" draw:z-index="205" draw:style-name="gr1" draw:text-style-name="P109" svg:x1="3.428in" svg:y1="0.25in" svg:x2="3.5413in" svg:y2="0.0311in"><text:p/></draw:line></text:p>
          </table:table-cell>
          <table:covered-table-cell/>
        </table:table-row>
      </table:table>
      <text:p text:style-name="P19"/>
      <text:p text:style-name="P19"/>
      <text:p text:style-name="P19"/>
      <text:p text:style-name="P19"/>
      <text:p text:style-name="P19"/>
      <text:p text:style-name="P42"><text:span text:style-name="T3">[11]</text:span> Document Bar:</text:p>
      <text:p text:style-name="P75"><draw:line text:anchor-type="paragraph" draw:z-index="227" draw:style-name="gr1" draw:text-style-name="P109" svg:x1="6.2575in" svg:y1="0.2071in" svg:x2="6.4866in" svg:y2="0.4882in"><text:p/></draw:line><draw:line text:anchor-type="paragraph" draw:z-index="228" draw:style-name="gr1" draw:text-style-name="P109" svg:x1="6.4866in" svg:y1="0.2071in" svg:x2="6.2575in" svg:y2="0.4882in"><text:p/></draw:line><draw:line text:anchor-type="paragraph" draw:z-index="229" draw:style-name="gr1" draw:text-style-name="P109" svg:x1="3.0909in" svg:y1="0.811in" svg:x2="3.3409in" svg:y2="1.0921in"><text:p/></draw:line><draw:line text:anchor-type="paragraph" draw:z-index="230" draw:style-name="gr1" draw:text-style-name="P109" svg:x1="3.3409in" svg:y1="0.811in" svg:x2="3.0909in" svg:y2="1.0921in"><text:p/></draw:line><draw:line text:anchor-type="paragraph" draw:z-index="231" draw:style-name="gr1" draw:text-style-name="P109" svg:x1="6.2055in" svg:y1="0.8217in" svg:x2="6.4555in" svg:y2="1.0925in"><text:p/></draw:line><draw:line text:anchor-type="paragraph" draw:z-index="232" draw:style-name="gr1" draw:text-style-name="P109" svg:x1="6.4555in" svg:y1="0.8217in" svg:x2="6.2055in" svg:y2="1.0925in"><text:p/></draw:line><draw:line text:anchor-type="paragraph" draw:z-index="233" draw:style-name="gr1" draw:text-style-name="P109" svg:x1="3.0909in" svg:y1="2.7591in" svg:x2="3.3409in" svg:y2="3.0193in"><text:p/></draw:line><draw:line text:anchor-type="paragraph" draw:z-index="234" draw:style-name="gr1" draw:text-style-name="P109" svg:x1="3.3409in" svg:y1="2.7591in" svg:x2="3.0909in" svg:y2="3.0193in"><text:p/></draw:line><draw:line text:anchor-type="paragraph" draw:z-index="235" draw:style-name="gr1" draw:text-style-name="P109" svg:x1="6.2264in" svg:y1="2.7591in" svg:x2="6.4346in" svg:y2="3.0193in"><text:p/></draw:line><draw:line text:anchor-type="paragraph" draw:z-index="236" draw:style-name="gr1" draw:text-style-name="P109" svg:x1="6.4346in" svg:y1="2.7591in" svg:x2="6.2264in" svg:y2="3.0193in"><text:p/></draw:line></text:p>
      <table:table table:name="Table24" table:style-name="Table24">
        <table:table-column table:style-name="Table24.A"/>
        <table:table-column table:style-name="Table24.B"/>
        <table:table-row table:style-name="Table24.1">
          <table:table-cell table:style-name="Table24.A1" office:value-type="string">
            <text:p text:style-name="P56">Editor</text:p>
          </table:table-cell>
          <table:table-cell table:style-name="Table24.A1" office:value-type="string">
            <text:p text:style-name="Textformatvorlage"/>
          </table:table-cell>
        </table:table-row>
        <table:table-row table:style-name="Table24.1">
          <table:table-cell table:style-name="Table24.A2" table:number-columns-spanned="2" office:value-type="string">
            <text:p text:style-name="P46">Menu bar &amp; Tool bar</text:p>
          </table:table-cell>
          <table:covered-table-cell/>
        </table:table-row>
        <table:table-row table:style-name="Table24.3">
          <table:table-cell table:style-name="Table24.A2" table:number-columns-spanned="2" office:value-type="string">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50">Untitled1</text:p>
                </table:table-cell>
                <table:table-cell table:style-name="Table25.A1" office:value-type="string">
                  <text:p text:style-name="P50"/>
                </table:table-cell>
                <table:table-cell table:style-name="Table25.A1" office:value-type="string">
                  <text:p text:style-name="P50">Untitled2</text:p>
                </table:table-cell>
                <table:table-cell table:style-name="Table25.D1" office:value-type="string">
                  <text:p text:style-name="P50"/>
                </table:table-cell>
              </table:table-row>
              <table:table-row table:style-name="Table25.2">
                <table:table-cell table:style-name="Table25.A2" table:number-columns-spanned="2" office:value-type="string">
                  <text:p text:style-name="P50">A = 1;</text:p>
                </table:table-cell>
                <table:covered-table-cell/>
                <table:table-cell table:style-name="Table25.C2" table:number-columns-spanned="2" office:value-type="string">
                  <text:p text:style-name="P50">B = 2;</text:p>
                </table:table-cell>
                <table:covered-table-cell/>
              </table:table-row>
              <table:table-row table:style-name="Table25.3">
                <table:table-cell table:style-name="Table25.A2" office:value-type="string">
                  <text:p text:style-name="P50">Untitled3</text:p>
                </table:table-cell>
                <table:table-cell table:style-name="Table25.A2" office:value-type="string">
                  <text:p text:style-name="P50"/>
                </table:table-cell>
                <table:table-cell table:style-name="Table25.A2" office:value-type="string">
                  <text:p text:style-name="P50">Untitled4</text:p>
                </table:table-cell>
                <table:table-cell table:style-name="Table25.C2" office:value-type="string">
                  <text:p text:style-name="P50"/>
                </table:table-cell>
              </table:table-row>
              <table:table-row table:style-name="Table25.2">
                <table:table-cell table:style-name="Table25.A2" table:number-columns-spanned="2" office:value-type="string">
                  <text:p text:style-name="P50"><draw:custom-shape text:anchor-type="paragraph" draw:z-index="224" draw:style-name="gr9" svg:width="5.2606in" svg:height="0.563in" svg:x="-0.161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C = 3;</text:p>
                </table:table-cell>
                <table:covered-table-cell/>
                <table:table-cell table:style-name="Table25.C2" table:number-columns-spanned="2" office:value-type="string">
                  <text:p text:style-name="P50">D = 4;</text:p>
                </table:table-cell>
                <table:covered-table-cell/>
              </table:table-row>
            </table:table>
            <text:p text:style-name="P47"><draw:rect text:anchor-type="paragraph" draw:z-index="208" draw:style-name="gr8" draw:text-style-name="P110" svg:width="1.1461in" svg:height="0.2189in" svg:x="0.0126in" svg:y="0.0598in"><text:p text:style-name="P110">Untitled1</text:p></draw:rect><draw:rect text:anchor-type="paragraph" draw:z-index="209" draw:style-name="gr8" draw:text-style-name="P109" svg:width="1.1461in" svg:height="0.2189in" svg:x="1.1937in" svg:y="0.0598in"><text:p text:style-name="P109">Untitled2</text:p></draw:rect><draw:rect text:anchor-type="paragraph" draw:z-index="210" draw:style-name="gr8" draw:text-style-name="P109" svg:width="1.1461in" svg:height="0.2189in" svg:x="2.3752in" svg:y="0.0598in"><text:p text:style-name="P109">Untitled3</text:p></draw:rect><draw:rect text:anchor-type="paragraph" draw:z-index="211" draw:style-name="gr8" draw:text-style-name="P109" svg:width="1.1461in" svg:height="0.2189in" svg:x="3.5563in" svg:y="0.0598in"><text:p text:style-name="P109">Untitled4</text:p></draw:rect><draw:line text:anchor-type="paragraph" draw:z-index="212" draw:style-name="gr1" draw:text-style-name="P109" svg:x1="1.0228in" svg:y1="0.0598in" svg:x2="1.0228in" svg:y2="0.2787in"><text:p/></draw:line><draw:line text:anchor-type="paragraph" draw:z-index="213" draw:style-name="gr1" draw:text-style-name="P109" svg:x1="2.2043in" svg:y1="0.0598in" svg:x2="2.2043in" svg:y2="0.2787in"><text:p/></draw:line><draw:line text:anchor-type="paragraph" draw:z-index="214" draw:style-name="gr1" draw:text-style-name="P109" svg:x1="3.3854in" svg:y1="0.0598in" svg:x2="3.3854in" svg:y2="0.2787in"><text:p/></draw:line><draw:line text:anchor-type="paragraph" draw:z-index="215" draw:style-name="gr1" draw:text-style-name="P109" svg:x1="4.5665in" svg:y1="0.0598in" svg:x2="4.5665in" svg:y2="0.2787in"><text:p/></draw:line><draw:line text:anchor-type="paragraph" draw:z-index="216" draw:style-name="gr1" draw:text-style-name="P109" svg:x1="1.0228in" svg:y1="0.0598in" svg:x2="1.1583in" svg:y2="0.2787in"><text:p/></draw:line><draw:line text:anchor-type="paragraph" draw:z-index="217" draw:style-name="gr1" draw:text-style-name="P109" svg:x1="1.1583in" svg:y1="0.0598in" svg:x2="1.0228in" svg:y2="0.2787in"><text:p/></draw:line><draw:line text:anchor-type="paragraph" draw:z-index="218" draw:style-name="gr1" draw:text-style-name="P109" svg:x1="2.2043in" svg:y1="0.0598in" svg:x2="2.3398in" svg:y2="0.2787in"><text:p/></draw:line><draw:line text:anchor-type="paragraph" draw:z-index="219" draw:style-name="gr1" draw:text-style-name="P109" svg:x1="2.3398in" svg:y1="0.0598in" svg:x2="2.2043in" svg:y2="0.2787in"><text:p/></draw:line><draw:line text:anchor-type="paragraph" draw:z-index="220" draw:style-name="gr1" draw:text-style-name="P109" svg:x1="3.3854in" svg:y1="0.0598in" svg:x2="3.5209in" svg:y2="0.2787in"><text:p/></draw:line><draw:line text:anchor-type="paragraph" draw:z-index="221" draw:style-name="gr1" draw:text-style-name="P109" svg:x1="3.5209in" svg:y1="0.0598in" svg:x2="3.3854in" svg:y2="0.2787in"><text:p/></draw:line><draw:line text:anchor-type="paragraph" draw:z-index="222" draw:style-name="gr1" draw:text-style-name="P109" svg:x1="4.5665in" svg:y1="0.0598in" svg:x2="4.702in" svg:y2="0.2787in"><text:p/></draw:line><draw:line text:anchor-type="paragraph" draw:z-index="223" draw:style-name="gr1" draw:text-style-name="P109" svg:x1="4.702in" svg:y1="0.0598in" svg:x2="4.5665in" svg:y2="0.2787in"><text:p/></draw:line></text:p>
          </table:table-cell>
          <table:covered-table-cell/>
        </table:table-row>
      </table:table>
      <text:p text:style-name="P75"><draw:line text:anchor-type="paragraph" draw:z-index="225" draw:style-name="gr10" draw:text-style-name="P109" svg:x1="2.7996in" svg:y1="0.1492in" svg:x2="3.1433in" svg:y2="0.4827in"><text:p/></draw:line></text:p>
      <text:p text:style-name="P75"/>
      <text:p text:style-name="P75"><draw:frame text:anchor-type="paragraph" draw:z-index="226" draw:style-name="gr28" draw:text-style-name="P113" svg:width="1.2087in" svg:height="0.2713in" svg:x="2.7366in" svg:y="0.0835in"><draw:text-box><text:p><text:span text:style-name="T3">Document Bar</text:span></text:p></draw:text-box></draw:frame></text:p>
      <text:p text:style-name="P75"/>
      <text:p text:style-name="P75"/>
      <table:table table:name="Table23" table:style-name="Table23">
        <table:table-column table:style-name="Table23.A"/>
        <table:table-column table:style-name="Table23.B"/>
        <table:table-column table:style-name="Table23.C"/>
        <table:table-row>
          <table:table-cell table:style-name="Table23.A1" office:value-type="string">
            <text:p text:style-name="P51">Document Bar <text:s text:c="10"/>&gt;</text:p>
          </table:table-cell>
          <table:table-cell table:style-name="Table23.B1" office:value-type="string">
            <text:list xml:id="list1430229496" text:continue-numbering="true" text:style-name="L4">
              <text:list-item>
                <text:p text:style-name="P106"><text:span text:style-name="T9">Sort A</text:span><text:span text:style-name="T19">lphabetically</text:span></text:p>
              </text:list-item>
            </text:list>
          </table:table-cell>
          <table:table-cell table:style-name="Table23.C1" office:value-type="string">
            <text:list xml:id="list867585216" text:continue-numbering="true" text:style-name="L4">
              <text:list-header>
                <text:p text:style-name="P107"/>
              </text:list-header>
            </text:list>
          </table:table-cell>
        </table:table-row>
        <table:table-row>
          <table:table-cell table:style-name="Table23.A2" office:value-type="string">
            <text:p text:style-name="P50"/>
          </table:table-cell>
          <table:table-cell table:style-name="Table23.B2" office:value-type="string">
            <text:list xml:id="list2023152644" text:continue-numbering="true" text:style-name="L4">
              <text:list-header>
                <text:p text:style-name="P96"><text:s text:c="4"/>Bar Position <text:s text:c="8"/>&gt;</text:p>
              </text:list-header>
            </text:list>
          </table:table-cell>
          <table:table-cell table:style-name="Table23.C2" office:value-type="string">
            <text:list xml:id="list1802811572" text:continue-numbering="true" text:style-name="L4">
              <text:list-header>
                <text:p text:style-name="P96"><text:s text:c="4"/>Top</text:p>
              </text:list-header>
            </text:list>
          </table:table-cell>
        </table:table-row>
        <table:table-row>
          <table:table-cell table:style-name="Table23.C1" office:value-type="string">
            <text:p text:style-name="P50"/>
          </table:table-cell>
          <table:table-cell table:style-name="Table23.C1" office:value-type="string">
            <text:list xml:id="list792221896" text:continue-numbering="true" text:style-name="L4">
              <text:list-header>
                <text:p text:style-name="P96"/>
              </text:list-header>
            </text:list>
          </table:table-cell>
          <table:table-cell table:style-name="Table23.C2" office:value-type="string">
            <text:list xml:id="list259701487" text:continue-numbering="true" text:style-name="L4">
              <text:list-item>
                <text:p text:style-name="P96">Bottom</text:p>
              </text:list-item>
            </text:list>
          </table:table-cell>
        </table:table-row>
        <table:table-row>
          <table:table-cell table:style-name="Table23.C1" office:value-type="string">
            <text:p text:style-name="P50"/>
          </table:table-cell>
          <table:table-cell table:style-name="Table23.C1" office:value-type="string">
            <text:list xml:id="list901028120" text:continue-numbering="true" text:style-name="L4">
              <text:list-header>
                <text:p text:style-name="P96"/>
              </text:list-header>
            </text:list>
          </table:table-cell>
          <table:table-cell table:style-name="Table23.C2" office:value-type="string">
            <text:list xml:id="list1457324658" text:continue-numbering="true" text:style-name="L4">
              <text:list-header>
                <text:p text:style-name="P96"><text:s text:c="4"/>Right</text:p>
              </text:list-header>
            </text:list>
          </table:table-cell>
        </table:table-row>
        <table:table-row>
          <table:table-cell table:style-name="Table23.C1" office:value-type="string">
            <text:p text:style-name="P50"/>
          </table:table-cell>
          <table:table-cell table:style-name="Table23.C1" office:value-type="string">
            <text:list xml:id="list989439786" text:continue-numbering="true" text:style-name="L4">
              <text:list-header>
                <text:p text:style-name="P96"/>
              </text:list-header>
            </text:list>
          </table:table-cell>
          <table:table-cell table:style-name="Table23.C2" office:value-type="string">
            <text:list xml:id="list1333511396" text:continue-numbering="true" text:style-name="L4">
              <text:list-header>
                <text:p text:style-name="P96"><text:s text:c="4"/>Left</text:p>
              </text:list-header>
            </text:list>
          </table:table-cell>
        </table:table-row>
        <table:table-row table:style-name="Table23.6">
          <table:table-cell table:style-name="Table23.C1" office:value-type="string">
            <text:p text:style-name="P50"/>
          </table:table-cell>
          <table:table-cell table:style-name="Table23.C1" office:value-type="string">
            <text:list xml:id="list971599295" text:continue-numbering="true" text:style-name="L4">
              <text:list-header>
                <text:p text:style-name="P96"/>
              </text:list-header>
            </text:list>
          </table:table-cell>
          <table:table-cell table:style-name="Table23.C2" office:value-type="string">
            <text:list xml:id="list2136089739" text:continue-numbering="true" text:style-name="L4">
              <text:list-header>
                <text:p text:style-name="P96"/>
              </text:list-header>
            </text:list>
          </table:table-cell>
        </table:table-row>
        <table:table-row>
          <table:table-cell table:style-name="Table23.C1" office:value-type="string">
            <text:p text:style-name="P50"/>
          </table:table-cell>
          <table:table-cell table:style-name="Table23.C1" office:value-type="string">
            <text:list xml:id="list1561023289" text:continue-numbering="true" text:style-name="L4">
              <text:list-header>
                <text:p text:style-name="P96"/>
              </text:list-header>
            </text:list>
          </table:table-cell>
          <table:table-cell table:style-name="Table23.C2" office:value-type="string">
            <text:list xml:id="list95609639" text:continue-numbering="true" text:style-name="L4">
              <text:list-header>
                <text:p text:style-name="P96"><text:s text:c="4"/>Hide</text:p>
              </text:list-header>
            </text:list>
          </table:table-cell>
        </table:table-row>
      </table:table>
      <text:p text:style-name="P75"/>
      <text:p text:style-name="P75"/>
      <text:p text:style-name="P75"><text:span text:style-name="T1">Note</text:span>:<text:tab/>Sort Alphabetically will sort items of the document bar alphabetically.</text:p>
      <text:p text:style-name="P75"/>
      <text:p text:style-name="P75"><text:tab/>We can set the position of the Document Bar (Top, Bottom, Right a,d Left) in the X window.</text:p>
      <text:p text:style-name="P75"><text:tab/>We can also hide the Document Bar.</text:p>
      <text:p text:style-name="P75"><text:tab/>We can change the position of Document Bar with the menu above or directly with the <text:tab/>mouse (drag and drop action).</text:p>
      <text:p text:style-name="P75"><text:tab/></text:p>
      <text:p text:style-name="P75"><text:tab/>Contextual menu on Document Bar <text:span text:style-name="T3">[a]</text:span>.</text:p>
      <text:p text:style-name="P75"><text:span text:style-name="T3">[a]</text:span> Contextual menu on Document Bar.</text:p>
      <text:p text:style-name="P75"/>
      <text:p text:style-name="P75"><text:soft-page-break/>Right-click on the Document Bar will display the following contextual menu.</text:p>
      <text:p text:style-name="P75"/>
      <text:p text:style-name="P75"/>
      <table:table table:name="Table26" table:style-name="Table26">
        <table:table-column table:style-name="Table26.A"/>
        <table:table-column table:style-name="Table26.B"/>
        <table:table-row>
          <table:table-cell table:style-name="Table26.A1" office:value-type="string">
            <text:list xml:id="list378341532" text:continue-numbering="true" text:style-name="L4">
              <text:list-header>
                <text:p text:style-name="P106"><text:s text:c="4"/>Close All</text:p>
              </text:list-header>
            </text:list>
          </table:table-cell>
          <table:table-cell table:style-name="Table26.B1" office:value-type="string">
            <text:list xml:id="list2019440019" text:continue-numbering="true" text:style-name="L4">
              <text:list-header>
                <text:p text:style-name="P107"/>
              </text:list-header>
            </text:list>
          </table:table-cell>
        </table:table-row>
        <table:table-row>
          <table:table-cell table:style-name="Table26.A2" office:value-type="string">
            <text:list xml:id="list1681748960" text:continue-numbering="true" text:style-name="L4">
              <text:list-header>
                <text:p text:style-name="P106"><text:s text:c="4"/>Close...</text:p>
              </text:list-header>
            </text:list>
          </table:table-cell>
          <table:table-cell table:style-name="Table26.B1" office:value-type="string">
            <text:list xml:id="list1907399368" text:continue-numbering="true" text:style-name="L4">
              <text:list-header>
                <text:p text:style-name="P107"/>
              </text:list-header>
            </text:list>
          </table:table-cell>
        </table:table-row>
        <table:table-row table:style-name="Table26.3">
          <table:table-cell table:style-name="Table26.A2" office:value-type="string">
            <text:list xml:id="list1957686022" text:continue-numbering="true" text:style-name="L4">
              <text:list-header>
                <text:p text:style-name="P106"/>
              </text:list-header>
            </text:list>
          </table:table-cell>
          <table:table-cell table:style-name="Table26.B1" office:value-type="string">
            <text:list xml:id="list1016922882" text:continue-numbering="true" text:style-name="L4">
              <text:list-header>
                <text:p text:style-name="P107"/>
              </text:list-header>
            </text:list>
          </table:table-cell>
        </table:table-row>
        <table:table-row>
          <table:table-cell table:style-name="Table26.A2" office:value-type="string">
            <text:list xml:id="list1532921763" text:continue-numbering="true" text:style-name="L4">
              <text:list-item>
                <text:p text:style-name="P106"><text:span text:style-name="T9">Sort A</text:span><text:span text:style-name="T19">lphabetically</text:span></text:p>
              </text:list-item>
            </text:list>
          </table:table-cell>
          <table:table-cell table:style-name="Table26.B1" office:value-type="string">
            <text:list xml:id="list239664497" text:continue-numbering="true" text:style-name="L4">
              <text:list-header>
                <text:p text:style-name="P107"/>
              </text:list-header>
            </text:list>
          </table:table-cell>
        </table:table-row>
        <table:table-row>
          <table:table-cell table:style-name="Table26.A5" office:value-type="string">
            <text:list xml:id="list1294269769" text:continue-numbering="true" text:style-name="L4">
              <text:list-header>
                <text:p text:style-name="P96"><text:s text:c="4"/>Bar Position <text:s text:c="8"/>&gt;</text:p>
              </text:list-header>
            </text:list>
          </table:table-cell>
          <table:table-cell table:style-name="Table26.B5" office:value-type="string">
            <text:list xml:id="list715053935" text:continue-numbering="true" text:style-name="L4">
              <text:list-header>
                <text:p text:style-name="P96"><text:s text:c="4"/>Top</text:p>
              </text:list-header>
            </text:list>
          </table:table-cell>
        </table:table-row>
        <table:table-row>
          <table:table-cell table:style-name="Table26.B1" office:value-type="string">
            <text:list xml:id="list377903748" text:continue-numbering="true" text:style-name="L4">
              <text:list-header>
                <text:p text:style-name="P96"/>
              </text:list-header>
            </text:list>
          </table:table-cell>
          <table:table-cell table:style-name="Table26.B5" office:value-type="string">
            <text:list xml:id="list1104055272" text:continue-numbering="true" text:style-name="L4">
              <text:list-item>
                <text:p text:style-name="P96">Bottom</text:p>
              </text:list-item>
            </text:list>
          </table:table-cell>
        </table:table-row>
        <table:table-row>
          <table:table-cell table:style-name="Table26.B1" office:value-type="string">
            <text:list xml:id="list1383153239" text:continue-numbering="true" text:style-name="L4">
              <text:list-header>
                <text:p text:style-name="P96"/>
              </text:list-header>
            </text:list>
          </table:table-cell>
          <table:table-cell table:style-name="Table26.B5" office:value-type="string">
            <text:list xml:id="list2078399560" text:continue-numbering="true" text:style-name="L4">
              <text:list-header>
                <text:p text:style-name="P96"><text:s text:c="4"/>Right</text:p>
              </text:list-header>
            </text:list>
          </table:table-cell>
        </table:table-row>
        <table:table-row>
          <table:table-cell table:style-name="Table26.B1" office:value-type="string">
            <text:list xml:id="list477309633" text:continue-numbering="true" text:style-name="L4">
              <text:list-header>
                <text:p text:style-name="P96"/>
              </text:list-header>
            </text:list>
          </table:table-cell>
          <table:table-cell table:style-name="Table26.B5" office:value-type="string">
            <text:list xml:id="list1076487101" text:continue-numbering="true" text:style-name="L4">
              <text:list-header>
                <text:p text:style-name="P96"><text:s text:c="4"/>Left</text:p>
              </text:list-header>
            </text:list>
          </table:table-cell>
        </table:table-row>
        <table:table-row table:style-name="Table26.3">
          <table:table-cell table:style-name="Table26.B1" office:value-type="string">
            <text:list xml:id="list1901370994" text:continue-numbering="true" text:style-name="L4">
              <text:list-header>
                <text:p text:style-name="P96"/>
              </text:list-header>
            </text:list>
          </table:table-cell>
          <table:table-cell table:style-name="Table26.B5" office:value-type="string">
            <text:list xml:id="list1570535613" text:continue-numbering="true" text:style-name="L4">
              <text:list-header>
                <text:p text:style-name="P96"/>
              </text:list-header>
            </text:list>
          </table:table-cell>
        </table:table-row>
        <table:table-row>
          <table:table-cell table:style-name="Table26.B1" office:value-type="string">
            <text:list xml:id="list1055449229" text:continue-numbering="true" text:style-name="L4">
              <text:list-header>
                <text:p text:style-name="P96"/>
              </text:list-header>
            </text:list>
          </table:table-cell>
          <table:table-cell table:style-name="Table26.B5" office:value-type="string">
            <text:list xml:id="list505174398" text:continue-numbering="true" text:style-name="L4">
              <text:list-header>
                <text:p text:style-name="P96"><text:s text:c="4"/>Hide</text:p>
              </text:list-header>
            </text:list>
          </table:table-cell>
        </table:table-row>
      </table:table>
      <text:p text:style-name="P75"/>
      <text:p text:style-name="P75"/>
      <text:p text:style-name="P75"/>
      <text:p text:style-name="P75"><text:span text:style-name="T1">Note</text:span> :<text:tab/>“Close All” action will have the same effects of the menu:</text:p>
      <text:p text:style-name="P75"><text:tab/><text:span text:style-name="T17">Window =&gt; Close X Documents</text:span></text:p>
      <text:p text:style-name="P74"/>
      <text:p text:style-name="P75"><text:span text:style-name="T18"><text:tab/></text:span>Action “Close...” will open the following box:</text:p>
      <text:p text:style-name="P72"/>
      <text:p text:style-name="P19"><draw:rect text:anchor-type="paragraph" draw:z-index="237" draw:style-name="gr12" draw:text-style-name="P109" svg:width="3.563in" svg:height="2.1024in" svg:x="1.5807in" svg:y="0.1945in"><text:p/></draw:rect></text:p>
      <text:p text:style-name="P19"><draw:frame draw:style-name="fr1" draw:name="graphics5" text:anchor-type="paragraph" svg:x="1.7689in" svg:y="0.1398in" svg:width="0.1957in" svg:height="0.1717in" draw:z-index="243"><draw:image xlink:href="Pictures/100000000000012C0000012C6AD6F222.jpg" xlink:type="simple" xlink:show="embed" xlink:actuate="onLoad"/></draw:frame><draw:rect text:anchor-type="paragraph" draw:z-index="238" draw:style-name="gr13" draw:text-style-name="P109" svg:width="1.7606in" svg:height="1.415in" svg:x="1.6638in" svg:y="0.0772in"><text:p/></draw:rect><draw:custom-shape text:anchor-type="paragraph" draw:z-index="239" draw:style-name="gr14" svg:width="1.4587in" svg:height="0.3543in" svg:x="3.6016in" svg:y="0.098in"><text:p text:style-name="P109">Select 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1" draw:style-name="gr15" draw:text-style-name="P109" svg:x1="3.3303in" svg:y1="0.1709in" svg:x2="3.3201in" svg:y2="1.4291in"><text:p/></draw:line><draw:frame text:anchor-type="paragraph" draw:z-index="242" draw:style-name="gr16" svg:width="1.4067in" svg:height="1.6776in" svg:x="1.7161in" svg:y="0.1398in"><draw:text-box><text:p><text:s text:c="7"/>Untitled1</text:p><text:p><text:s text:c="7"/>Untitled2</text:p><text:p><text:s text:c="7"/>Untitled3</text:p><text:p><text:s text:c="7"/>Untitled4</text:p></draw:text-box></draw:frame><draw:custom-shape text:anchor-type="paragraph" draw:z-index="247" draw:style-name="gr5" draw:text-style-name="P109" svg:width="0.1252in" svg:height="0.7606in" svg:x="5.2575in" svg:y="0.10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49" draw:style-name="gr5" draw:text-style-name="P109" svg:width="0.1358in" svg:height="0.865in" svg:x="1.2681in" svg:y="0.087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250" draw:style-name="gr24" draw:text-style-name="P114" svg:width="1.0213in" svg:height="0.7606in" svg:x="0.1429in" svg:y="0.1291in"><draw:text-box><text:p><text:span text:style-name="T4">Check box allows to <text:s/>select which document will be closed</text:span></text:p></draw:text-box></draw:frame></text:p>
      <text:p text:style-name="P19"><draw:frame draw:style-name="fr1" draw:name="graphics6" text:anchor-type="paragraph" svg:x="1.7689in" svg:y="0.1661in" svg:width="0.1957in" svg:height="0.1717in" draw:z-index="244"><draw:image xlink:href="Pictures/100000000000012C0000012C6AD6F222.jpg" xlink:type="simple" xlink:show="embed" xlink:actuate="onLoad"/></draw:frame><draw:frame text:anchor-type="paragraph" draw:z-index="248" draw:style-name="gr29" draw:text-style-name="P114" svg:width="1.1567in" svg:height="0.5858in" svg:x="5.4661in" svg:y="0.0827in"><draw:text-box><text:p><text:span text:style-name="T4">Select or deselect documents to close</text:span></text:p></draw:text-box></draw:frame></text:p>
      <text:p text:style-name="P19"><draw:custom-shape text:anchor-type="paragraph" draw:z-index="240" draw:style-name="gr14" svg:width="1.4587in" svg:height="0.3543in" svg:x="3.6016in" svg:y="0.1189in"><text:p text:style-name="P109">Deselect 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19"><draw:custom-shape text:anchor-type="paragraph" draw:z-index="246" draw:style-name="gr14" svg:width="1.4587in" svg:height="0.3543in" svg:x="3.4283in" svg:y="0.1736in"><text:p text:style-name="P109">Canc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draw:custom-shape text:anchor-type="paragraph" draw:z-index="245" draw:style-name="gr14" svg:width="1.4587in" svg:height="0.3543in" svg:x="1.7783in" svg:y="-0.6291in"><text:p text:style-name="P109">O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42"><text:span text:style-name="T3">[12]</text:span> Example of X window and X.Y window(s):</text:p>
      <text:p text:style-name="P19"/>
      <table:table table:name="Table3" table:style-name="Table3">
        <table:table-column table:style-name="Table3.A"/>
        <table:table-column table:style-name="Table3.B"/>
        <table:table-row>
          <table:table-cell table:style-name="Table3.A1" office:value-type="string">
            <text:p text:style-name="P81">Editor <text:s text:c="23"/>&gt; <text:s text:c="30"/></text:p>
          </table:table-cell>
          <table:table-cell table:style-name="Table3.B1" office:value-type="string">
            <text:list xml:id="list1248157410" text:continue-numbering="true" text:style-name="L4">
              <text:list-item>
                <text:list>
                  <text:list-header>
                    <text:p text:style-name="P96">MyFile1.sci</text:p>
                  </text:list-header>
                </text:list>
              </text:list-item>
            </text:list>
          </table:table-cell>
        </table:table-row>
        <table:table-row>
          <table:table-cell table:style-name="Table3.A2" office:value-type="string">
            <text:list xml:id="list946232789" text:continue-numbering="true" text:style-name="L4">
              <text:list-header>
                <text:p text:style-name="P96"/>
              </text:list-header>
            </text:list>
          </table:table-cell>
          <table:table-cell table:style-name="Table3.B1" office:value-type="string">
            <text:list xml:id="list1002985503" text:continue-numbering="true" text:style-name="L4">
              <text:list-header>
                <text:p text:style-name="P96">MyFile2.sci</text:p>
              </text:list-header>
            </text:list>
          </table:table-cell>
        </table:table-row>
        <table:table-row>
          <table:table-cell table:style-name="Table3.A2" office:value-type="string">
            <text:list xml:id="list1363110433" text:continue-numbering="true" text:style-name="L4">
              <text:list-header>
                <text:p text:style-name="P96"/>
              </text:list-header>
            </text:list>
          </table:table-cell>
          <table:table-cell table:style-name="Table3.B1" office:value-type="string">
            <text:list xml:id="list226408050" text:continue-numbering="true" text:style-name="L4">
              <text:list-header>
                <text:p text:style-name="P96">MyFile3.sci</text:p>
              </text:list-header>
            </text:list>
          </table:table-cell>
        </table:table-row>
      </table:table>
      <text:p text:style-name="P75"/>
      <text:p text:style-name="P75"/>
      <text:p text:style-name="P75"><text:span text:style-name="T1">Note</text:span>:<text:tab/>If we click on “MyFile1.sci” the focus is given for the corresponding X.Y window.</text:p>
      <text:p text:style-name="P75"/>
      <text:p text:style-name="P75"><text:tab/>If none X window or X.Y window is in focus this menu item will not appear.</text:p>
      <text:p text:style-name="P75"><text:tab/></text:p>
      <text:p text:style-name="P75"><text:tab/>If a X window does not have X.Y window(s) will appear only the name of the X window <text:tab/>(example: Browsevar).</text:p>
      <text:p text:style-name="P75"/>
      <text:p text:style-name="P75"><text:tab/></text:p>
      <text:p text:style-name="P75"/>
      <text:p text:style-name="P75"/>
      <text:p text:style-name="P43">Updates on menu File</text:p>
      <text:p text:style-name="P75"/>
      <text:p text:style-name="P75">In case of X windows which do not open several X.Y windows (<text:span text:style-name="T18">example: Browsevar</text:span>), a menu item “<text:span text:style-name="T3">Close X window</text:span>” will be added in the menu <text:span text:style-name="T3">File</text:span>.</text:p>
      <text:p text:style-name="P75">This menu item will close the current focused X window.</text:p>
      <text:p text:style-name="P75"/>
      <text:p text:style-name="P75">In case of X windows which open several X.Y windows (<text:span text:style-name="T18">example: Editor</text:span>), the following menu items will be added:</text:p>
      <text:p text:style-name="P75"/>
      <text:list xml:id="list3836407444609512444" text:style-name="L10">
        <text:list-item>
          <text:p text:style-name="P88"><text:span text:style-name="T3">Close X window</text:span>: will close the X window and its X.Y window(s).</text:p>
        </text:list-item>
        <text:list-item>
          <text:p text:style-name="P88"><text:span text:style-name="T3">Close...</text:span>: will have the same behavior of the “Close...” of the Document Bar.</text:p>
        </text:list-item>
        <text:list-item>
          <text:p text:style-name="P88"><text:span text:style-name="T3">Close X.Y window</text:span>: will close the current focused X.Y window.</text:p>
        </text:list-item>
      </text:list>
      <text:p text:style-name="P75"/>
      <text:p text:style-name="P75"/>
      <text:p text:style-name="P75"/>
      <text:h text:style-name="P93" text:outline-level="3"><text:change text:change-id="ct1571096016"/><text:span text:style-name="Teletype"><text:span text:style-name="T13">Example Usage</text:span></text:span></text:h>
      <text:p text:style-name="P44"><text:span text:style-name="Teletype"><text:span text:style-name="T4"/></text:span></text:p>
      <text:h text:style-name="P91" text:outline-level="3">Changelog</text:h>
      <text:p text:style-name="P44"><text:tab/><text:span text:style-name="T12">1.0 – Sylvestre Koumar &lt;</text:span><text:a xlink:type="simple" xlink:href="mailto:sylvestre.koumar@scilab.org"><text:span text:style-name="T12">sylvestre.koumar@scilab.org</text:span></text:a><text:span text:style-name="T12">&gt; Initial version</text:span></text:p>
      <text:h text:style-name="P91" text:outline-level="3">Copyright</text:h>
      <text:p text:style-name="Standard"><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2:14</dc:date>
    <meta:editing-cycles>2244</meta:editing-cycles>
    <meta:editing-duration>P7DT2H31M12S</meta:editing-duration>
    <dc:creator>Eric Gallager</dc:creator>
    <meta:document-statistic meta:table-count="46" meta:image-count="8" meta:object-count="0" meta:page-count="33" meta:paragraph-count="499" meta:word-count="2744" meta:character-count="15487"/>
    <meta:user-defined meta:name="Info 1"/>
    <meta:user-defined meta:name="Info 2"/>
    <meta:user-defined meta:name="Info 3"/>
    <meta:user-defined meta:name="Info 4"/>
  </office:meta>
</office:document-meta>
</file>